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Mono" svg:font-family="'DejaVu Sans Mono'"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9b777"/>
    </style:style>
    <style:style style:name="P2" style:family="paragraph" style:parent-style-name="Standard">
      <style:paragraph-properties fo:text-align="start" style:justify-single-word="false"/>
      <style:text-properties officeooo:paragraph-rsid="000ab5ec"/>
    </style:style>
    <style:style style:name="P3" style:family="paragraph" style:parent-style-name="Standard">
      <style:paragraph-properties fo:text-align="start" style:justify-single-word="false"/>
      <style:text-properties officeooo:paragraph-rsid="000d86dc"/>
    </style:style>
    <style:style style:name="P4" style:family="paragraph" style:parent-style-name="Standard">
      <style:paragraph-properties fo:text-align="start" style:justify-single-word="false"/>
      <style:text-properties officeooo:paragraph-rsid="004804fa"/>
    </style:style>
    <style:style style:name="P5" style:family="paragraph" style:parent-style-name="Standard">
      <style:paragraph-properties fo:text-align="start" style:justify-single-word="false"/>
      <style:text-properties officeooo:paragraph-rsid="006c0b84"/>
    </style:style>
    <style:style style:name="P6" style:family="paragraph" style:parent-style-name="Standard">
      <style:paragraph-properties fo:text-align="start" style:justify-single-word="false"/>
      <style:text-properties officeooo:paragraph-rsid="006cac6b"/>
    </style:style>
    <style:style style:name="P7" style:family="paragraph" style:parent-style-name="Standard">
      <style:paragraph-properties fo:text-align="start" style:justify-single-word="false"/>
      <style:text-properties officeooo:paragraph-rsid="006ecd56"/>
    </style:style>
    <style:style style:name="P8" style:family="paragraph" style:parent-style-name="Standard">
      <style:paragraph-properties fo:text-align="start" style:justify-single-word="false"/>
      <style:text-properties fo:color="#000000" fo:font-weight="bold" style:font-weight-asian="bold" style:font-weight-complex="bold"/>
    </style:style>
    <style:style style:name="P9" style:family="paragraph" style:parent-style-name="Standard">
      <style:paragraph-properties fo:text-align="start" style:justify-single-word="false"/>
      <style:text-properties fo:color="#000000" style:font-name="Liberation Sans"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fo:color="#000000" style:font-name="Liberation Sans" fo:font-size="14pt" style:font-size-asian="14pt" style:font-size-complex="14pt"/>
    </style:style>
    <style:style style:name="P11" style:family="paragraph" style:parent-style-name="Standard">
      <style:paragraph-properties fo:text-align="start" style:justify-single-word="false"/>
      <style:text-properties fo:color="#000000" style:font-name="Liberation Sans" fo:font-size="14pt" fo:font-weight="bold" officeooo:rsid="0009b777" officeooo:paragraph-rsid="0009b777"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Liberation Sans" fo:font-size="14pt" fo:font-weight="bold" officeooo:rsid="00180280" officeooo:paragraph-rsid="003803fe"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00" style:font-name="Liberation Sans" fo:font-size="14pt" fo:font-weight="bold" officeooo:rsid="00180280" officeooo:paragraph-rsid="003ac4e0"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000000" style:font-name="Liberation Sans" fo:font-size="14pt" fo:font-weight="bold" officeooo:rsid="00180280" officeooo:paragraph-rsid="003be254"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00000" style:font-name="Liberation Sans" fo:font-size="14pt" fo:font-weight="bold" officeooo:rsid="00180280" officeooo:paragraph-rsid="003ec5a1"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000000" style:font-name="Liberation Sans" fo:font-size="14pt" fo:font-weight="bold" officeooo:rsid="00180280" officeooo:paragraph-rsid="0041e199"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style:font-name="Liberation Sans" fo:font-size="14pt" fo:font-weight="normal" officeooo:rsid="00180280" officeooo:paragraph-rsid="003ec5a1"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style:font-name="Liberation Sans" fo:font-size="14pt" fo:font-weight="normal" officeooo:rsid="00180280" officeooo:paragraph-rsid="003be254"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Liberation Sans" fo:font-size="14pt" fo:font-weight="normal" officeooo:rsid="003be254" officeooo:paragraph-rsid="003be254"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Liberation Sans" fo:font-size="14pt" fo:font-weight="normal" officeooo:rsid="003ac4e0" officeooo:paragraph-rsid="003803f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Liberation Sans" fo:font-size="14pt" fo:font-weight="normal" officeooo:rsid="0041e199" officeooo:paragraph-rsid="003ec5a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Liberation Sans" fo:font-size="14pt" fo:font-weight="normal" officeooo:rsid="0041e199" officeooo:paragraph-rsid="0041e199"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officeooo:paragraph-rsid="0009b777" style:font-size-asian="14pt" style:font-size-complex="14pt"/>
    </style:style>
    <style:style style:name="P24" style:family="paragraph" style:parent-style-name="Standard">
      <style:paragraph-properties fo:text-align="start" style:justify-single-word="false"/>
      <style:text-properties fo:font-size="14pt" officeooo:paragraph-rsid="00180280" style:font-size-asian="14pt" style:font-size-complex="14pt"/>
    </style:style>
    <style:style style:name="P25" style:family="paragraph" style:parent-style-name="Standard">
      <style:paragraph-properties fo:text-align="start" style:justify-single-word="false"/>
      <style:text-properties fo:font-size="14pt" officeooo:paragraph-rsid="0019f259" style:font-size-asian="14pt" style:font-size-complex="14pt"/>
    </style:style>
    <style:style style:name="P26" style:family="paragraph" style:parent-style-name="Standard">
      <style:paragraph-properties fo:text-align="start" style:justify-single-word="false"/>
      <style:text-properties fo:font-size="14pt" officeooo:rsid="0012c7e0" officeooo:paragraph-rsid="0012c7e0" style:font-size-asian="14pt" style:font-size-complex="14pt"/>
    </style:style>
    <style:style style:name="P27" style:family="paragraph" style:parent-style-name="Standard">
      <style:paragraph-properties fo:text-align="start" style:justify-single-word="false"/>
      <style:text-properties fo:font-size="14pt" officeooo:rsid="0012c7e0" officeooo:paragraph-rsid="00160eb2" style:font-size-asian="14pt" style:font-size-complex="14pt"/>
    </style:style>
    <style:style style:name="P28" style:family="paragraph" style:parent-style-name="Standard">
      <style:paragraph-properties fo:text-align="start" style:justify-single-word="false"/>
      <style:text-properties fo:font-size="14pt" officeooo:rsid="0012c7e0" officeooo:paragraph-rsid="003803fe" style:font-size-asian="14pt" style:font-size-complex="14pt"/>
    </style:style>
    <style:style style:name="P29" style:family="paragraph" style:parent-style-name="Standard">
      <style:paragraph-properties fo:text-align="start" style:justify-single-word="false"/>
      <style:text-properties fo:font-size="14pt" officeooo:rsid="0014119c" officeooo:paragraph-rsid="0014119c" style:font-size-asian="14pt" style:font-size-complex="14pt"/>
    </style:style>
    <style:style style:name="P30" style:family="paragraph" style:parent-style-name="Standard">
      <style:paragraph-properties fo:text-align="start" style:justify-single-word="false"/>
      <style:text-properties fo:font-size="14pt" officeooo:rsid="0014119c" officeooo:paragraph-rsid="003803fe" style:font-size-asian="14pt" style:font-size-complex="14pt"/>
    </style:style>
    <style:style style:name="P31" style:family="paragraph" style:parent-style-name="Standard">
      <style:paragraph-properties fo:text-align="start" style:justify-single-word="false"/>
      <style:text-properties fo:font-size="14pt" officeooo:rsid="00160eb2" officeooo:paragraph-rsid="00160eb2" style:font-size-asian="14pt" style:font-size-complex="14pt"/>
    </style:style>
    <style:style style:name="P32" style:family="paragraph" style:parent-style-name="Standard">
      <style:paragraph-properties fo:text-align="start" style:justify-single-word="false"/>
      <style:text-properties fo:font-size="14pt" officeooo:rsid="00160eb2" officeooo:paragraph-rsid="00180280" style:font-size-asian="14pt" style:font-size-complex="14pt"/>
    </style:style>
    <style:style style:name="P33" style:family="paragraph" style:parent-style-name="Standard">
      <style:paragraph-properties fo:text-align="start" style:justify-single-word="false"/>
      <style:text-properties fo:font-size="14pt" officeooo:rsid="00160eb2" officeooo:paragraph-rsid="0018b58a" style:font-size-asian="14pt" style:font-size-complex="14pt"/>
    </style:style>
    <style:style style:name="P34" style:family="paragraph" style:parent-style-name="Standard">
      <style:paragraph-properties fo:text-align="start" style:justify-single-word="false"/>
      <style:text-properties fo:font-size="14pt" officeooo:rsid="00160eb2" officeooo:paragraph-rsid="0019f259" style:font-size-asian="14pt" style:font-size-complex="14pt"/>
    </style:style>
    <style:style style:name="P35" style:family="paragraph" style:parent-style-name="Standard">
      <style:paragraph-properties fo:text-align="start" style:justify-single-word="false"/>
      <style:text-properties fo:font-size="14pt" officeooo:rsid="00160eb2" officeooo:paragraph-rsid="003803fe" style:font-size-asian="14pt" style:font-size-complex="14pt"/>
    </style:style>
    <style:style style:name="P36" style:family="paragraph" style:parent-style-name="Standard">
      <style:paragraph-properties fo:text-align="start" style:justify-single-word="false"/>
      <style:text-properties fo:font-size="14pt" officeooo:rsid="00180280" officeooo:paragraph-rsid="00180280" style:font-size-asian="14pt" style:font-size-complex="14pt"/>
    </style:style>
    <style:style style:name="P37" style:family="paragraph" style:parent-style-name="Standard">
      <style:paragraph-properties fo:text-align="start" style:justify-single-word="false"/>
      <style:text-properties fo:font-size="14pt" officeooo:rsid="00180280" officeooo:paragraph-rsid="0019f259" style:font-size-asian="14pt" style:font-size-complex="14pt"/>
    </style:style>
    <style:style style:name="P38" style:family="paragraph" style:parent-style-name="Standard">
      <style:paragraph-properties fo:text-align="start" style:justify-single-word="false"/>
      <style:text-properties fo:font-size="14pt" officeooo:rsid="00180280" officeooo:paragraph-rsid="001abc34" style:font-size-asian="14pt" style:font-size-complex="14pt"/>
    </style:style>
    <style:style style:name="P39" style:family="paragraph" style:parent-style-name="Standard">
      <style:paragraph-properties fo:text-align="start" style:justify-single-word="false"/>
      <style:text-properties fo:font-size="14pt" officeooo:rsid="00180280" officeooo:paragraph-rsid="003803fe" style:font-size-asian="14pt" style:font-size-complex="14pt"/>
    </style:style>
    <style:style style:name="P40" style:family="paragraph" style:parent-style-name="Standard">
      <style:paragraph-properties fo:text-align="start" style:justify-single-word="false"/>
      <style:text-properties fo:font-size="14pt" officeooo:rsid="001abc34" officeooo:paragraph-rsid="001abc34" style:font-size-asian="14pt" style:font-size-complex="14pt"/>
    </style:style>
    <style:style style:name="P41" style:family="paragraph" style:parent-style-name="Standard">
      <style:paragraph-properties fo:text-align="start" style:justify-single-word="false"/>
      <style:text-properties fo:font-size="14pt" officeooo:rsid="001abc34" officeooo:paragraph-rsid="001b788a" style:font-size-asian="14pt" style:font-size-complex="14pt"/>
    </style:style>
    <style:style style:name="P42" style:family="paragraph" style:parent-style-name="Standard">
      <style:paragraph-properties fo:text-align="start" style:justify-single-word="false"/>
      <style:text-properties fo:font-size="14pt" officeooo:rsid="001b788a" officeooo:paragraph-rsid="001b788a" style:font-size-asian="14pt" style:font-size-complex="14pt"/>
    </style:style>
    <style:style style:name="P43" style:family="paragraph" style:parent-style-name="Standard">
      <style:paragraph-properties fo:text-align="start" style:justify-single-word="false"/>
      <style:text-properties fo:font-size="14pt" officeooo:rsid="003803fe" officeooo:paragraph-rsid="003803fe" style:font-size-asian="14pt" style:font-size-complex="14pt"/>
    </style:style>
    <style:style style:name="P44" style:family="paragraph" style:parent-style-name="Standard">
      <style:paragraph-properties fo:text-align="start" style:justify-single-word="false"/>
      <style:text-properties fo:font-size="14pt" officeooo:rsid="003990d9" officeooo:paragraph-rsid="003990d9" style:font-size-asian="14pt" style:font-size-complex="14pt"/>
    </style:style>
    <style:style style:name="P45" style:family="paragraph" style:parent-style-name="Standard">
      <style:paragraph-properties fo:text-align="start" style:justify-single-word="false"/>
      <style:text-properties fo:font-size="14pt" officeooo:rsid="003ac4e0" officeooo:paragraph-rsid="003ac4e0" style:font-size-asian="14pt" style:font-size-complex="14pt"/>
    </style:style>
    <style:style style:name="P46" style:family="paragraph" style:parent-style-name="Standard">
      <style:paragraph-properties fo:text-align="start" style:justify-single-word="false"/>
      <style:text-properties fo:font-size="14pt" fo:font-weight="bold" officeooo:rsid="001b788a" officeooo:paragraph-rsid="001b788a" style:font-size-asian="14pt" style:font-size-complex="14pt"/>
    </style:style>
    <style:style style:name="P4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09b777" officeooo:paragraph-rsid="0009b777" style:font-size-asian="14pt" style:font-size-complex="14pt"/>
    </style:style>
    <style:style style:name="P4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0ab5ec" officeooo:paragraph-rsid="000c4da6" style:font-size-asian="14pt" style:font-size-complex="14pt"/>
    </style:style>
    <style:style style:name="P4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0d86dc" officeooo:paragraph-rsid="000d86dc" style:font-size-asian="14pt" style:font-size-complex="14pt"/>
    </style:style>
    <style:style style:name="P5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0d86dc" officeooo:paragraph-rsid="001b788a" style:font-size-asian="14pt" style:font-size-complex="14pt"/>
    </style:style>
    <style:style style:name="P5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b788a" officeooo:paragraph-rsid="001b788a" style:font-size-asian="14pt" style:font-size-complex="14pt"/>
    </style:style>
    <style:style style:name="P5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b788a" officeooo:paragraph-rsid="001b788a"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b788a" officeooo:paragraph-rsid="001d33b0"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b788a" officeooo:paragraph-rsid="00265a41"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cfa2b" officeooo:paragraph-rsid="001cfa2b"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d33b0" officeooo:paragraph-rsid="001d33b0"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d33b0" officeooo:paragraph-rsid="001e7b17"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d33b0" officeooo:paragraph-rsid="0024f916"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d33b0" officeooo:paragraph-rsid="00265a41"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f920e" officeooo:paragraph-rsid="001f920e"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f920e" officeooo:paragraph-rsid="00204c95"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f920e" officeooo:paragraph-rsid="00265a41"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04c95" officeooo:paragraph-rsid="00204c95"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04c95" officeooo:paragraph-rsid="0021cd48"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04c95" officeooo:paragraph-rsid="00220e07"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04c95" officeooo:paragraph-rsid="002397d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20e07" officeooo:paragraph-rsid="00220e07"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20e07" officeooo:paragraph-rsid="002397d6"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24f916"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265a41"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220e07"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204c95"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328397"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32dca1"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33ea20"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351708"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3803fe"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420f23"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5db8b2"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ae493"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bfc8e"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c7997"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cac6b"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e5be0"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6ecd56"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a7bb" officeooo:paragraph-rsid="0071685f"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f916" officeooo:paragraph-rsid="0024f916"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f916" officeooo:paragraph-rsid="002637a8"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4f916" officeooo:paragraph-rsid="001d33b0"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265a41"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328397"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32dca1"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3803fe"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420f23"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74ae5" officeooo:paragraph-rsid="00274ae5"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74ae5" officeooo:paragraph-rsid="0028d4eb"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74ae5" officeooo:paragraph-rsid="002ebd43"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8d4eb" officeooo:paragraph-rsid="0028d4eb"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8d4eb" officeooo:paragraph-rsid="002ebd43"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90489" officeooo:paragraph-rsid="00290489"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afd27" officeooo:paragraph-rsid="002cd59b"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afd27" officeooo:paragraph-rsid="002ebd43"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afd27" officeooo:paragraph-rsid="00307a1b"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afd27" officeooo:paragraph-rsid="0031e563"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ebd43" officeooo:paragraph-rsid="002ebd43"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1e563" officeooo:paragraph-rsid="0031e563"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c935c" officeooo:paragraph-rsid="002cd59b"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28397" officeooo:paragraph-rsid="00328397"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2dca1" officeooo:paragraph-rsid="0032dca1"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3ea20" officeooo:paragraph-rsid="0033ea20"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3ea20" officeooo:paragraph-rsid="00351708"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51708" officeooo:paragraph-rsid="00351708"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65d34" officeooo:paragraph-rsid="00365d34"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1abc34" officeooo:paragraph-rsid="00265a41"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3803fe" officeooo:paragraph-rsid="003803fe"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1e199" officeooo:paragraph-rsid="0041e199"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1e199" officeooo:paragraph-rsid="00420f23"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20f23" officeooo:paragraph-rsid="0041e199"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3b3dd" officeooo:paragraph-rsid="0043b3dd"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3e5e4" officeooo:paragraph-rsid="0043e5e4"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57aff" officeooo:paragraph-rsid="004804fa"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4836ef"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4dcf1e"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4e6369"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53c47e"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5784b9"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5a864b"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836ef" officeooo:paragraph-rsid="005af7c1"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e6369" officeooo:paragraph-rsid="004e6369"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e6369" officeooo:paragraph-rsid="00506251"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e6369" officeooo:paragraph-rsid="00525068"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e6369" officeooo:paragraph-rsid="0053c47e"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4e6369" officeooo:paragraph-rsid="005784b9" style:font-size-asian="14pt" style:font-weight-asian="normal" style:font-size-complex="14pt" style:font-weight-complex="normal"/>
    </style:style>
    <style:style style:name="P13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3c47e" officeooo:paragraph-rsid="0053c47e"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3c47e" officeooo:paragraph-rsid="005577e7"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3c47e" officeooo:paragraph-rsid="005784b9" style:font-size-asian="14pt" style:font-weight-asian="normal" style:font-size-complex="14pt" style:font-weight-complex="normal"/>
    </style:style>
    <style:style style:name="P13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784b9" officeooo:paragraph-rsid="005784b9" style:font-size-asian="14pt" style:font-weight-asian="normal" style:font-size-complex="14pt" style:font-weight-complex="normal"/>
    </style:style>
    <style:style style:name="P13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784b9" officeooo:paragraph-rsid="00592d19" style:font-size-asian="14pt" style:font-weight-asian="normal" style:font-size-complex="14pt" style:font-weight-complex="normal"/>
    </style:style>
    <style:style style:name="P13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784b9" officeooo:paragraph-rsid="005a864b" style:font-size-asian="14pt" style:font-weight-asian="normal" style:font-size-complex="14pt" style:font-weight-complex="normal"/>
    </style:style>
    <style:style style:name="P14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db8b2" officeooo:paragraph-rsid="005db8b2" style:font-size-asian="14pt" style:font-weight-asian="normal" style:font-size-complex="14pt" style:font-weight-complex="normal"/>
    </style:style>
    <style:style style:name="P14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db8b2" officeooo:paragraph-rsid="0060c57b" style:font-size-asian="14pt" style:font-weight-asian="normal" style:font-size-complex="14pt" style:font-weight-complex="normal"/>
    </style:style>
    <style:style style:name="P14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db8b2" officeooo:paragraph-rsid="006cac6b" style:font-size-asian="14pt" style:font-weight-asian="normal" style:font-size-complex="14pt" style:font-weight-complex="normal"/>
    </style:style>
    <style:style style:name="P14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db8b2" officeooo:paragraph-rsid="006e5be0"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06251" officeooo:paragraph-rsid="00506251"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25068" officeooo:paragraph-rsid="00525068"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577e7" officeooo:paragraph-rsid="005577e7"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5a864b" officeooo:paragraph-rsid="005a864b"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203d3" officeooo:paragraph-rsid="006203d3"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203d3" officeooo:paragraph-rsid="006cac6b" style:font-size-asian="14pt" style:font-weight-asian="normal" style:font-size-complex="14pt" style:font-weight-complex="normal"/>
    </style:style>
    <style:style style:name="P15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2bb1f" officeooo:paragraph-rsid="0062bb1f"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2bb1f" officeooo:paragraph-rsid="006cac6b"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4b279" officeooo:paragraph-rsid="0064b279"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4b279" officeooo:paragraph-rsid="006cac6b" style:font-size-asian="14pt" style:font-weight-asian="normal" style:font-size-complex="14pt" style:font-weight-complex="normal"/>
    </style:style>
    <style:style style:name="P15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800b3" officeooo:paragraph-rsid="006800b3" style:font-size-asian="14pt" style:font-weight-asian="normal" style:font-size-complex="14pt" style:font-weight-complex="normal"/>
    </style:style>
    <style:style style:name="P15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800b3" officeooo:paragraph-rsid="006cac6b"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9d955" officeooo:paragraph-rsid="0069d955" style:font-size-asian="14pt" style:font-weight-asian="normal" style:font-size-complex="14pt" style:font-weight-complex="normal"/>
    </style:style>
    <style:style style:name="P15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9d955" officeooo:paragraph-rsid="006ae493"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9d955" officeooo:paragraph-rsid="006cac6b"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bfc8e" officeooo:paragraph-rsid="006bfc8e"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bfc8e" officeooo:paragraph-rsid="006c0b84"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c7997" officeooo:paragraph-rsid="006c7997"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cac6b" officeooo:paragraph-rsid="006cac6b"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e5be0" officeooo:paragraph-rsid="006e5be0"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09b777" officeooo:paragraph-rsid="0009b777"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09b777" officeooo:paragraph-rsid="001b788a" style:font-size-asian="14pt" style:font-weight-asian="bold" style:font-size-complex="14pt" style:font-weight-complex="bold"/>
    </style:style>
    <style:style style:name="P16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paragraph-rsid="0009b777"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1f920e" officeooo:paragraph-rsid="001f920e"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65a41" officeooo:paragraph-rsid="00265a41" style:font-size-asian="14pt" style:font-weight-asian="bold" style:font-size-complex="14pt" style:font-weight-complex="bold"/>
    </style:style>
    <style:style style:name="P16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65a41" officeooo:paragraph-rsid="0032dca1"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1b788a" officeooo:paragraph-rsid="001b788a" style:font-size-asian="14pt" style:font-weight-asian="bold" style:font-size-complex="14pt" style:font-weight-complex="bold"/>
    </style:style>
    <style:style style:name="P17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1abc34" officeooo:paragraph-rsid="001f920e" style:font-size-asian="14pt" style:font-weight-asian="bold" style:font-size-complex="14pt" style:font-weight-complex="bold"/>
    </style:style>
    <style:style style:name="P17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1abc34" officeooo:paragraph-rsid="00204c95" style:font-size-asian="14pt" style:font-weight-asian="bold" style:font-size-complex="14pt" style:font-weight-complex="bold"/>
    </style:style>
    <style:style style:name="P17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1cd48" officeooo:paragraph-rsid="0021cd48" style:font-size-asian="14pt" style:font-weight-asian="bold" style:font-size-complex="14pt" style:font-weight-complex="bold"/>
    </style:style>
    <style:style style:name="P17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4f916" officeooo:paragraph-rsid="00265a41" style:font-size-asian="14pt" style:font-weight-asian="bold" style:font-size-complex="14pt" style:font-weight-complex="bold"/>
    </style:style>
    <style:style style:name="P17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8d4eb" officeooo:paragraph-rsid="00274ae5" style:font-size-asian="14pt" style:font-weight-asian="bold" style:font-size-complex="14pt" style:font-weight-complex="bold"/>
    </style:style>
    <style:style style:name="P17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28d4eb" officeooo:paragraph-rsid="002ebd43" style:font-size-asian="14pt" style:font-weight-asian="bold" style:font-size-complex="14pt" style:font-weight-complex="bold"/>
    </style:style>
    <style:style style:name="P17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33ea20" officeooo:paragraph-rsid="0033ea20" style:font-size-asian="14pt" style:font-weight-asian="bold" style:font-size-complex="14pt" style:font-weight-complex="bold"/>
    </style:style>
    <style:style style:name="P178"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41e199" officeooo:paragraph-rsid="0041e199" style:font-size-asian="14pt" style:font-weight-asian="bold" style:font-size-complex="14pt" style:font-weight-complex="bold"/>
    </style:style>
    <style:style style:name="P179"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62bb1f" officeooo:paragraph-rsid="006203d3" style:font-size-asian="14pt" style:font-weight-asian="bold" style:font-size-complex="14pt" style:font-weight-complex="bold"/>
    </style:style>
    <style:style style:name="P180"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62bb1f" officeooo:paragraph-rsid="006cac6b" style:font-size-asian="14pt" style:font-weight-asian="bold" style:font-size-complex="14pt" style:font-weight-complex="bold"/>
    </style:style>
    <style:style style:name="P18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6800b3" officeooo:paragraph-rsid="006800b3" style:font-size-asian="14pt" style:font-weight-asian="bold" style:font-size-complex="14pt" style:font-weight-complex="bold"/>
    </style:style>
    <style:style style:name="P18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6800b3" officeooo:paragraph-rsid="006cac6b" style:font-size-asian="14pt" style:font-weight-asian="bold" style:font-size-complex="14pt" style:font-weight-complex="bold"/>
    </style:style>
    <style:style style:name="P18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bold" officeooo:rsid="006cac6b" officeooo:paragraph-rsid="006cac6b" style:font-size-asian="14pt" style:font-weight-asian="bold" style:font-size-complex="14pt" style:font-weight-complex="bold"/>
    </style:style>
    <style:style style:name="P184" style:family="paragraph" style:parent-style-name="Standard">
      <style:paragraph-properties fo:text-align="start" style:justify-single-word="false"/>
      <style:text-properties fo:font-weight="normal" officeooo:paragraph-rsid="00328397" style:font-weight-asian="normal" style:font-weight-complex="normal"/>
    </style:style>
    <style:style style:name="P185" style:family="paragraph" style:parent-style-name="Preformatted_20_Text">
      <style:paragraph-properties fo:text-align="start" style:justify-single-word="false"/>
      <style:text-properties fo:font-variant="normal" fo:text-transform="none" fo:color="#000000" style:font-name="Liberation Sans" fo:font-size="14pt" fo:letter-spacing="normal" fo:font-style="normal" fo:font-weight="bold" officeooo:paragraph-rsid="0009b777" style:font-size-asian="14pt" style:font-weight-asian="bold" style:font-size-complex="14pt" style:font-weight-complex="bold"/>
    </style:style>
    <style:style style:name="P186" style:family="paragraph" style:parent-style-name="Heading_20_3">
      <style:paragraph-properties fo:text-align="start" style:justify-single-word="false"/>
      <style:text-properties fo:font-size="16pt" fo:font-weight="bold" officeooo:rsid="0009c461" officeooo:paragraph-rsid="00742a98" style:font-size-asian="16pt" style:font-weight-asian="bold" style:font-size-complex="16pt" style:font-weight-complex="bold"/>
    </style:style>
    <style:style style:name="P187" style:family="paragraph" style:parent-style-name="Preformatted_20_Text" style:list-style-name="L7">
      <style:text-properties officeooo:paragraph-rsid="0072b7b5"/>
    </style:style>
    <style:style style:name="P188" style:family="paragraph" style:parent-style-name="Preformatted_20_Text" style:list-style-name="L11">
      <style:text-properties officeooo:paragraph-rsid="00742a98"/>
    </style:style>
    <style:style style:name="P189" style:family="paragraph" style:parent-style-name="Preformatted_20_Text" style:list-style-name="L7">
      <style:paragraph-properties fo:margin-top="0cm" fo:margin-bottom="0.499cm" loext:contextual-spacing="false"/>
      <style:text-properties officeooo:paragraph-rsid="0072b7b5"/>
    </style:style>
    <style:style style:name="P190" style:family="paragraph" style:parent-style-name="Preformatted_20_Text" style:list-style-name="L11">
      <style:paragraph-properties fo:margin-top="0cm" fo:margin-bottom="0.499cm" loext:contextual-spacing="false"/>
      <style:text-properties officeooo:paragraph-rsid="00742a98"/>
    </style:style>
    <style:style style:name="P191"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6bfc8e" style:font-size-asian="14pt" style:font-weight-asian="normal" style:font-size-complex="14pt" style:font-weight-complex="normal"/>
    </style:style>
    <style:style style:name="P192"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6c7997" style:font-size-asian="14pt" style:font-weight-asian="normal" style:font-size-complex="14pt" style:font-weight-complex="normal"/>
    </style:style>
    <style:style style:name="P193"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6cac6b"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265a41" officeooo:paragraph-rsid="006e5be0"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c0b84" officeooo:paragraph-rsid="006c0b84" style:font-size-asian="14pt" style:font-weight-asian="normal" style:font-size-complex="14pt" style:font-weight-complex="normal"/>
    </style:style>
    <style:style style:name="P196"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6ecd56" officeooo:paragraph-rsid="006ecd56"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fo:font-variant="normal" fo:text-transform="none" fo:color="#000000" style:font-name="Liberation Sans" fo:font-size="14pt" fo:letter-spacing="normal" fo:font-style="normal" fo:font-weight="normal" officeooo:rsid="0076b721" officeooo:paragraph-rsid="0076b721"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officeooo:rsid="0071685f" officeooo:paragraph-rsid="0071685f"/>
    </style:style>
    <style:style style:name="P199" style:family="paragraph" style:parent-style-name="Standard">
      <style:paragraph-properties fo:text-align="start" style:justify-single-word="false"/>
      <style:text-properties officeooo:rsid="000be9da" officeooo:paragraph-rsid="0072b7b5"/>
    </style:style>
    <style:style style:name="P200" style:family="paragraph" style:parent-style-name="Text_20_body">
      <style:text-properties officeooo:rsid="000be9da" officeooo:paragraph-rsid="0072b7b5"/>
    </style:style>
    <style:style style:name="P201" style:family="paragraph" style:parent-style-name="Text_20_body">
      <style:text-properties officeooo:rsid="000be9da" officeooo:paragraph-rsid="00742a98"/>
    </style:style>
    <style:style style:name="P202" style:family="paragraph" style:parent-style-name="Text_20_body" style:list-style-name="L1">
      <style:text-properties officeooo:paragraph-rsid="0072b7b5"/>
    </style:style>
    <style:style style:name="P203" style:family="paragraph" style:parent-style-name="Text_20_body" style:list-style-name="L1">
      <style:text-properties officeooo:paragraph-rsid="00742a98"/>
    </style:style>
    <style:style style:name="P204" style:family="paragraph" style:parent-style-name="Text_20_body" style:list-style-name="L6">
      <style:text-properties officeooo:paragraph-rsid="0072b7b5"/>
    </style:style>
    <style:style style:name="P205" style:family="paragraph" style:parent-style-name="Text_20_body" style:list-style-name="L7">
      <style:text-properties officeooo:paragraph-rsid="0072b7b5"/>
    </style:style>
    <style:style style:name="P206" style:family="paragraph" style:parent-style-name="Text_20_body" style:list-style-name="L8">
      <style:text-properties officeooo:paragraph-rsid="0072b7b5"/>
    </style:style>
    <style:style style:name="P207" style:family="paragraph" style:parent-style-name="Text_20_body" style:list-style-name="L9">
      <style:text-properties officeooo:paragraph-rsid="0072b7b5"/>
    </style:style>
    <style:style style:name="P208" style:family="paragraph" style:parent-style-name="Text_20_body">
      <style:text-properties officeooo:paragraph-rsid="0072b7b5"/>
    </style:style>
    <style:style style:name="P209" style:family="paragraph" style:parent-style-name="Text_20_body" style:list-style-name="L13">
      <style:paragraph-properties fo:text-align="start" style:justify-single-word="false"/>
      <style:text-properties officeooo:paragraph-rsid="00742a98"/>
    </style:style>
    <style:style style:name="P210" style:family="paragraph" style:parent-style-name="Text_20_body" style:list-style-name="L1">
      <style:text-properties officeooo:rsid="000d4140" officeooo:paragraph-rsid="00742a98"/>
    </style:style>
    <style:style style:name="P211" style:family="paragraph" style:parent-style-name="Text_20_body" style:list-style-name="L10">
      <style:text-properties officeooo:paragraph-rsid="00742a98"/>
    </style:style>
    <style:style style:name="P212" style:family="paragraph" style:parent-style-name="Text_20_body" style:list-style-name="L11">
      <style:text-properties officeooo:paragraph-rsid="00742a98"/>
    </style:style>
    <style:style style:name="P213" style:family="paragraph" style:parent-style-name="Text_20_body" style:list-style-name="L12">
      <style:text-properties officeooo:paragraph-rsid="00742a98"/>
    </style:style>
    <style:style style:name="P214" style:family="paragraph" style:parent-style-name="Text_20_body" style:list-style-name="L13">
      <style:text-properties officeooo:paragraph-rsid="00742a98"/>
    </style:style>
    <style:style style:name="P215" style:family="paragraph" style:parent-style-name="Text_20_body">
      <style:text-properties officeooo:paragraph-rsid="00742a98"/>
    </style:style>
    <style:style style:name="T1" style:family="text">
      <style:text-properties style:font-name="Liberation Sans" fo:font-size="14pt" fo:font-weight="normal" officeooo:rsid="000e0594" style:font-size-asian="12.25pt" style:font-weight-asian="normal" style:font-size-complex="14pt" style:font-weight-complex="normal"/>
    </style:style>
    <style:style style:name="T2" style:family="text">
      <style:text-properties style:font-name="Liberation Sans" fo:font-size="14pt" fo:font-weight="normal" officeooo:rsid="000fc017" style:font-size-asian="12.25pt" style:font-weight-asian="normal" style:font-size-complex="14pt" style:font-weight-complex="normal"/>
    </style:style>
    <style:style style:name="T3" style:family="text">
      <style:text-properties style:font-name="Liberation Sans" fo:font-size="16pt" style:font-size-asian="16pt" style:font-size-complex="16pt"/>
    </style:style>
    <style:style style:name="T4" style:family="text">
      <style:text-properties style:font-name="Liberation Sans" fo:font-size="16pt" officeooo:rsid="000e0594" style:font-size-asian="16pt" style:font-size-complex="16pt"/>
    </style:style>
    <style:style style:name="T5" style:family="text">
      <style:text-properties fo:font-variant="normal" fo:text-transform="none" fo:color="#000000" style:font-name="Liberation Sans" fo:font-size="14pt" fo:letter-spacing="normal" fo:font-style="normal" fo:font-weight="normal" style:font-size-asian="14pt" style:font-size-complex="14pt"/>
    </style:style>
    <style:style style:name="T6" style:family="text">
      <style:text-properties fo:font-variant="normal" fo:text-transform="none" fo:color="#000000" style:font-name="Liberation Sans" fo:font-size="14pt" fo:letter-spacing="normal" fo:font-style="normal" fo:font-weight="normal" officeooo:rsid="0009b777" style:font-size-asian="14pt" style:font-size-complex="14pt"/>
    </style:style>
    <style:style style:name="T7" style:family="text">
      <style:text-properties fo:font-variant="normal" fo:text-transform="none" fo:color="#000000" style:font-name="Liberation Sans" fo:font-size="14pt" fo:letter-spacing="normal" fo:font-style="normal" fo:font-weight="normal" officeooo:rsid="000ab5ec" style:font-size-asian="14pt" style:font-size-complex="14pt"/>
    </style:style>
    <style:style style:name="T8" style:family="text">
      <style:text-properties fo:font-variant="normal" fo:text-transform="none" fo:color="#000000" style:font-name="Liberation Sans" fo:font-size="14pt" fo:letter-spacing="normal" fo:font-style="normal" fo:font-weight="normal" officeooo:rsid="000c4da6" style:font-size-asian="14pt" style:font-size-complex="14pt"/>
    </style:style>
    <style:style style:name="T9" style:family="text">
      <style:text-properties fo:font-variant="normal" fo:text-transform="none" fo:color="#000000" style:font-name="Liberation Sans" fo:font-size="14pt" fo:letter-spacing="normal" fo:font-style="normal" fo:font-weight="normal" officeooo:rsid="000d86dc" style:font-size-asian="14pt" style:font-size-complex="14pt"/>
    </style:style>
    <style:style style:name="T10" style:family="text">
      <style:text-properties fo:font-variant="normal" fo:text-transform="none" fo:color="#000000" style:font-name="Liberation Sans" fo:font-size="14pt" fo:letter-spacing="normal" fo:font-style="normal" fo:font-weight="normal" officeooo:rsid="001b788a" style:font-size-asian="14pt" style:font-size-complex="14pt"/>
    </style:style>
    <style:style style:name="T11" style:family="text">
      <style:text-properties fo:font-variant="normal" fo:text-transform="none" fo:color="#000000" style:font-name="Liberation Sans" fo:font-size="14pt" fo:letter-spacing="normal" fo:font-style="normal" fo:font-weight="normal" style:font-size-asian="14pt" style:font-weight-asian="normal" style:font-size-complex="14pt" style:font-weight-complex="normal"/>
    </style:style>
    <style:style style:name="T12" style:family="text">
      <style:text-properties fo:font-variant="normal" fo:text-transform="none" fo:color="#000000" style:font-name="Liberation Sans" fo:font-size="14pt" fo:letter-spacing="normal" fo:font-style="normal" fo:font-weight="normal" officeooo:rsid="006c0b84" style:font-size-asian="14pt" style:font-weight-asian="normal" style:font-size-complex="14pt" style:font-weight-complex="normal"/>
    </style:style>
    <style:style style:name="T13" style:family="text">
      <style:text-properties fo:font-variant="normal" fo:text-transform="none" fo:color="#000000" style:font-name="Liberation Sans" fo:font-size="14pt" fo:letter-spacing="normal" fo:font-style="normal" fo:font-weight="normal" officeooo:rsid="0024a7bb" style:font-size-asian="14pt" style:font-weight-asian="normal" style:font-size-complex="14pt" style:font-weight-complex="normal"/>
    </style:style>
    <style:style style:name="T14" style:family="text">
      <style:text-properties fo:font-variant="normal" fo:text-transform="none" fo:color="#000000" style:font-name="Liberation Sans" fo:font-size="14pt" fo:letter-spacing="normal" fo:font-style="normal" fo:font-weight="normal" officeooo:rsid="006e5be0" style:font-size-asian="14pt" style:font-weight-asian="normal" style:font-size-complex="14pt" style:font-weight-complex="normal"/>
    </style:style>
    <style:style style:name="T15" style:family="text">
      <style:text-properties fo:font-variant="normal" fo:text-transform="none" fo:color="#000000" style:font-name="Liberation Sans" fo:font-size="14pt" fo:letter-spacing="normal" fo:font-style="normal" fo:font-weight="normal" officeooo:rsid="006ecd56" style:font-size-asian="14pt" style:font-weight-asian="normal" style:font-size-complex="14pt" style:font-weight-complex="normal"/>
    </style:style>
    <style:style style:name="T16" style:family="text">
      <style:text-properties fo:font-variant="normal" fo:text-transform="none" fo:color="#000000" style:font-name="Liberation Sans" fo:font-size="14pt" fo:letter-spacing="normal" fo:font-style="normal" fo:font-weight="bold" style:font-size-asian="14pt" style:font-weight-asian="bold" style:font-size-complex="14pt" style:font-weight-complex="bold"/>
    </style:style>
    <style:style style:name="T17" style:family="text">
      <style:text-properties fo:font-variant="normal" fo:text-transform="none" fo:color="#000000" style:font-name="Liberation Sans" fo:font-size="14pt" fo:letter-spacing="normal" fo:font-style="normal" fo:font-weight="bold" officeooo:rsid="000ab5ec" style:font-size-asian="14pt" style:font-weight-asian="bold" style:font-size-complex="14pt" style:font-weight-complex="bold"/>
    </style:style>
    <style:style style:name="T18" style:family="text">
      <style:text-properties fo:font-variant="normal" fo:text-transform="none" fo:color="#000000" style:font-name="Liberation Sans" fo:font-size="14pt" fo:letter-spacing="normal" fo:font-style="normal" fo:font-weight="bold" officeooo:rsid="000c4da6" style:font-size-asian="14pt" style:font-weight-asian="bold" style:font-size-complex="14pt" style:font-weight-complex="bold"/>
    </style:style>
    <style:style style:name="T19" style:family="text">
      <style:text-properties fo:font-variant="normal" fo:text-transform="none" fo:color="#000000" style:font-name="Liberation Sans" fo:font-size="14pt" fo:letter-spacing="normal" fo:font-style="normal" fo:font-weight="bold" officeooo:rsid="0009b777" style:font-size-asian="14pt" style:font-weight-asian="bold" style:font-size-complex="14pt" style:font-weight-complex="bold"/>
    </style:style>
    <style:style style:name="T20" style:family="text">
      <style:text-properties fo:font-variant="normal" fo:text-transform="none" fo:color="#000000" style:font-name="Liberation Sans" fo:font-size="14pt" fo:letter-spacing="normal" fo:font-style="normal" fo:font-weight="bold" officeooo:rsid="006bfc8e" style:font-size-asian="14pt" style:font-weight-asian="bold" style:font-size-complex="14pt" style:font-weight-complex="bold"/>
    </style:style>
    <style:style style:name="T21" style:family="text">
      <style:text-properties fo:font-variant="normal" fo:text-transform="none" fo:color="#000000" style:font-name="Liberation Sans" fo:font-size="14pt" fo:letter-spacing="normal" fo:font-style="normal" fo:font-weight="bold" officeooo:rsid="006e5be0" style:font-size-asian="14pt" style:font-weight-asian="bold" style:font-size-complex="14pt" style:font-weight-complex="bold"/>
    </style:style>
    <style:style style:name="T22" style:family="text">
      <style:text-properties fo:font-variant="normal" fo:text-transform="none" fo:color="#000000" style:font-name="Liberation Sans" fo:font-size="14pt" fo:letter-spacing="normal" fo:font-style="normal" fo:font-weight="bold" officeooo:rsid="006ecd56" style:font-size-asian="14pt" style:font-weight-asian="bold" style:font-size-complex="14pt" style:font-weight-complex="bold"/>
    </style:style>
    <style:style style:name="T23" style:family="text">
      <style:text-properties fo:font-variant="normal" fo:text-transform="none" fo:color="#000000" style:font-name="Liberation Sans" fo:font-size="14pt" fo:letter-spacing="normal" fo:font-style="normal" officeooo:rsid="00265a41" style:font-size-asian="14pt" style:font-size-complex="14pt"/>
    </style:style>
    <style:style style:name="T24" style:family="text">
      <style:text-properties fo:font-variant="normal" fo:text-transform="none" fo:color="#000000" style:font-name="Liberation Sans" fo:font-size="14pt" fo:letter-spacing="normal" fo:font-style="normal" officeooo:rsid="0032dca1" style:font-size-asian="14pt" style:font-size-complex="14pt"/>
    </style:style>
    <style:style style:name="T25" style:family="text">
      <style:text-properties fo:font-variant="normal" fo:text-transform="none" fo:color="#000000" style:font-name="Liberation Sans" fo:letter-spacing="normal" fo:font-style="normal" fo:font-weight="normal"/>
    </style:style>
    <style:style style:name="T26" style:family="text">
      <style:text-properties fo:font-variant="normal" fo:text-transform="none" fo:color="#000000" style:font-name="Liberation Sans" fo:letter-spacing="normal" fo:font-style="normal" fo:font-weight="normal" officeooo:rsid="001b788a"/>
    </style:style>
    <style:style style:name="T27" style:family="text">
      <style:text-properties fo:font-variant="normal" fo:text-transform="none" fo:color="#000000" style:font-name="Liberation Sans" fo:letter-spacing="normal" fo:font-style="normal" fo:font-weight="normal" style:font-weight-asian="normal" style:font-weight-complex="normal"/>
    </style:style>
    <style:style style:name="T28" style:family="text">
      <style:text-properties fo:font-variant="normal" fo:text-transform="none" fo:color="#000000" style:font-name="Liberation Sans" fo:letter-spacing="normal" fo:font-style="normal" fo:font-weight="normal" officeooo:rsid="000ab5ec" style:font-weight-asian="normal" style:font-weight-complex="normal"/>
    </style:style>
    <style:style style:name="T29" style:family="text">
      <style:text-properties fo:font-variant="normal" fo:text-transform="none" fo:color="#000000" style:font-name="Liberation Sans" fo:letter-spacing="normal" fo:font-style="normal" fo:font-weight="normal" officeooo:rsid="000c4da6" style:font-weight-asian="normal" style:font-weight-complex="normal"/>
    </style:style>
    <style:style style:name="T30" style:family="text">
      <style:text-properties fo:font-variant="normal" fo:text-transform="none" fo:color="#000000" style:font-name="Liberation Sans" fo:letter-spacing="normal" fo:font-style="normal" fo:font-weight="normal" officeooo:rsid="000d86dc" style:font-weight-asian="normal" style:font-weight-complex="normal"/>
    </style:style>
    <style:style style:name="T31" style:family="text">
      <style:text-properties fo:font-variant="normal" fo:text-transform="none" fo:color="#000000" style:font-name="Liberation Sans" fo:letter-spacing="normal" fo:font-style="normal" fo:font-weight="normal" officeooo:rsid="001b788a" style:font-weight-asian="normal" style:font-weight-complex="normal"/>
    </style:style>
    <style:style style:name="T32" style:family="text">
      <style:text-properties fo:font-variant="normal" fo:text-transform="none" fo:color="#000000" style:font-name="Liberation Sans" fo:letter-spacing="normal" fo:font-style="normal" fo:font-weight="normal" officeooo:rsid="000d86dc"/>
    </style:style>
    <style:style style:name="T33" style:family="text">
      <style:text-properties fo:font-variant="normal" fo:text-transform="none" fo:color="#000000" style:font-name="Liberation Sans" fo:letter-spacing="normal" fo:font-style="normal" fo:font-weight="normal" officeooo:rsid="001b788a" style:font-weight-asian="bold" style:font-weight-complex="bold"/>
    </style:style>
    <style:style style:name="T34" style:family="text">
      <style:text-properties fo:font-variant="normal" fo:text-transform="none" fo:color="#000000" style:font-name="Liberation Sans" fo:letter-spacing="normal" fo:font-style="normal" fo:font-weight="bold" style:font-weight-asian="bold" style:font-weight-complex="bold"/>
    </style:style>
    <style:style style:name="T35" style:family="text">
      <style:text-properties fo:font-variant="normal" fo:text-transform="none" fo:color="#000000" style:font-name="Liberation Sans" fo:letter-spacing="normal" fo:font-style="normal" fo:font-weight="bold" officeooo:rsid="001b788a" style:font-weight-asian="bold" style:font-weight-complex="bold"/>
    </style:style>
    <style:style style:name="T36" style:family="text">
      <style:text-properties fo:font-variant="normal" fo:text-transform="none" fo:color="#000000" style:font-name="Liberation Sans" fo:letter-spacing="normal" fo:font-style="normal" style:font-weight-asian="bold" style:font-weight-complex="bold"/>
    </style:style>
    <style:style style:name="T37" style:family="text">
      <style:text-properties fo:font-variant="normal" fo:text-transform="none" fo:color="#000000" style:font-name="Liberation Sans" fo:font-size="16pt" fo:letter-spacing="normal" fo:font-style="normal" officeooo:rsid="000be9da" style:font-size-asian="16pt" style:font-size-complex="16pt"/>
    </style:style>
    <style:style style:name="T38" style:family="text">
      <style:text-properties fo:font-variant="normal" fo:text-transform="none" fo:color="#000000" style:font-name="DejaVu Sans Mono" fo:font-size="12pt" fo:letter-spacing="normal" fo:font-style="normal" fo:font-weight="normal" officeooo:rsid="0009b777" style:font-size-asian="12pt" style:font-style-asian="normal" style:font-weight-asian="normal" style:font-size-complex="14pt"/>
    </style:style>
    <style:style style:name="T39" style:family="text">
      <style:text-properties fo:font-variant="normal" fo:text-transform="none" fo:color="#000000" style:font-name="DejaVu Sans Mono" fo:font-size="12pt" fo:letter-spacing="normal" fo:font-style="normal" fo:font-weight="normal" officeooo:rsid="000ab5ec" style:font-size-asian="12pt" style:font-style-asian="normal" style:font-weight-asian="normal" style:font-size-complex="14pt"/>
    </style:style>
    <style:style style:name="T40" style:family="text">
      <style:text-properties fo:font-variant="normal" fo:text-transform="none" fo:color="#000000" style:font-name="DejaVu Sans Mono" fo:font-size="12pt" fo:letter-spacing="normal" fo:font-style="normal" fo:font-weight="bold" officeooo:rsid="000ab5ec" style:font-size-asian="12pt" style:font-style-asian="normal" style:font-weight-asian="bold" style:font-size-complex="14pt"/>
    </style:style>
    <style:style style:name="T41" style:family="text">
      <style:text-properties fo:font-variant="normal" fo:text-transform="none" style:use-window-font-color="true" style:font-name="Liberation Sans" fo:font-size="14pt" fo:letter-spacing="normal" fo:font-style="normal" fo:font-weight="normal" officeooo:rsid="000c4da6" style:font-size-asian="14pt" style:font-size-complex="14pt"/>
    </style:style>
    <style:style style:name="T42" style:family="text">
      <style:text-properties fo:color="#000000" style:font-name="Liberation Sans" fo:font-size="14pt" officeooo:rsid="0009b777" style:font-size-asian="14pt" style:font-size-complex="14pt"/>
    </style:style>
    <style:style style:name="T43" style:family="text">
      <style:text-properties fo:color="#000000" style:font-name="Liberation Sans" fo:font-size="14pt" fo:font-weight="bold" officeooo:rsid="0009b777" style:font-size-asian="14pt" style:font-weight-asian="bold" style:font-size-complex="14pt" style:font-weight-complex="bold"/>
    </style:style>
    <style:style style:name="T44" style:family="text">
      <style:text-properties fo:color="#000000" style:font-name="Liberation Sans" officeooo:rsid="0009b777"/>
    </style:style>
    <style:style style:name="T45" style:family="text">
      <style:text-properties fo:color="#000000" style:font-name="Liberation Sans" fo:font-weight="bold" officeooo:rsid="0009b777" style:font-weight-asian="bold" style:font-weight-complex="bold"/>
    </style:style>
    <style:style style:name="T46" style:family="text">
      <style:text-properties fo:color="#000000" style:font-name="Liberation Sans" officeooo:rsid="001b788a"/>
    </style:style>
    <style:style style:name="T47" style:family="text">
      <style:text-properties fo:font-weight="bold" style:font-weight-asian="bold" style:font-weight-complex="bold"/>
    </style:style>
    <style:style style:name="T48" style:family="text">
      <style:text-properties fo:font-weight="bold" officeooo:rsid="00160eb2" style:font-weight-asian="bold" style:font-weight-complex="bold"/>
    </style:style>
    <style:style style:name="T49" style:family="text">
      <style:text-properties fo:font-weight="bold" officeooo:rsid="00180280" style:font-weight-asian="bold" style:font-weight-complex="bold"/>
    </style:style>
    <style:style style:name="T50" style:family="text">
      <style:text-properties fo:font-weight="bold" officeooo:rsid="001abc34" style:font-weight-asian="bold" style:font-weight-complex="bold"/>
    </style:style>
    <style:style style:name="T51" style:family="text">
      <style:text-properties fo:font-weight="bold" officeooo:rsid="0019f259" style:font-weight-asian="bold" style:font-weight-complex="bold"/>
    </style:style>
    <style:style style:name="T52" style:family="text">
      <style:text-properties fo:font-weight="bold" officeooo:rsid="001d33b0" style:font-weight-asian="bold" style:font-weight-complex="bold"/>
    </style:style>
    <style:style style:name="T53" style:family="text">
      <style:text-properties fo:font-weight="bold" officeooo:rsid="001e7b17" style:font-weight-asian="bold" style:font-weight-complex="bold"/>
    </style:style>
    <style:style style:name="T54" style:family="text">
      <style:text-properties fo:font-weight="bold" officeooo:rsid="0009b777" style:font-weight-asian="bold" style:font-weight-complex="bold"/>
    </style:style>
    <style:style style:name="T55" style:family="text">
      <style:text-properties fo:font-weight="bold" officeooo:rsid="00204c95" style:font-weight-asian="bold" style:font-weight-complex="bold"/>
    </style:style>
    <style:style style:name="T56" style:family="text">
      <style:text-properties fo:font-weight="bold" officeooo:rsid="0021cd48" style:font-weight-asian="bold" style:font-weight-complex="bold"/>
    </style:style>
    <style:style style:name="T57" style:family="text">
      <style:text-properties fo:font-weight="bold" officeooo:rsid="00220e07" style:font-weight-asian="bold" style:font-weight-complex="bold"/>
    </style:style>
    <style:style style:name="T58" style:family="text">
      <style:text-properties fo:font-weight="bold" officeooo:rsid="002397d6" style:font-weight-asian="bold" style:font-weight-complex="bold"/>
    </style:style>
    <style:style style:name="T59" style:family="text">
      <style:text-properties fo:font-weight="bold" officeooo:rsid="0024a7bb" style:font-weight-asian="bold" style:font-weight-complex="bold"/>
    </style:style>
    <style:style style:name="T60" style:family="text">
      <style:text-properties fo:font-weight="bold" officeooo:rsid="0024f916" style:font-weight-asian="bold" style:font-weight-complex="bold"/>
    </style:style>
    <style:style style:name="T61" style:family="text">
      <style:text-properties fo:font-weight="bold" officeooo:rsid="0025022e" style:font-weight-asian="bold" style:font-weight-complex="bold"/>
    </style:style>
    <style:style style:name="T62" style:family="text">
      <style:text-properties fo:font-weight="bold" officeooo:rsid="00265a41" style:font-weight-asian="bold" style:font-weight-complex="bold"/>
    </style:style>
    <style:style style:name="T63" style:family="text">
      <style:text-properties fo:font-weight="bold" officeooo:rsid="001f920e" style:font-weight-asian="bold" style:font-weight-complex="bold"/>
    </style:style>
    <style:style style:name="T64" style:family="text">
      <style:text-properties fo:font-weight="bold" officeooo:rsid="0028d4eb" style:font-weight-asian="bold" style:font-weight-complex="bold"/>
    </style:style>
    <style:style style:name="T65" style:family="text">
      <style:text-properties fo:font-weight="bold" officeooo:rsid="002afd27" style:font-weight-asian="bold" style:font-weight-complex="bold"/>
    </style:style>
    <style:style style:name="T66" style:family="text">
      <style:text-properties fo:font-weight="bold" officeooo:rsid="00274ae5" style:font-weight-asian="bold" style:font-weight-complex="bold"/>
    </style:style>
    <style:style style:name="T67" style:family="text">
      <style:text-properties fo:font-weight="bold" officeooo:rsid="002ebd43" style:font-weight-asian="bold" style:font-weight-complex="bold"/>
    </style:style>
    <style:style style:name="T68" style:family="text">
      <style:text-properties fo:font-weight="bold" officeooo:rsid="00307a1b" style:font-weight-asian="bold" style:font-weight-complex="bold"/>
    </style:style>
    <style:style style:name="T69" style:family="text">
      <style:text-properties fo:font-weight="bold" officeooo:rsid="0031e563" style:font-weight-asian="bold" style:font-weight-complex="bold"/>
    </style:style>
    <style:style style:name="T70" style:family="text">
      <style:text-properties fo:font-weight="bold" officeooo:rsid="0032dca1" style:font-weight-asian="bold" style:font-weight-complex="bold"/>
    </style:style>
    <style:style style:name="T71" style:family="text">
      <style:text-properties fo:font-weight="bold" officeooo:rsid="00351708" style:font-weight-asian="bold" style:font-weight-complex="bold"/>
    </style:style>
    <style:style style:name="T72" style:family="text">
      <style:text-properties fo:font-weight="bold" officeooo:rsid="004804fa" style:font-weight-asian="bold" style:font-weight-complex="bold"/>
    </style:style>
    <style:style style:name="T73" style:family="text">
      <style:text-properties fo:font-weight="bold" officeooo:rsid="0046aef1" style:font-weight-asian="bold" style:font-weight-complex="bold"/>
    </style:style>
    <style:style style:name="T74" style:family="text">
      <style:text-properties fo:font-weight="bold" officeooo:rsid="004836ef" style:font-weight-asian="bold" style:font-weight-complex="bold"/>
    </style:style>
    <style:style style:name="T75" style:family="text">
      <style:text-properties fo:font-weight="bold" officeooo:rsid="004dcf1e" style:font-weight-asian="bold" style:font-weight-complex="bold"/>
    </style:style>
    <style:style style:name="T76" style:family="text">
      <style:text-properties fo:font-weight="bold" officeooo:rsid="004e6369" style:font-weight-asian="bold" style:font-weight-complex="bold"/>
    </style:style>
    <style:style style:name="T77" style:family="text">
      <style:text-properties fo:font-weight="bold" officeooo:rsid="00506251" style:font-weight-asian="bold" style:font-weight-complex="bold"/>
    </style:style>
    <style:style style:name="T78" style:family="text">
      <style:text-properties fo:font-weight="bold" officeooo:rsid="0053c47e" style:font-weight-asian="bold" style:font-weight-complex="bold"/>
    </style:style>
    <style:style style:name="T79" style:family="text">
      <style:text-properties fo:font-weight="bold" officeooo:rsid="0055718d" style:font-weight-asian="bold" style:font-weight-complex="bold"/>
    </style:style>
    <style:style style:name="T80" style:family="text">
      <style:text-properties fo:font-weight="bold" officeooo:rsid="005784b9" style:font-weight-asian="bold" style:font-weight-complex="bold"/>
    </style:style>
    <style:style style:name="T81" style:family="text">
      <style:text-properties fo:font-weight="bold" officeooo:rsid="00592d19" style:font-weight-asian="bold" style:font-weight-complex="bold"/>
    </style:style>
    <style:style style:name="T82" style:family="text">
      <style:text-properties fo:font-weight="bold" officeooo:rsid="005a864b" style:font-weight-asian="bold" style:font-weight-complex="bold"/>
    </style:style>
    <style:style style:name="T83" style:family="text">
      <style:text-properties fo:font-weight="bold" officeooo:rsid="005db8b2" style:font-weight-asian="bold" style:font-weight-complex="bold"/>
    </style:style>
    <style:style style:name="T84" style:family="text">
      <style:text-properties fo:font-weight="bold" officeooo:rsid="0060c57b" style:font-weight-asian="bold" style:font-weight-complex="bold"/>
    </style:style>
    <style:style style:name="T85" style:family="text">
      <style:text-properties fo:font-weight="bold" officeooo:rsid="0062bb1f" style:font-weight-asian="bold" style:font-weight-complex="bold"/>
    </style:style>
    <style:style style:name="T86" style:family="text">
      <style:text-properties fo:font-weight="bold" officeooo:rsid="006800b3" style:font-weight-asian="bold" style:font-weight-complex="bold"/>
    </style:style>
    <style:style style:name="T87" style:family="text">
      <style:text-properties fo:font-weight="bold" officeooo:rsid="006bfc8e" style:font-weight-asian="bold" style:font-weight-complex="bold"/>
    </style:style>
    <style:style style:name="T88" style:family="text">
      <style:text-properties fo:font-weight="bold" officeooo:rsid="006c0b84" style:font-weight-asian="bold" style:font-weight-complex="bold"/>
    </style:style>
    <style:style style:name="T89" style:family="text">
      <style:text-properties fo:font-weight="bold" officeooo:rsid="006c7997" style:font-weight-asian="bold" style:font-weight-complex="bold"/>
    </style:style>
    <style:style style:name="T90" style:family="text">
      <style:text-properties fo:font-weight="bold" officeooo:rsid="006cac6b" style:font-weight-asian="bold" style:font-weight-complex="bold"/>
    </style:style>
    <style:style style:name="T91" style:family="text">
      <style:text-properties officeooo:rsid="0012c7e0"/>
    </style:style>
    <style:style style:name="T92" style:family="text">
      <style:text-properties officeooo:rsid="0014119c"/>
    </style:style>
    <style:style style:name="T93" style:family="text">
      <style:text-properties officeooo:rsid="00160eb2"/>
    </style:style>
    <style:style style:name="T94" style:family="text">
      <style:text-properties officeooo:rsid="00180280"/>
    </style:style>
    <style:style style:name="T95" style:family="text">
      <style:text-properties officeooo:rsid="0018b58a"/>
    </style:style>
    <style:style style:name="T96" style:family="text">
      <style:text-properties officeooo:rsid="0019f259"/>
    </style:style>
    <style:style style:name="T97" style:family="text">
      <style:text-properties officeooo:rsid="001abc34"/>
    </style:style>
    <style:style style:name="T98" style:family="text">
      <style:text-properties officeooo:rsid="001b788a"/>
    </style:style>
    <style:style style:name="T99" style:family="text">
      <style:text-properties fo:font-weight="normal" style:font-weight-asian="normal" style:font-weight-complex="normal"/>
    </style:style>
    <style:style style:name="T100" style:family="text">
      <style:text-properties fo:font-weight="normal" officeooo:rsid="00274ae5" style:font-weight-asian="normal" style:font-weight-complex="normal"/>
    </style:style>
    <style:style style:name="T101" style:family="text">
      <style:text-properties fo:font-weight="normal" officeooo:rsid="003ac4e0" style:font-weight-asian="normal" style:font-weight-complex="normal"/>
    </style:style>
    <style:style style:name="T102" style:family="text">
      <style:text-properties fo:font-weight="normal" officeooo:rsid="003be254" style:font-weight-asian="normal" style:font-weight-complex="normal"/>
    </style:style>
    <style:style style:name="T103" style:family="text">
      <style:text-properties fo:font-weight="normal" officeooo:rsid="003c5e07" style:font-weight-asian="normal" style:font-weight-complex="normal"/>
    </style:style>
    <style:style style:name="T104" style:family="text">
      <style:text-properties fo:font-weight="normal" officeooo:rsid="003d6551" style:font-weight-asian="normal" style:font-weight-complex="normal"/>
    </style:style>
    <style:style style:name="T105" style:family="text">
      <style:text-properties fo:font-weight="normal" officeooo:rsid="003e9552" style:font-weight-asian="normal" style:font-weight-complex="normal"/>
    </style:style>
    <style:style style:name="T106" style:family="text">
      <style:text-properties fo:font-weight="normal" officeooo:rsid="003ec5a1" style:font-weight-asian="normal" style:font-weight-complex="normal"/>
    </style:style>
    <style:style style:name="T107" style:family="text">
      <style:text-properties fo:font-weight="normal" officeooo:rsid="0041e199" style:font-weight-asian="normal" style:font-weight-complex="normal"/>
    </style:style>
    <style:style style:name="T108" style:family="text">
      <style:text-properties fo:font-weight="normal" officeooo:rsid="006cac6b" style:font-weight-asian="normal" style:font-weight-complex="normal"/>
    </style:style>
    <style:style style:name="T109" style:family="text">
      <style:text-properties officeooo:rsid="001cfa2b"/>
    </style:style>
    <style:style style:name="T110" style:family="text">
      <style:text-properties officeooo:rsid="001d33b0"/>
    </style:style>
    <style:style style:name="T111" style:family="text">
      <style:text-properties officeooo:rsid="001e7b17"/>
    </style:style>
    <style:style style:name="T112" style:family="text">
      <style:text-properties officeooo:rsid="001f920e"/>
    </style:style>
    <style:style style:name="T113" style:family="text">
      <style:text-properties officeooo:rsid="00204c95"/>
    </style:style>
    <style:style style:name="T114" style:family="text">
      <style:text-properties officeooo:rsid="0021cd48"/>
    </style:style>
    <style:style style:name="T115" style:family="text">
      <style:text-properties officeooo:rsid="00220e07"/>
    </style:style>
    <style:style style:name="T116" style:family="text">
      <style:text-properties officeooo:rsid="002397d6"/>
    </style:style>
    <style:style style:name="T117" style:family="text">
      <style:text-properties officeooo:rsid="0024a7bb"/>
    </style:style>
    <style:style style:name="T118" style:family="text">
      <style:text-properties officeooo:rsid="0024f916"/>
    </style:style>
    <style:style style:name="T119" style:family="text">
      <style:text-properties officeooo:rsid="0025022e"/>
    </style:style>
    <style:style style:name="T120" style:family="text">
      <style:text-properties officeooo:rsid="002637a8"/>
    </style:style>
    <style:style style:name="T121" style:family="text">
      <style:text-properties officeooo:rsid="00265a41"/>
    </style:style>
    <style:style style:name="T122" style:family="text">
      <style:text-properties officeooo:rsid="00274ae5"/>
    </style:style>
    <style:style style:name="T123" style:family="text">
      <style:text-properties officeooo:rsid="0028d4eb"/>
    </style:style>
    <style:style style:name="T124" style:family="text">
      <style:text-properties officeooo:rsid="00290489"/>
    </style:style>
    <style:style style:name="T125" style:family="text">
      <style:text-properties officeooo:rsid="002afd27"/>
    </style:style>
    <style:style style:name="T126" style:family="text">
      <style:text-properties officeooo:rsid="002c935c"/>
    </style:style>
    <style:style style:name="T127" style:family="text">
      <style:text-properties officeooo:rsid="002cd59b"/>
    </style:style>
    <style:style style:name="T128" style:family="text">
      <style:text-properties officeooo:rsid="002ebd43"/>
    </style:style>
    <style:style style:name="T129" style:family="text">
      <style:text-properties officeooo:rsid="00307a1b"/>
    </style:style>
    <style:style style:name="T130" style:family="text">
      <style:text-properties officeooo:rsid="0031e563"/>
    </style:style>
    <style:style style:name="T131" style:family="text">
      <style:text-properties officeooo:rsid="00328397"/>
    </style:style>
    <style:style style:name="T132" style:family="text">
      <style:text-properties officeooo:rsid="0032dca1"/>
    </style:style>
    <style:style style:name="T133" style:family="text">
      <style:text-properties officeooo:rsid="0033ea20"/>
    </style:style>
    <style:style style:name="T134" style:family="text">
      <style:text-properties officeooo:rsid="00351708"/>
    </style:style>
    <style:style style:name="T135" style:family="text">
      <style:text-properties officeooo:rsid="00365d34"/>
    </style:style>
    <style:style style:name="T136" style:family="text">
      <style:text-properties style:font-name="DejaVu Sans Mono" fo:font-size="12pt" officeooo:rsid="0009b777" style:font-size-asian="12pt" style:font-style-asian="normal"/>
    </style:style>
    <style:style style:name="T137" style:family="text">
      <style:text-properties style:font-name="DejaVu Sans Mono" fo:font-size="12pt" officeooo:rsid="003803fe" style:font-size-asian="12pt" style:font-style-asian="normal"/>
    </style:style>
    <style:style style:name="T138" style:family="text">
      <style:text-properties officeooo:rsid="003990d9"/>
    </style:style>
    <style:style style:name="T139" style:family="text">
      <style:text-properties officeooo:rsid="003ac4e0"/>
    </style:style>
    <style:style style:name="T140" style:family="text">
      <style:text-properties officeooo:rsid="003be254"/>
    </style:style>
    <style:style style:name="T141" style:family="text">
      <style:text-properties officeooo:rsid="003c5e07"/>
    </style:style>
    <style:style style:name="T142" style:family="text">
      <style:text-properties officeooo:rsid="003d6551"/>
    </style:style>
    <style:style style:name="T143" style:family="text">
      <style:text-properties officeooo:rsid="003e9552"/>
    </style:style>
    <style:style style:name="T144" style:family="text">
      <style:text-properties officeooo:rsid="003ec5a1"/>
    </style:style>
    <style:style style:name="T145" style:family="text">
      <style:text-properties officeooo:rsid="00420f23"/>
    </style:style>
    <style:style style:name="T146" style:family="text">
      <style:text-properties officeooo:rsid="0043e5e4"/>
    </style:style>
    <style:style style:name="T147" style:family="text">
      <style:text-properties officeooo:rsid="00457aff"/>
    </style:style>
    <style:style style:name="T148" style:family="text">
      <style:text-properties officeooo:rsid="0046aef1"/>
    </style:style>
    <style:style style:name="T149" style:family="text">
      <style:text-properties officeooo:rsid="004804fa"/>
    </style:style>
    <style:style style:name="T150" style:family="text">
      <style:text-properties officeooo:rsid="004a0da6"/>
    </style:style>
    <style:style style:name="T151" style:family="text">
      <style:text-properties officeooo:rsid="004be4c0"/>
    </style:style>
    <style:style style:name="T152" style:family="text">
      <style:text-properties officeooo:rsid="004d781d"/>
    </style:style>
    <style:style style:name="T153" style:family="text">
      <style:text-properties officeooo:rsid="004dcf1e"/>
    </style:style>
    <style:style style:name="T154" style:family="text">
      <style:text-properties officeooo:rsid="004e6369"/>
    </style:style>
    <style:style style:name="T155" style:family="text">
      <style:text-properties officeooo:rsid="004836ef"/>
    </style:style>
    <style:style style:name="T156" style:family="text">
      <style:text-properties officeooo:rsid="00506251"/>
    </style:style>
    <style:style style:name="T157" style:family="text">
      <style:text-properties officeooo:rsid="00525068"/>
    </style:style>
    <style:style style:name="T158" style:family="text">
      <style:text-properties officeooo:rsid="0053c47e"/>
    </style:style>
    <style:style style:name="T159" style:family="text">
      <style:text-properties officeooo:rsid="0055718d"/>
    </style:style>
    <style:style style:name="T160" style:family="text">
      <style:text-properties officeooo:rsid="005577e7"/>
    </style:style>
    <style:style style:name="T161" style:family="text">
      <style:text-properties officeooo:rsid="005784b9"/>
    </style:style>
    <style:style style:name="T162" style:family="text">
      <style:text-properties officeooo:rsid="00592d19"/>
    </style:style>
    <style:style style:name="T163" style:family="text">
      <style:text-properties officeooo:rsid="005a864b"/>
    </style:style>
    <style:style style:name="T164" style:family="text">
      <style:text-properties officeooo:rsid="005af7c1"/>
    </style:style>
    <style:style style:name="T165" style:family="text">
      <style:text-properties officeooo:rsid="005ccf39"/>
    </style:style>
    <style:style style:name="T166" style:family="text">
      <style:text-properties officeooo:rsid="005db8b2"/>
    </style:style>
    <style:style style:name="T167" style:family="text">
      <style:text-properties officeooo:rsid="0060c57b"/>
    </style:style>
    <style:style style:name="T168" style:family="text">
      <style:text-properties officeooo:rsid="006203d3"/>
    </style:style>
    <style:style style:name="T169" style:family="text">
      <style:text-properties officeooo:rsid="0062bb1f"/>
    </style:style>
    <style:style style:name="T170" style:family="text">
      <style:text-properties officeooo:rsid="0064b279"/>
    </style:style>
    <style:style style:name="T171" style:family="text">
      <style:text-properties officeooo:rsid="006800b3"/>
    </style:style>
    <style:style style:name="T172" style:family="text">
      <style:text-properties officeooo:rsid="006bfc8e"/>
    </style:style>
    <style:style style:name="T173" style:family="text">
      <style:text-properties officeooo:rsid="006c7997"/>
    </style:style>
    <style:style style:name="T174" style:family="text">
      <style:text-properties officeooo:rsid="006cac6b"/>
    </style:style>
    <style:style style:name="T175" style:family="text">
      <style:text-properties officeooo:rsid="006e5be0"/>
    </style:style>
    <style:style style:name="T176" style:family="text">
      <style:text-properties officeooo:rsid="006ecd56"/>
    </style:style>
    <style:style style:name="T177" style:family="text">
      <style:text-properties officeooo:rsid="0071685f"/>
    </style:style>
    <style:style style:name="T178" style:family="text">
      <style:text-properties officeooo:rsid="000be9da"/>
    </style:style>
    <style:style style:name="T179" style:family="text">
      <style:text-properties officeooo:rsid="000d4140"/>
    </style:style>
    <style:style style:name="T180" style:family="text">
      <style:text-properties officeooo:rsid="000fafcf"/>
    </style:style>
    <style:style style:name="T181" style:family="text">
      <style:text-properties officeooo:rsid="000e1f12"/>
    </style:style>
    <style:style style:name="T182" style:family="text">
      <style:text-properties officeooo:rsid="00742a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tab/><text:tab/><text:span text:style-name="T3">RCDC Integration Documentation</text:span></text:p>
      <text:p text:style-name="P9"/>
      <text:p text:style-name="P8"><text:span text:style-name="T4">Project Overview:</text:span><text:span text:style-name="T3"><text:tab/></text:span></text:p>
      <text:p text:style-name="P9"><text:tab/></text:p>
      <text:p text:style-name="P8"><text:span text:style-name="T1"><text:s text:c="4"/>The Purpose of the project is to give some instruction like day to day exercise documents,health conditions </text:span><text:span text:style-name="T2">survey</text:span><text:span text:style-name="T1"> for getting feedback from patient,</text:span><text:span text:style-name="T2">sending notification mail for reset password,send message to patient for you complete this survey today like that and push notification to patient for your not completed this survey yet try to finish this survey today in RC Side </text:span><text:span text:style-name="T1">. We </text:span><text:span text:style-name="T2">can</text:span><text:span text:style-name="T1"> supporting material from </text:span><text:span text:style-name="T2">DC Side to create documents.</text:span></text:p>
      <text:p text:style-name="P10"/>
      <text:p text:style-name="P1"><text:span text:style-name="T42">1)</text:span><text:span text:style-name="T43">API URL </text:span><text:span text:style-name="T42">: </text:span><text:a xlink:type="simple" xlink:href="http://192.168.7.53:5464/Managedocument/createnewrcdesign" text:style-name="Internet_20_link" text:visited-style-name="Visited_20_Internet_20_Link">http://192.168.7.53:5464/</text:a><text:a xlink:type="simple" xlink:href="http://192.168.7.53:5464/Managedocument/createnewrcdesign" text:style-name="Internet_20_link" text:visited-style-name="Visited_20_Internet_20_Link"><text:span text:style-name="T5">Managedocument/createnewrcdesign</text:span></text:a></text:p>
      <text:p text:style-name="P47"/>
      <text:p text:style-name="P1"><text:span text:style-name="T6"><text:s text:c="3"/></text:span><text:span text:style-name="T19">API Method</text:span><text:span text:style-name="T6"> : Post <text:s text:c="2"/></text:span></text:p>
      <text:p text:style-name="P47"/>
      <text:p text:style-name="P1"><text:span text:style-name="T6"><text:s text:c="3"/></text:span><text:span text:style-name="T19">Payload</text:span><text:span text:style-name="T6">: {</text:span></text:p>
      <text:p text:style-name="P47"><text:s text:c="2"/>"Businessunit": "ACCC",</text:p>
      <text:p text:style-name="P47"><text:s text:c="2"/>"Documentcode": "1",</text:p>
      <text:p text:style-name="P47"><text:s text:c="2"/>"Documentcategory": "1",</text:p>
      <text:p text:style-name="P47"><text:s text:c="2"/>"Documentname": "Care Card",</text:p>
      <text:p text:style-name="P47"><text:s text:c="2"/>"Masterdocumentname": "Care Card",</text:p>
      <text:p text:style-name="P1"><text:span text:style-name="T6"><text:s text:c="2"/>"Documenttype": 2 </text:span><text:span text:style-name="T7">or 3</text:span><text:span text:style-name="T6">,</text:span></text:p>
      <text:p text:style-name="P47"><text:s text:c="2"/>"DrivedTypeName": "Create New",</text:p>
      <text:p text:style-name="P47"><text:s text:c="2"/>"docSize": "",</text:p>
      <text:p text:style-name="P47"><text:s text:c="2"/>"height": 1056,</text:p>
      <text:p text:style-name="P1"><text:span text:style-name="T6"><text:s text:c="2"/>"width": </text:span><text:span text:style-name="T7">816</text:span><text:span text:style-name="T6">,</text:span></text:p>
      <text:p text:style-name="P47"><text:s text:c="2"/>"Documenttitle": "care card",</text:p>
      <text:p text:style-name="P47"><text:s text:c="2"/>"DrivedDocument": "",</text:p>
      <text:p text:style-name="P47"><text:s text:c="2"/>"DrivedTypeID": 0,</text:p>
      <text:p text:style-name="P2"><text:span text:style-name="T6"><text:s text:c="2"/>"Dockey": "</text:span><text:span text:style-name="T38">7a3b92a31d90782ca6f2289b121b62b2</text:span><text:span text:style-name="T6">",</text:span></text:p>
      <text:p text:style-name="P47"><text:s text:c="2"/>"rc_image": "",</text:p>
      <text:p text:style-name="P47"><text:s text:c="2"/>"categoryGroupName": "knee pain",</text:p>
      <text:p text:style-name="P2"><text:span text:style-name="T6"><text:s text:c="2"/>"cardType": "</text:span><text:span text:style-name="T7">Document <text:s/>or</text:span><text:span text:style-name="T40"> </text:span><text:span text:style-name="T39">BullentinBoard</text:span><text:span text:style-name="T6">",</text:span></text:p>
      <text:p text:style-name="P47"><text:s text:c="2"/>"derivedFlag": true</text:p>
      <text:p text:style-name="P47">}</text:p>
      <text:p text:style-name="P47"/>
      <text:p text:style-name="P3"><text:span text:style-name="T17">Description</text:span><text:span text:style-name="T7">: Th</text:span><text:span text:style-name="T8">e purpose of the api </text:span><text:span text:style-name="T7"><text:s/>is used to create a document from RC Admin to DC. </text:span><text:span text:style-name="T9">Using this above </text:span><text:span text:style-name="T10">api</text:span><text:span text:style-name="T9"> to create both Document and BulletinBoard</text:span></text:p>
      <text:p text:style-name="P48"/>
      <text:p text:style-name="P3"><text:span text:style-name="T18">Table affected</text:span><text:span text:style-name="T8"> :</text:span><text:span text:style-name="T41"> <text:s/></text:span><text:span text:style-name="T9">businessunit, form_category, design_product,design_item,</text:span></text:p>
      <text:p text:style-name="P49">design_template</text:p>
      <text:p text:style-name="P49"/>
      <text:p text:style-name="P49"/>
      <text:p text:style-name="P164"><text:soft-page-break/>API FLOW:</text:p>
      <text:p text:style-name="P24"/>
      <text:p text:style-name="P36">we set <text:s/>a variable doc_template = “Crete New”</text:p>
      <text:p text:style-name="P25"><text:span text:style-name="T91">i)</text:span><text:span text:style-name="T47">generate_docname</text:span><text:span text:style-name="T49">()</text:span>: </text:p>
      <text:p text:style-name="P25"><text:s text:c="8"/><text:span text:style-name="T49">Description : </text:span>This function is used to generate a new masterdocumentname <text:span text:style-name="T93">and <text:tab/><text:tab/>check condition if bu is already exists if not it will create new <text:tab/><text:tab/><text:tab/><text:tab/>businessunit </text:span><text:span text:style-name="T94">getting already exists</text:span><text:span text:style-name="T93"> businessunit </text:span><text:span text:style-name="T94">buid</text:span><text:span text:style-name="T93">.</text:span></text:p>
      <text:p text:style-name="P23"/>
      <text:p text:style-name="P23"><text:tab/><text:span text:style-name="T47">parameter</text:span>: <text:s/><text:span text:style-name="T91">businessuntiname,documentcodevalue</text:span></text:p>
      <text:p text:style-name="P23"/>
      <text:p text:style-name="P26">ii)And check the condition if rc_image is not equal to empty or not. </text:p>
      <text:p text:style-name="P26"><text:tab/>If rc_image!=’’:</text:p>
      <text:p text:style-name="P26"><text:tab/><text:tab/> <text:span text:style-name="T92">I</text:span>t goes <text:s/>to call <text:span text:style-name="T47">rc_imagefile()</text:span> and check extension of image if ext is jpeg ext =jpg.finally it write a new image file using img base 64 here <text:s text:c="2"/>Thubnails/form/'+str(documenttitle)+'.'+ext,'wb'</text:p>
      <text:p text:style-name="P26"><text:tab/>return path of image file where we write it </text:p>
      <text:p text:style-name="P26">else :</text:p>
      <text:p text:style-name="P26"><text:s text:c="2"/><text:tab/><text:span text:style-name="T92">path = none</text:span></text:p>
      <text:p text:style-name="P29">iii)<text:span text:style-name="T91"> </text:span><text:span text:style-name="T47">get_doccode</text:span><text:span text:style-name="T49">()</text:span>: This function is used to return formcategory code</text:p>
      <text:p text:style-name="P27"><text:s text:c="6"/><text:span text:style-name="T48">parameter</text:span><text:span text:style-name="T93"> : </text:span><text:s/><text:span text:style-name="T93">documentcodevalue</text:span></text:p>
      <text:p text:style-name="P27"/>
      <text:p text:style-name="P31">iv)if path:</text:p>
      <text:p text:style-name="P33"><text:tab/><text:span text:style-name="T49">Description : </text:span>Here we can insert a new record into design_product with <text:span text:style-name="T96"><text:s text:c="12"/></text:span></text:p>
      <text:p text:style-name="P34"><text:s text:c="33"/><text:span text:style-name="T96">rc_image</text:span></text:p>
      <text:p text:style-name="P31"><text:s text:c="3"/>else:</text:p>
      <text:p text:style-name="P31"><text:tab/>call this function <text:span text:style-name="T47">insert_designproduct()</text:span> </text:p>
      <text:p text:style-name="P31"><text:s text:c="10"/><text:span text:style-name="T47">parameter</text:span>: businessunit, documentcategory1, formcategorycode, <text:s text:c="8"/><text:tab/>documentcode, masterdocumentname,documentname, documenttype, clientid, <text:tab/>dt_string, userid, documenttitle, doc,category_group_name, card_type, <text:tab/>documentcodevalue, documentcategory</text:p>
      <text:p text:style-name="P32"><text:tab/><text:span text:style-name="T94">Check condition if </text:span>bu<text:span text:style-name="T94">sinessunit</text:span> is already exists if not it will create new <text:span text:style-name="T94">or <text:tab/>getting already exists</text:span> businessunit <text:span text:style-name="T94">buid</text:span>.</text:p>
      <text:p text:style-name="P32"><text:tab/><text:span text:style-name="T49">Description : </text:span>Here we can insert a new record into design_product without <text:s text:c="19"/><text:span text:style-name="T95"><text:s text:c="4"/><text:tab/> <text:s text:c="22"/>rc_image</text:span></text:p>
      <text:p text:style-name="P31"><text:tab/></text:p>
      <text:p text:style-name="P31"><text:tab/><text:span text:style-name="T94">return designproduct object</text:span></text:p>
      <text:p text:style-name="P31"/>
      <text:p text:style-name="P36">v) doc_template = “Create New” as <text:span text:style-name="T47">global variable</text:span></text:p>
      <text:p text:style-name="P36"><text:tab/>template = “Create New”</text:p>
      <text:p text:style-name="P36"><text:tab/>check condition for <text:s/>creating new document or derived</text:p>
      <text:p text:style-name="P36"><text:tab/>if template ==doc_template:</text:p>
      <text:p text:style-name="P36"><text:tab/><text:tab/>call this function to create new document <text:span text:style-name="T47">newdocument</text:span>()</text:p>
      <text:p text:style-name="P36"><text:tab/><text:tab/><text:span text:style-name="T47">parameter</text:span> : documenttype, masterdocumentname, <text:tab/><text:tab/>design_product.designproductid, height, width.</text:p>
      <text:p text:style-name="P36"><text:tab/>It will check condition document type with 1,2,3,4,5,6,7</text:p>
      <text:p text:style-name="P36"><text:soft-page-break/><text:tab/>i)if documenttype==1:</text:p>
      <text:p text:style-name="P36"><text:tab/> <text:s text:c="6"/><text:span text:style-name="T96">for </text:span><text:span text:style-name="T51">structure</text:span><text:span text:style-name="T96"> type,</text:span>It will call this function newstructuredocument()</text:p>
      <text:p text:style-name="P36"><text:tab/> <text:s text:c="6"/><text:span text:style-name="T47">parameter</text:span> : documentname1, designproductid, height, width</text:p>
      <text:p text:style-name="P37"><text:tab/> <text:s text:c="6"/><text:span text:style-name="T47">Description</text:span> : we can insert record into both design_item as well as <text:s text:c="3"/><text:tab/><text:tab/> <text:s text:c="6"/><text:tab/><text:tab/><text:tab/>design_template into two entry one for name <text:span text:style-name="T96">with <text:tab/> <text:tab/><text:tab/><text:tab/><text:tab/><text:tab/>(sequenceno 2 in design_item) (sequenceno 1 in <text:tab/><text:tab/><text:tab/><text:tab/><text:tab/><text:tab/>design_template) </text:span>and another <text:tab/>one for master <text:span text:style-name="T96">with <text:s/><text:tab/><text:tab/><text:tab/><text:tab/><text:tab/>(sequence no 1 in <text:s/>design_ietm) (sequence no 1 in <text:s/><text:tab/><text:tab/><text:tab/><text:tab/><text:tab/><text:tab/>design_template)</text:span></text:p>
      <text:p text:style-name="P37"><text:tab/><text:span text:style-name="T96">ii)</text:span>if documenttype==<text:span text:style-name="T96">2</text:span>:</text:p>
      <text:p text:style-name="P37"><text:tab/><text:tab/><text:span text:style-name="T96">for </text:span><text:span text:style-name="T51">unstructure</text:span><text:span text:style-name="T96">,</text:span><text:span text:style-name="T51">email</text:span><text:span text:style-name="T96">,</text:span><text:span text:style-name="T51">sms</text:span><text:span text:style-name="T96"> ,</text:span><text:span text:style-name="T51">notfication</text:span><text:span text:style-name="T96"> and </text:span><text:span text:style-name="T51">push notification </text:span><text:span text:style-name="T50">type</text:span><text:span text:style-name="T96">, </text:span>It <text:tab/><text:tab/>will call this function new<text:span text:style-name="T96">un</text:span>structuredocument()</text:p>
      <text:p text:style-name="P37"><text:tab/> <text:s text:c="6"/><text:span text:style-name="T47">parameter</text:span> : documentname1, designproductid, height, width</text:p>
      <text:p text:style-name="P37"><text:tab/> <text:s text:c="6"/><text:span text:style-name="T47">Description</text:span> : we can insert record into both design_item as well as <text:s text:c="3"/><text:tab/><text:tab/> <text:s text:c="6"/><text:tab/><text:tab/><text:tab/>design_template <text:span text:style-name="T96">into one entry sequenceno as 1 in both <text:s text:c="2"/><text:tab/><text:tab/><text:tab/><text:tab/><text:tab/>entry</text:span></text:p>
      <text:p text:style-name="P37"><text:s text:c="9"/></text:p>
      <text:p text:style-name="P37"><text:s text:c="8"/><text:tab/><text:span text:style-name="T96">iii)else</text:span>:</text:p>
      <text:p text:style-name="P37"><text:tab/><text:tab/><text:span text:style-name="T97">F</text:span><text:span text:style-name="T96">or </text:span><text:span text:style-name="T50">S</text:span><text:span text:style-name="T51">urvey</text:span></text:p>
      <text:p text:style-name="P38"><text:tab/> <text:s text:c="9"/><text:span text:style-name="T47">Description</text:span> : we can insert record into both design_item as well as <text:s text:c="3"/><text:tab/><text:tab/> <text:s text:c="6"/><text:tab/><text:tab/><text:tab/>design_template into two entry one for name <text:span text:style-name="T96">with <text:tab/> <text:tab/><text:tab/><text:tab/><text:tab/><text:tab/>(sequenceno 2 in design_item) (sequenceno 1 in <text:tab/><text:tab/><text:tab/><text:tab/><text:tab/><text:tab/>design_template) </text:span>and another <text:tab/>one for master <text:span text:style-name="T96">with <text:s/><text:tab/><text:tab/><text:tab/><text:tab/><text:tab/>(sequence no 1 in <text:s/>design_ietm) (sequence no 1 in <text:s/><text:tab/><text:tab/><text:tab/><text:tab/><text:tab/><text:tab/>design_template)</text:span></text:p>
      <text:p text:style-name="P37"><text:s text:c="2"/><text:span text:style-name="T97">else:</text:span></text:p>
      <text:p text:style-name="P37"><text:tab/><text:span text:style-name="T97">return Invalid template type as </text:span><text:span text:style-name="T50">response</text:span><text:span text:style-name="T97">.</text:span></text:p>
      <text:p text:style-name="P37"/>
      <text:p text:style-name="P40"><text:span text:style-name="T47">RESPONSE</text:span>:response_data = {</text:p>
      <text:p text:style-name="P40"><text:s text:c="12"/>'templateid': designtemplateid,</text:p>
      <text:p text:style-name="P40"><text:s text:c="12"/>'designproductid': design_product.designproductid</text:p>
      <text:p text:style-name="P40"><text:s text:c="8"/>}</text:p>
      <text:p text:style-name="P40"/>
      <text:p text:style-name="P41"><text:span text:style-name="T46">2</text:span><text:span text:style-name="T44">)</text:span><text:span text:style-name="T45">API URL </text:span><text:span text:style-name="T44">: </text:span><text:a xlink:type="simple" xlink:href="http://192.168.7.53:5464/Managedocument/createnotification" text:style-name="Internet_20_link" text:visited-style-name="Visited_20_Internet_20_Link">http://192.168.7.53:5464/</text:a><text:a xlink:type="simple" xlink:href="http://192.168.7.53:5464/Managedocument/createnotification" text:style-name="Internet_20_link" text:visited-style-name="Visited_20_Internet_20_Link"><text:span text:style-name="T25">Managedocument/createn</text:span></text:a><text:a xlink:type="simple" xlink:href="http://192.168.7.53:5464/Managedocument/createnotification" text:style-name="Internet_20_link" text:visited-style-name="Visited_20_Internet_20_Link"><text:span text:style-name="T26">otification</text:span></text:a></text:p>
      <text:p text:style-name="P51"/>
      <text:p text:style-name="P41"><text:span text:style-name="T35">API Method</text:span><text:span text:style-name="T26">:POST </text:span></text:p>
      <text:p text:style-name="P41"><text:span text:style-name="T35"><text:s/>payload for RC ADMIN</text:span><text:span text:style-name="T26">: </text:span></text:p>
      <text:p text:style-name="P51"><text:s/>For Email:{</text:p>
      <text:p text:style-name="P51"><text:s text:c="2"/>"Description": "desc",</text:p>
      <text:p text:style-name="P51"><text:s text:c="2"/>"Title": "Notify care card",</text:p>
      <text:p text:style-name="P51"><text:s text:c="2"/>"newdockey": "f8a065ff-0e5f-41ea-bf1f-4d9ebb89ff04d3",</text:p>
      <text:p text:style-name="P51"><text:s text:c="2"/>"notificationType": "EMAIL"</text:p>
      <text:p text:style-name="P51"><text:s text:c="2"/>"mode":"RCADM"</text:p>
      <text:p text:style-name="P51"><text:s/>}</text:p>
      <text:p text:style-name="P51"/>
      <text:p text:style-name="P41"><text:soft-page-break/><text:span text:style-name="T35">FOR SMS</text:span><text:span text:style-name="T26">:</text:span></text:p>
      <text:p text:style-name="P51"><text:s text:c="2"/>{</text:p>
      <text:p text:style-name="P51"><text:s text:c="2"/>"Description": "desc",</text:p>
      <text:p text:style-name="P51"><text:s text:c="2"/>"Title": "Notify care card",</text:p>
      <text:p text:style-name="P51"><text:s text:c="2"/>"newdockey": "f8a065ff-0e5f-41ea-bf1f-4d9ebb89ff04d3",</text:p>
      <text:p text:style-name="P51"><text:s text:c="2"/>"notificationType": "SMS"</text:p>
      <text:p text:style-name="P51"><text:s text:c="2"/>"mode":"RCADM" </text:p>
      <text:p text:style-name="P51"><text:s/>}</text:p>
      <text:p text:style-name="P41"><text:span text:style-name="T35"><text:s/>For PUSHNOTIFICATION</text:span><text:span text:style-name="T31">:</text:span><text:span text:style-name="T26"> </text:span></text:p>
      <text:p text:style-name="P51">{</text:p>
      <text:p text:style-name="P51"><text:s text:c="2"/>"Description": "desc",</text:p>
      <text:p text:style-name="P51"><text:s text:c="2"/>"Title": "Notify care card",</text:p>
      <text:p text:style-name="P51"><text:s text:c="2"/>"newdockey": "f8a065ff-0e5f-41ea-bf1f-4d9ebb89ff04d3",</text:p>
      <text:p text:style-name="P51"><text:s text:c="2"/>"notificationType": "PUSH"</text:p>
      <text:p text:style-name="P51"><text:s text:c="2"/>"mode":"RCADM"</text:p>
      <text:p text:style-name="P51"><text:s/>}</text:p>
      <text:p text:style-name="P51"/>
      <text:p text:style-name="P170"><text:s/>payload for ONBOARD:</text:p>
      <text:p text:style-name="P41"><text:span text:style-name="T35"><text:s text:c="2"/>For Email</text:span><text:span text:style-name="T33">:</text:span><text:span text:style-name="T26">{</text:span></text:p>
      <text:p text:style-name="P51"><text:s text:c="2"/>"Description": "desc",</text:p>
      <text:p text:style-name="P51"><text:s text:c="2"/>"Title": "Notify care card",</text:p>
      <text:p text:style-name="P51"><text:s text:c="2"/>"newdockey": "f8a065ff-0e5f-41ea-bf1f-4d9ebb89ff04d3",</text:p>
      <text:p text:style-name="P51"><text:s text:c="2"/>"notificationType": "PUSH"</text:p>
      <text:p text:style-name="P51"><text:s text:c="2"/>"mode":"RCADM"</text:p>
      <text:p text:style-name="P51"><text:s/>}</text:p>
      <text:p text:style-name="P51"/>
      <text:p text:style-name="P41"><text:span text:style-name="T35">FOR SMS:</text:span><text:span text:style-name="T26">{</text:span></text:p>
      <text:p text:style-name="P51"><text:s text:c="2"/>"Description": "desc",</text:p>
      <text:p text:style-name="P51"><text:s text:c="2"/>"Title": "Notify care card",</text:p>
      <text:p text:style-name="P51"><text:s text:c="2"/>"newdockey": "f8a065ff-0e5f-41ea-bf1f-4d9ebb89ff04d3",</text:p>
      <text:p text:style-name="P51"><text:s text:c="2"/>"notificationType": "PUSH"</text:p>
      <text:p text:style-name="P51"><text:s text:c="2"/>"mode":"RCADM"</text:p>
      <text:p text:style-name="P51"><text:s/>}</text:p>
      <text:p text:style-name="P41"><text:span text:style-name="T35">FOR PUSHNOTIFICATION</text:span><text:span text:style-name="T26">{</text:span></text:p>
      <text:p text:style-name="P51"><text:s text:c="2"/>"Description": "desc",</text:p>
      <text:p text:style-name="P51"><text:s text:c="2"/>"Title": "Notify care card",</text:p>
      <text:p text:style-name="P51"><text:s text:c="2"/>"newdockey": "f8a065ff-0e5f-41ea-bf1f-4d9ebb89ff04d3",</text:p>
      <text:p text:style-name="P51"><text:s text:c="2"/>"notificationType": "PUSH"</text:p>
      <text:p text:style-name="P51"><text:s text:c="2"/>"mode":"RCADM"</text:p>
      <text:p text:style-name="P51"><text:s/>}</text:p>
      <text:p text:style-name="P51"/>
      <text:p text:style-name="P42"><text:span text:style-name="T34">Descripition : </text:span><text:span text:style-name="T28">Th</text:span><text:span text:style-name="T29">e purpose of the api </text:span><text:span text:style-name="T28"><text:s/>is used to create a </text:span><text:span text:style-name="T27">notification </text:span><text:span text:style-name="T28">document from RC Admin to DC. </text:span><text:span text:style-name="T30">Using this above </text:span><text:span text:style-name="T27">api </text:span><text:span text:style-name="T30">to create </text:span><text:span text:style-name="T27">notification documents under EMAIL,SMS and PUSHNOTIFICATION.</text:span></text:p>
      <text:p text:style-name="P52"/>
      <text:p text:style-name="P46"><text:soft-page-break/><text:span text:style-name="T36">Table Affects : <text:s/></text:span><text:span text:style-name="T27">user_account, businessunti,form_category,</text:span></text:p>
      <text:p text:style-name="P46"><text:span text:style-name="T27"><text:s text:c="26"/>design_product</text:span><text:span text:style-name="T30">,design_item,</text:span><text:span text:style-name="T32">design_template</text:span></text:p>
      <text:p text:style-name="P50"/>
      <text:p text:style-name="P165">API FLOW:</text:p>
      <text:p text:style-name="P53">i)<text:span text:style-name="T109">Here we can set some default as <text:s/>businessunit as 10159,doucmentcodevalue as 1,documentcategory as 1,template="Create New",</text:span>height=1056 <text:span text:style-name="T110">and w</text:span>idth=816.<text:span text:style-name="T110">And global variable as doc_template=” </text:span><text:span text:style-name="T109">Create New”</text:span></text:p>
      <text:p text:style-name="P56"/>
      <text:p text:style-name="P52"><text:tab/></text:p>
      <text:p text:style-name="P52"/>
      <text:p text:style-name="P55">ii) call <text:span text:style-name="T47">rcdoccumentname()</text:span>:</text:p>
      <text:p text:style-name="P55"><text:span text:style-name="T47"><text:s text:c="4"/>Description:</text:span> <text:s text:c="2"/>This function is used to generate a new <text:s text:c="3"/><text:tab/> <text:s/><text:tab/><text:tab/><text:tab/><text:tab/><text:tab/>masterdocumentname.</text:p>
      <text:p text:style-name="P55"><text:s text:c="4"/></text:p>
      <text:p text:style-name="P55"><text:s text:c="4"/><text:span text:style-name="T52">parameter :</text:span><text:span text:style-name="T110"> userid,10159,1,clientid</text:span></text:p>
      <text:p text:style-name="P56"/>
      <text:p text:style-name="P56">ii)Check condition for notificaiton type if it is EMAIL,SMS or PUSH.</text:p>
      <text:p text:style-name="P56"><text:s text:c="3"/>Email --&gt;5</text:p>
      <text:p text:style-name="P56"><text:s text:c="2"/>SMS ---&gt;6</text:p>
      <text:p text:style-name="P56"><text:s text:c="2"/>PUSH ---&gt;7 </text:p>
      <text:p text:style-name="P56"><text:s/>we can set documenttype here.if not any condition satify it goes to else as documenttype = 4</text:p>
      <text:p text:style-name="P56"/>
      <text:p text:style-name="P56">iii)And filter formcategory table using documentcodevalue as formcategoryid to get code from that table.</text:p>
      <text:p text:style-name="P56"/>
      <text:p text:style-name="P56">iv)Insert a one record into design_product table for notification creation.</text:p>
      <text:p text:style-name="P56"/>
      <text:p text:style-name="P56">v)check condition as if template == doc_template:</text:p>
      <text:p text:style-name="P56"><text:s text:c="3"/>if condition satisfy it’s call <text:span text:style-name="T47">newunstructuredocument()</text:span> function </text:p>
      <text:p text:style-name="P57"><text:s text:c="3"/><text:span text:style-name="T47">Description : <text:s text:c="2"/></text:span>This function is used to <text:span text:style-name="T111">insert one entry into design_item </text:span><text:s/><text:tab/><text:tab/><text:tab/><text:tab/><text:span text:style-name="T111">and design_template.</text:span><text:tab/><text:tab/><text:tab/><text:tab/><text:tab/><text:tab/> <text:s text:c="18"/></text:p>
      <text:p text:style-name="P57"><text:span text:style-name="T53"><text:s text:c="3"/>parameter: </text:span>documentname1,designproductid,height,width.</text:p>
      <text:p text:style-name="P57"><text:s text:c="3"/></text:p>
      <text:p text:style-name="P57"><text:s text:c="3"/><text:span text:style-name="T111">And return </text:span><text:span text:style-name="T112">designtemplate object of designtemplateid.</text:span></text:p>
      <text:p text:style-name="P57"/>
      <text:p text:style-name="P167">Response:</text:p>
      <text:p text:style-name="P60">{“templateid”:”designtemplateid”,”designproductid”:”designproductid”}</text:p>
      <text:p text:style-name="P60"/>
      <text:p text:style-name="P60">3)<text:span text:style-name="T54">API URL : </text:span><text:a xlink:type="simple" xlink:href="http://192.168.7.53:5464/masterlibrary/doccode" text:style-name="Internet_20_link" text:visited-style-name="Visited_20_Internet_20_Link"><text:span text:style-name="T50">http://192.168.7.53:5464/masterlibrary/doccode</text:span></text:a></text:p>
      <text:p text:style-name="P171"><text:s text:c="3"/></text:p>
      <text:p text:style-name="P60"><text:span text:style-name="T50"><text:s text:c="3"/></text:span><text:span text:style-name="T47">API Method: </text:span>GET</text:p>
      <text:p text:style-name="P60"/>
      <text:p text:style-name="P60"><text:soft-page-break/><text:s text:c="3"/><text:span text:style-name="T47">Description:</text:span> The purpose of the api is used to fetch all created document code from particular clientid in the <text:span text:style-name="T47"><text:s/>form_category</text:span> table.</text:p>
      <text:p text:style-name="P60"/>
      <text:p text:style-name="P60"><text:span text:style-name="T47">Table affected:</text:span> form_category </text:p>
      <text:p text:style-name="P60"/>
      <text:p text:style-name="P60">4)<text:span text:style-name="T54">API URL :</text:span><text:a xlink:type="simple" xlink:href="http://192.168.7.53:5464/managedocument/Getvariablesdata" text:style-name="Internet_20_link" text:visited-style-name="Visited_20_Internet_20_Link"><text:span text:style-name="T50">http://192.168.7.53:5464/managedocument/Getvariablesdata</text:span></text:a></text:p>
      <text:p text:style-name="P171"/>
      <text:p text:style-name="P60"><text:span text:style-name="T50"><text:s text:c="2"/></text:span><text:span text:style-name="T47">A</text:span><text:span text:style-name="T55">P</text:span><text:span text:style-name="T47">I Method : </text:span>GET</text:p>
      <text:p text:style-name="P60"><text:s/></text:p>
      <text:p text:style-name="P61"><text:s text:c="2"/><text:span text:style-name="T47">Table affected:</text:span> <text:s/>variables</text:p>
      <text:p text:style-name="P60"><text:s text:c="2"/></text:p>
      <text:p text:style-name="P60"><text:s text:c="2"/><text:span text:style-name="T47">Description : </text:span>The purpose of the api is used to fetch all created variables list from <text:span text:style-name="T47">variables</text:span> table.using this api to show all variables in email,sms and push notification builder.we can use this variables to reset password for email and send message for survey completed and push notifcation to patient for yet to complete the <text:span text:style-name="T113">survey.</text:span></text:p>
      <text:p text:style-name="P60"/>
      <text:p text:style-name="P63">5)<text:span text:style-name="T54">API URL :</text:span><text:a xlink:type="simple" xlink:href="http://192.168.7.53:5464/managedocument/loadpagelist" text:style-name="Internet_20_link" text:visited-style-name="Visited_20_Internet_20_Link"><text:span text:style-name="T50">http://192.168.7.53:5464/managedocument/loadpagelist</text:span></text:a></text:p>
      <text:p text:style-name="P62"><text:span text:style-name="T50">Table affected: <text:s/></text:span><text:span text:style-name="T121">design_product,design_item and design_template</text:span></text:p>
      <text:p text:style-name="P63"><text:span text:style-name="T50">P</text:span><text:span text:style-name="T47">ayload : </text:span>for document status in <text:span text:style-name="T47">inprogress,submitted,approved,reedit </text:span><text:s/><text:tab/>{"designproductid":"2121"</text:p>
      <text:p text:style-name="P63"><text:tab/>"typeid":1,</text:p>
      <text:p text:style-name="P63"><text:tab/>"typename": "design"</text:p>
      <text:p text:style-name="P63"><text:tab/>}</text:p>
      <text:p text:style-name="P63"><text:span text:style-name="T50">P</text:span><text:span text:style-name="T47">ayload : </text:span>for document status in <text:span text:style-name="T47">library</text:span></text:p>
      <text:p text:style-name="P63"><text:tab/>{"designproductid":"2121"</text:p>
      <text:p text:style-name="P63"><text:tab/>"typeid":1,</text:p>
      <text:p text:style-name="P63"><text:tab/>"typename": "library"</text:p>
      <text:p text:style-name="P172"><text:tab/>}</text:p>
      <text:p text:style-name="P61"><text:span text:style-name="T50">A</text:span><text:span text:style-name="T55">P</text:span><text:span text:style-name="T50">I Method : </text:span><text:span text:style-name="T113">POST</text:span></text:p>
      <text:p text:style-name="P61"/>
      <text:p text:style-name="P61"><text:span text:style-name="T47">Table affected: </text:span><text:span text:style-name="T113">design_template,inbox</text:span></text:p>
      <text:p text:style-name="P54"><text:span text:style-name="T47">Description: </text:span><text:span text:style-name="T121">The purpose of the api is used to show content of the document <text:s/></text:span></text:p>
      <text:p text:style-name="P90">what we <text:span text:style-name="T122">edited</text:span> <text:span text:style-name="T122">inside our</text:span> builder <text:span text:style-name="T122">in both type of status as <text:s/>document and library.</text:span></text:p>
      <text:p text:style-name="P63">i)check condition if typename is design.if condition satisfy it goes to check another condition as </text:p>
      <text:p text:style-name="P63"><text:tab/><text:span text:style-name="T114">i)</text:span>if typeid == 1 as <text:span text:style-name="T47">structure document </text:span></text:p>
      <text:p text:style-name="P63"><text:tab/><text:tab/>it call <text:span text:style-name="T47">loadpageliststructure</text:span><text:span text:style-name="T56">()</text:span></text:p>
      <text:p text:style-name="P63"><text:span text:style-name="T56"><text:tab/><text:tab/>paramter: </text:span><text:span text:style-name="T114">designproductid,userid</text:span></text:p>
      <text:p text:style-name="P64"><text:tab/><text:tab/><text:span text:style-name="T56">Description: </text:span><text:span text:style-name="T114">This function is used to call another function as <text:tab/><text:tab/><text:tab/><text:tab/><text:tab/> <text:s text:c="3"/></text:span><text:span text:style-name="T56">checkflag()</text:span><text:span text:style-name="T114"> and query </text:span><text:span text:style-name="T56">design_template</text:span><text:span text:style-name="T114"> </text:span><text:span text:style-name="T115">filter <text:tab/> <text:tab/><text:tab/><text:tab/><text:tab/><text:tab/></text:span><text:span text:style-name="T57">designproduct_fk</text:span><text:span text:style-name="T115"> and exclude </text:span><text:span text:style-name="T57">master</text:span><text:span text:style-name="T115"> </text:span><text:span text:style-name="T114">to get <text:tab/><text:tab/><text:tab/><text:tab/> <text:s text:c="5"/></text:span><text:span text:style-name="T56">name,sequenceno,designtemplateid,reply_flag <text:tab/><text:tab/><text:tab/><text:tab/> <text:s text:c="5"/>and designitem_fk </text:span></text:p>
      <text:p text:style-name="P64"><text:soft-page-break/><text:tab/> <text:s text:c="30"/><text:span text:style-name="T56"><text:s/></text:span></text:p>
      <text:p text:style-name="P64"><text:span text:style-name="T56"><text:tab/><text:tab/></text:span><text:span text:style-name="T58"> </text:span><text:span text:style-name="T56"><text:tab/> <text:s text:c="12"/></text:span></text:p>
      <text:p text:style-name="P173"/>
      <text:p text:style-name="P173"><text:tab/><text:tab/><text:tab/><text:tab/>checkflag() </text:p>
      <text:p text:style-name="P173"/>
      <text:p text:style-name="P65"><text:span text:style-name="T56"><text:tab/><text:tab/><text:tab/><text:tab/>Description: </text:span><text:span text:style-name="T114">This function is used to get call inbox <text:tab/><text:tab/><text:tab/><text:tab/><text:tab/> <text:s/><text:tab/> <text:s text:c="12"/>table to filter </text:span><text:span text:style-name="T56">designproduct_fk </text:span><text:span text:style-name="T114">and <text:tab/><text:tab/><text:tab/><text:tab/><text:tab/><text:tab/><text:tab/> <text:s text:c="3"/>which check the user will send <text:tab/><text:tab/><text:tab/><text:tab/><text:tab/><text:tab/><text:tab/><text:tab/> <text:s text:c="3"/>documents to other user or send <text:tab/><text:tab/><text:tab/><text:tab/><text:tab/><text:tab/><text:tab/> <text:s text:c="3"/>document to the same user login </text:span><text:span text:style-name="T115">return <text:tab/><text:tab/><text:tab/><text:tab/><text:tab/><text:tab/> <text:s text:c="3"/>flag to filter in </text:span><text:span text:style-name="T57">design_template</text:span></text:p>
      <text:p text:style-name="P66"><text:span text:style-name="T57"><text:tab/><text:tab/></text:span><text:span text:style-name="T58">Response : </text:span><text:span text:style-name="T116">{</text:span></text:p>
      <text:p text:style-name="P66"><text:s text:c="3"/><text:tab/><text:tab/> <text:tab/><text:tab/>"name": "AserviceLine_a1_ADM_002",</text:p>
      <text:p text:style-name="P66"><text:s text:c="4"/><text:tab/><text:tab/><text:tab/><text:tab/>"sequenceno": 1,</text:p>
      <text:p text:style-name="P66"><text:s text:c="4"/><text:tab/><text:tab/><text:tab/><text:tab/>"templateid": 607405,</text:p>
      <text:p text:style-name="P66"><text:s text:c="4"/><text:tab/><text:tab/><text:tab/><text:tab/>"reply_flag": false,</text:p>
      <text:p text:style-name="P66"><text:s text:c="4"/><text:tab/><text:tab/><text:tab/><text:tab/>"designitem_fk": 607346</text:p>
      <text:p text:style-name="P66"><text:tab/><text:tab/><text:tab/><text:tab/>}</text:p>
      <text:p text:style-name="P64"/>
      <text:p text:style-name="P64"><text:tab/><text:span text:style-name="T114">ii)</text:span>if typeid == <text:span text:style-name="T114">2</text:span> as <text:span text:style-name="T56">un</text:span><text:span text:style-name="T47">structure document </text:span><text:span text:style-name="T115">and 4 as notification</text:span></text:p>
      <text:p text:style-name="P64"><text:tab/><text:tab/>it call <text:span text:style-name="T47">loadpagelist</text:span><text:span text:style-name="T56">un</text:span><text:span text:style-name="T47">structure</text:span><text:span text:style-name="T56">()</text:span></text:p>
      <text:p text:style-name="P64"><text:span text:style-name="T56"><text:tab/><text:tab/>paramter: </text:span><text:span text:style-name="T114">designproductid,userid</text:span></text:p>
      <text:p text:style-name="P65"><text:tab/><text:tab/><text:span text:style-name="T56">Description: </text:span><text:span text:style-name="T114">This function is used to call another function as <text:tab/><text:tab/><text:tab/><text:tab/><text:tab/> <text:s text:c="3"/></text:span><text:span text:style-name="T56">checkflag()</text:span><text:span text:style-name="T114"> and query </text:span><text:span text:style-name="T56">design_template</text:span><text:span text:style-name="T114"> </text:span><text:span text:style-name="T115">filter <text:tab/><text:tab/><text:tab/><text:tab/><text:tab/><text:tab/></text:span><text:span text:style-name="T57">designproduct_fk,sequenceno</text:span><text:span text:style-name="T115"> as 1 </text:span><text:span text:style-name="T114"><text:s/>to get <text:tab/><text:tab/><text:tab/><text:tab/> <text:s text:c="12"/></text:span><text:span text:style-name="T57">templatehtml</text:span><text:span text:style-name="T115">,</text:span><text:span text:style-name="T57">css</text:span><text:span text:style-name="T115">,</text:span><text:span text:style-name="T57">name</text:span><text:span text:style-name="T115">,</text:span><text:span text:style-name="T57">reply_flag</text:span><text:span text:style-name="T114"><text:tab/><text:tab/> <text:s/></text:span></text:p>
      <text:p text:style-name="P64"><text:tab/> <text:s text:c="30"/><text:span text:style-name="T56"><text:s/></text:span></text:p>
      <text:p text:style-name="P173"><text:tab/><text:tab/><text:tab/> <text:s text:c="12"/></text:p>
      <text:p text:style-name="P173"/>
      <text:p text:style-name="P173"><text:tab/><text:tab/><text:tab/>checkflag() </text:p>
      <text:p text:style-name="P173"/>
      <text:p text:style-name="P64"><text:span text:style-name="T56"><text:tab/><text:tab/><text:tab/>Description: </text:span><text:span text:style-name="T114">This function is used to get call inbox <text:tab/><text:tab/><text:tab/><text:tab/><text:tab/> <text:s/><text:tab/> <text:s text:c="12"/>table to filter </text:span><text:span text:style-name="T56">designproduct_fk</text:span><text:span text:style-name="T114"> and which <text:tab/><text:tab/><text:tab/><text:tab/><text:tab/><text:tab/> <text:s text:c="2"/>check the user will send documents to other <text:tab/><text:tab/><text:tab/><text:tab/><text:tab/><text:tab/> <text:s text:c="2"/>user or send document to the same <text:s/><text:tab/><text:tab/><text:tab/><text:tab/><text:tab/><text:tab/><text:tab/> <text:s text:c="2"/>user login </text:span><text:span text:style-name="T115">and return flag to <text:tab/><text:tab/><text:tab/><text:tab/><text:tab/><text:tab/> <text:s text:c="7"/><text:tab/><text:tab/> <text:s text:c="2"/>filter in </text:span><text:span text:style-name="T57">design_template</text:span></text:p>
      <text:p text:style-name="P64"><text:span text:style-name="T57"><text:tab/><text:tab/><text:tab/></text:span><text:span text:style-name="T59">Response : </text:span><text:span text:style-name="T117">{</text:span></text:p>
      <text:p text:style-name="P64"><text:s text:c="4"/><text:tab/><text:tab/><text:tab/><text:tab/><text:tab/>"templatehtml": "&lt;div&gt;&lt;/div&gt;",</text:p>
      <text:p text:style-name="P64"><text:s text:c="4"/><text:tab/><text:tab/><text:tab/><text:tab/><text:tab/>"css": "* { box-sizing: border-box; } body <text:tab/><text:tab/><text:tab/><text:tab/><text:tab/><text:tab/><text:tab/>{margin: 0;}",</text:p>
      <text:p text:style-name="P64"><text:s text:c="4"/><text:tab/><text:tab/><text:tab/><text:tab/><text:tab/>"name": "Total Hip Replacement <text:tab/><text:tab/><text:tab/><text:tab/><text:tab/><text:tab/><text:tab/><text:tab/>Services_JK88_ADM_01",</text:p>
      <text:p text:style-name="P64"><text:s text:c="4"/><text:tab/><text:tab/><text:tab/><text:tab/><text:tab/>"reply_flag": false</text:p>
      <text:p text:style-name="P64"><text:tab/><text:tab/><text:tab/><text:tab/><text:tab/>}</text:p>
      <text:p text:style-name="P65"><text:soft-page-break/><text:span text:style-name="T56"><text:tab/></text:span><text:span text:style-name="T115">iii)</text:span>if typeid == <text:span text:style-name="T115">5</text:span> as <text:span text:style-name="T57">email, </text:span><text:span text:style-name="T115">6 as </text:span><text:span text:style-name="T57">sms </text:span><text:span text:style-name="T115">and 7 as </text:span><text:span text:style-name="T57">push notification</text:span></text:p>
      <text:p text:style-name="P65"><text:span text:style-name="T115"><text:tab/><text:tab/> </text:span>it call <text:span text:style-name="T47">loadpagesmsemail</text:span><text:span text:style-name="T56">()</text:span></text:p>
      <text:p text:style-name="P65"><text:span text:style-name="T56"><text:tab/><text:tab/>paramter: </text:span><text:span text:style-name="T114">designproductid</text:span></text:p>
      <text:p text:style-name="P65"><text:tab/><text:tab/><text:span text:style-name="T56">Description: </text:span><text:span text:style-name="T114">This function is <text:s/></text:span><text:span text:style-name="T115">used to </text:span><text:span text:style-name="T114">query design_template </text:span><text:span text:style-name="T115">filter <text:tab/><text:tab/><text:tab/><text:tab/> <text:s text:c="2"/></text:span><text:span text:style-name="T57">designproduct_fk,sequenceno</text:span><text:span text:style-name="T115"> as 1 </text:span><text:span text:style-name="T114"><text:s/>to get <text:tab/><text:tab/><text:tab/><text:tab/><text:tab/> <text:s text:c="12"/></text:span><text:span text:style-name="T57">templatehtml,css,name,reply_flag</text:span><text:span text:style-name="T115">.</text:span></text:p>
      <text:p text:style-name="P65"><text:tab/><text:tab/><text:span text:style-name="T59">Response : </text:span><text:span text:style-name="T117">{</text:span></text:p>
      <text:p text:style-name="P71"><text:s text:c="3"/><text:tab/><text:tab/><text:tab/> "templatehtml": "&lt;div&gt;&lt;/div&gt;",</text:p>
      <text:p text:style-name="P71"><text:s text:c="4"/><text:tab/><text:tab/><text:tab/>"css": "* { box-sizing: border-box; } body {margin: 0;}",</text:p>
      <text:p text:style-name="P71"><text:s text:c="4"/><text:tab/><text:tab/><text:tab/>"name": "NFBU_APP_ADM_26"</text:p>
      <text:p text:style-name="P71"><text:tab/><text:tab/><text:tab/>}</text:p>
      <text:p text:style-name="P61"/>
      <text:p text:style-name="P67">ii)If it is library it goes to check the type is 1 <text:s/>as <text:span text:style-name="T47">structure</text:span> or </text:p>
      <text:p text:style-name="P67"><text:s text:c="3"/>2,4,5,6,7 as <text:span text:style-name="T47">unstructure</text:span>,<text:span text:style-name="T47">notification</text:span>,<text:span text:style-name="T47">email</text:span>,<text:span text:style-name="T47">sms</text:span> and <text:span text:style-name="T47">push notification.</text:span></text:p>
      <text:p text:style-name="P67"><text:s text:c="2"/><text:tab/><text:span text:style-name="T116">i)If</text:span><text:span text:style-name="T58"> </text:span>typeid==1:</text:p>
      <text:p text:style-name="P68"><text:span text:style-name="T47"><text:s text:c="2"/><text:tab/>Description: </text:span>It is used <text:span text:style-name="T116">to </text:span><text:s/>filter <text:span text:style-name="T47">formproduct_fk</text:span>,<text:span text:style-name="T47">sequenceno</text:span> as 2 <text:tab/><text:tab/><text:tab/><text:tab/> <text:s text:c="2"/><text:span text:style-name="T116">from form_template and get values as <text:tab/><text:tab/><text:tab/><text:tab/><text:tab/><text:tab/><text:tab/> <text:s text:c="2"/></text:span><text:span text:style-name="T58">name,sequenceno,formtemplateid,formitem_fk,</text:span></text:p>
      <text:p text:style-name="P68"><text:span text:style-name="T58"><text:tab/><text:tab/> <text:s text:c="8"/><text:tab/> <text:s text:c="2"/>reply_flag </text:span><text:span text:style-name="T116">as ‘’ empty.</text:span></text:p>
      <text:p text:style-name="P68"><text:tab/></text:p>
      <text:p text:style-name="P68"/>
      <text:p text:style-name="P68"/>
      <text:p text:style-name="P68"><text:span text:style-name="T116"><text:s text:c="7"/>ii)typeid==2,</text:span><text:span text:style-name="T117">4,5,6,7</text:span><text:span text:style-name="T116">:</text:span></text:p>
      <text:p text:style-name="P68"><text:tab/><text:span text:style-name="T58">Description:</text:span><text:span text:style-name="T116"> </text:span>It is used <text:span text:style-name="T116">to </text:span><text:s/>filter <text:span text:style-name="T47">formproduct_fk,sequenceno</text:span> as 2 <text:tab/><text:tab/><text:tab/><text:tab/> <text:s text:c="3"/><text:span text:style-name="T116">from </text:span><text:span text:style-name="T58">form_template</text:span><text:span text:style-name="T116"> and get values as <text:tab/><text:tab/><text:tab/><text:tab/><text:tab/><text:tab/> <text:s text:c="3"/></text:span><text:span text:style-name="T58">templatehtml</text:span><text:span text:style-name="T116">,</text:span><text:span text:style-name="T58">css</text:span><text:span text:style-name="T116"> and </text:span><text:span text:style-name="T58">name</text:span><text:span text:style-name="T116"><text:tab/><text:tab/><text:tab/> <text:s/></text:span></text:p>
      <text:p text:style-name="P61"><text:span text:style-name="T50"><text:tab/></text:span><text:span text:style-name="T59">Response : </text:span><text:span text:style-name="T117">{</text:span></text:p>
      <text:p text:style-name="P72"><text:s text:c="3"/><text:tab/><text:tab/> <text:tab/>"templatehtml": "&lt;!DOCTYPE <text:tab/><text:tab/>html&gt;\n\n&lt;html&gt;\<text:tab/><text:tab/><text:tab/><text:tab/>n&lt;head&gt;\n&lt;/head&gt;\n&lt;body&gt;\n&lt;div style=\"text-align: <text:tab/><text:tab/><text:tab/><text:tab/>center;\"&gt;Hi&lt;/div&gt;\n&lt;/body&gt;\n&lt;/html&gt;",</text:p>
      <text:p text:style-name="P72"><text:s text:c="3"/><text:tab/><text:tab/> <text:tab/>"css": "*{box-sizing:border-box;}h1,h2,h3,h4,h5,h6{font-<text:tab/><text:tab/><text:tab/><text:tab/>weight:normal}.lineheight05pt { line-height: <text:tab/><text:tab/><text:tab/><text:tab/><text:tab/><text:tab/>7.5pt; }.lineheight10pt <text:tab/><text:tab/>{ line-<text:tab/><text:tab/>height: 15pt; }\<text:tab/><text:tab/><text:tab/><text:tab/>n <text:s text:c="3"/>.lineheight15pt { line-height: <text:tab/><text:tab/><text:tab/><text:tab/><text:tab/><text:tab/><text:tab/><text:tab/>22.5pt; }.lineheight20pt <text:tab/><text:tab/>{ line-height: <text:tab/><text:tab/><text:tab/><text:tab/><text:tab/><text:tab/>30pt; }.lineheight25pt <text:tab/><text:tab/>{ line-height: 37.5pt; }\<text:tab/><text:tab/><text:tab/><text:tab/><text:tab/>n <text:s text:c="3"/><text:tab/><text:tab/>.lineheight30pt { line-height: 45pt; }",</text:p>
      <text:p text:style-name="P72"><text:s text:c="3"/><text:tab/><text:tab/><text:tab/> "name": "SpineServiceLine_fdg_ADM_01"</text:p>
      <text:p text:style-name="P72"><text:tab/><text:tab/><text:tab/>}</text:p>
      <text:p text:style-name="P172"/>
      <text:p text:style-name="P69">6)<text:span text:style-name="T54">API URL :</text:span><text:a xlink:type="simple" xlink:href="http://192.168.7.53:5464/managedocument/loadpagelist" text:style-name="Internet_20_link" text:visited-style-name="Visited_20_Internet_20_Link"><text:span text:style-name="T50">http://192.168.7.53:5464/managedocument/</text:span></text:a><text:span text:style-name="T50">Templatehtmlcss</text:span></text:p>
      <text:p text:style-name="P56"><text:s text:c="3"/></text:p>
      <text:p text:style-name="P56"><text:s/><text:span text:style-name="T47"><text:s/></text:span><text:span text:style-name="T60">API METHOD: </text:span><text:span text:style-name="T118">POST</text:span></text:p>
      <text:p text:style-name="P56"><text:s/><text:tab/></text:p>
      <text:p text:style-name="P59"><text:s/><text:span text:style-name="T63">Table affected:</text:span><text:span text:style-name="T112"> <text:s/></text:span><text:span text:style-name="T121">design_product,design_item,design_template</text:span></text:p>
      <text:p text:style-name="P56"><text:soft-page-break/><text:s/><text:span text:style-name="T60">Payload:</text:span><text:span text:style-name="T118"> </text:span><text:span text:style-name="T60">for email</text:span><text:span text:style-name="T118">: {"dockey": "f</text:span><text:span text:style-name="T98">8a065ff-0e5f-41ea-bf1f-4d9ebb89ff04d3</text:span><text:span text:style-name="T118">",</text:span></text:p>
      <text:p text:style-name="P89"><text:tab/> <text:s/><text:tab/><text:tab/><text:tab/>"typeid": 5}</text:p>
      <text:p text:style-name="P87"><text:tab/></text:p>
      <text:p text:style-name="P58"><text:span text:style-name="T60"><text:tab/> <text:s text:c="3"/>for sms:</text:span><text:span text:style-name="T118">{"dockey": "f</text:span><text:span text:style-name="T98">8a065ff-0e5f-41ea-bf1f-4d9ebb89ff04d3</text:span><text:span text:style-name="T118">",</text:span></text:p>
      <text:p text:style-name="P87"><text:tab/><text:tab/> <text:s/>"typeid": 5}</text:p>
      <text:p text:style-name="P168">Descripition : <text:span text:style-name="T99">The </text:span><text:span text:style-name="T100">purpose of the api is used to show content of the email and sms document and replace some styles and tag in that response.</text:span></text:p>
      <text:p text:style-name="P87">i)<text:span text:style-name="T47">design_product</text:span> to filter dockey and check condition if dockey is present or <text:s text:c="57"/><text:tab/>not. If not present it will return response as <text:span text:style-name="T47">invalid dockey</text:span></text:p>
      <text:p text:style-name="P56"/>
      <text:p text:style-name="P87">ii)check if type_id == 5 it will call <text:span text:style-name="T47">get_template_html_with_css()</text:span></text:p>
      <text:p text:style-name="P87"><text:span text:style-name="T47"><text:s text:c="3"/>parameter : <text:s/></text:span>design_product object </text:p>
      <text:p text:style-name="P87"><text:s text:c="3"/><text:span text:style-name="T61">Description:</text:span><text:span text:style-name="T119"> This function is used to filter design_product <text:tab/><text:tab/>dockey ,design_item sequenceno as 1 and design_template to get templatehtml and replace with css and return </text:span><text:span text:style-name="T120">templatehtml</text:span></text:p>
      <text:p text:style-name="P87"><text:tab/></text:p>
      <text:p text:style-name="P87"/>
      <text:p text:style-name="P87">iii)type_id==6 it will <text:span text:style-name="T47">call get_text_for_sms()</text:span></text:p>
      <text:p text:style-name="P87"><text:span text:style-name="T47"><text:s text:c="4"/>parameter: </text:span>design_product object </text:p>
      <text:p text:style-name="P88"><text:s text:c="4"/><text:span text:style-name="T61">Description:</text:span><text:span text:style-name="T119"> This function is used to filter design_product <text:tab/><text:tab/>dockey ,design_item sequenceno as 1 and design_template to get <text:tab/>templatehtml </text:span><text:span text:style-name="T120">and findall p tag in templatehtml and iterate loop with next <text:tab/>line\n and replace some character with tag and return response</text:span></text:p>
      <text:p text:style-name="P174"/>
      <text:p text:style-name="P70"><text:span text:style-name="T121">7</text:span>)<text:span text:style-name="T54">APIURL:</text:span><text:a xlink:type="simple" xlink:href="http://192.168.7.53:5464/managedocument/" text:style-name="Internet_20_link" text:visited-style-name="Visited_20_Internet_20_Link"><text:span text:style-name="T50">http://192.168.7.53:5464/managedocument/</text:span></text:a><text:span text:style-name="T50"> <text:s/><text:tab/><text:tab/> <text:s/><text:tab/><text:tab/><text:tab/>reeditdesigntemplate</text:span></text:p>
      <text:p text:style-name="P70"><text:span text:style-name="T50"><text:s text:c="3"/></text:span><text:span text:style-name="T62">API Method :</text:span><text:span text:style-name="T121"> POST</text:span></text:p>
      <text:p text:style-name="P70"><text:span text:style-name="T97"><text:s text:c="3"/></text:span><text:span text:style-name="T62">Table Affected</text:span><text:span text:style-name="T97"> : </text:span><text:span text:style-name="T131">setting,design_product,design_item,design_template,</text:span></text:p>
      <text:p text:style-name="P108">form_product,form_item,form_template</text:p>
      <text:p text:style-name="P70"><text:s text:c="4"/><text:span text:style-name="T62">Payload :</text:span><text:span text:style-name="T121"> {</text:span></text:p>
      <text:p text:style-name="P90"><text:tab/><text:tab/>"formtype":1,</text:p>
      <text:p text:style-name="P90"><text:tab/><text:tab/>"userdata":12121,</text:p>
      <text:p text:style-name="P90"><text:tab/><text:tab/>"typename":"design"</text:p>
      <text:p text:style-name="P90"><text:tab/><text:tab/>}</text:p>
      <text:p text:style-name="P70"><text:s text:c="3"/><text:span text:style-name="T62">Description: </text:span><text:span text:style-name="T121">Purpose of the api is used to show </text:span><text:span text:style-name="T122">content of the survey document what we edited in the survey builder of both status as document as well as library.</text:span></text:p>
      <text:p text:style-name="P70"/>
      <text:p text:style-name="P70"><text:s/><text:span text:style-name="T122">i)Check condition of typename not in design and library.if not it will return response as done</text:span></text:p>
      <text:p text:style-name="P70"/>
      <text:p text:style-name="P95">ii)if typename as design default survey_json = ‘’ and sync_okay as False</text:p>
      <text:p text:style-name="P95"><text:s text:c="3"/>Call <text:span text:style-name="T47">sync_ob()</text:span></text:p>
      <text:p text:style-name="P95"><text:span text:style-name="T47"><text:s text:c="3"/>parameter : </text:span>request,survey_json,sync_okay</text:p>
      <text:p text:style-name="P95"><text:s text:c="3"/><text:tab/>i)It check if <text:span text:style-name="T47">viewtype</text:span> in <text:span text:style-name="T47">request</text:span> and <text:span text:style-name="T47">viewtype</text:span>!=’<text:span text:style-name="T47">DC</text:span>’</text:p>
      <text:p text:style-name="P95"><text:soft-page-break/><text:tab/><text:tab/>and viewtype is equal to <text:span text:style-name="T47">ob </text:span><text:span text:style-name="T123">it will </text:span><text:span text:style-name="T64">ssourl() </text:span></text:p>
      <text:p text:style-name="P96"><text:span text:style-name="T64"><text:tab/>Parameter: <text:s text:c="2"/><text:tab/><text:tab/></text:span><text:span text:style-name="T123">['OB_AUTH_SYNC_URL','OB_GETSURVEYSCORING_SYNC_URL',</text:span></text:p>
      <text:p text:style-name="P98"><text:tab/>'OB_USERNAME','OB_PASSWORD','OB_CAPTCHA'],env_type</text:p>
      <text:p text:style-name="P96"><text:s text:c="9"/><text:span text:style-name="T123">env_type: It is environment type from properties file which environment <text:tab/>we want to get url that’s it.</text:span></text:p>
      <text:p text:style-name="P175"/>
      <text:p text:style-name="P95"><text:span text:style-name="T64"><text:s text:c="4"/><text:tab/>Description: </text:span><text:span text:style-name="T123">This function is used to get url from </text:span><text:span text:style-name="T64">setting</text:span><text:span text:style-name="T123"> table </text:span><text:span text:style-name="T124">and call <text:tab/><text:tab/> <text:tab/> <text:s text:c="7"/>onboard portal for survey get scoring sync</text:span></text:p>
      <text:p text:style-name="P95"/>
      <text:p text:style-name="P100"><text:tab/>ii)<text:span text:style-name="T47">design_template</text:span> to filter <text:tab/><text:span text:style-name="T125">d</text:span><text:span text:style-name="T65">eisgnproduct_fk,designitem_fk_sequenceno as 2 </text:span><text:span text:style-name="T125">and</text:span><text:span text:style-name="T65"> <text:tab/>sequenceno</text:span><text:span text:style-name="T125"> as 1 in </text:span><text:span text:style-name="T65">design_template</text:span><text:span text:style-name="T125"> and get <text:tab/></text:span><text:span text:style-name="T65">survey</text:span><text:span text:style-name="T125">,</text:span><text:span text:style-name="T65">name</text:span><text:span text:style-name="T125">,</text:span><text:span text:style-name="T65">masterdocumentname</text:span><text:span text:style-name="T125"> and </text:span><text:span text:style-name="T65">status</text:span></text:p>
      <text:p text:style-name="P100"/>
      <text:p text:style-name="P101"><text:tab/>i<text:span text:style-name="T127">ii</text:span>)after getting <text:span text:style-name="T47">survey</text:span> from <text:span text:style-name="T47">design_template </text:span>and check condition type <text:tab/>of survey <text:span text:style-name="T126">type is str or not and load it</text:span></text:p>
      <text:p text:style-name="P101"/>
      <text:p text:style-name="P101"><text:span text:style-name="T127"><text:tab/>iv)And check condition if design_template if value present it will append <text:tab/>data <text:tab/>to templist</text:span><text:span text:style-name="T126"> </text:span></text:p>
      <text:p text:style-name="P101"><text:tab/></text:p>
      <text:p text:style-name="P101"><text:tab/><text:span text:style-name="T128">v)call </text:span><text:span text:style-name="T67">add_scoring()</text:span></text:p>
      <text:p text:style-name="P103"><text:span text:style-name="T67"><text:s text:c="12"/></text:span><text:span text:style-name="T68">parameter : </text:span><text:span text:style-name="T129">templist, survey_json, request, sync_okay</text:span><text:span text:style-name="T67"><text:tab/></text:span></text:p>
      <text:p text:style-name="P103"><text:span text:style-name="T67"><text:tab/> <text:s text:c="2"/></text:span><text:span text:style-name="T129">i)check type templist of survey if it is dict it will load to templist of <text:tab/> <text:tab/> <text:s text:c="4"/>survey else it will loads using json.loads to change type</text:span></text:p>
      <text:p text:style-name="P103"><text:tab/></text:p>
      <text:p text:style-name="P103"><text:s text:c="11"/><text:tab/><text:span text:style-name="T129">i)check condition scoring is present in templ</text:span><text:span text:style-name="T130">ist of suvey in zeroth <text:tab/><text:tab/> <text:s/>index.if statisfy it will goes to check not none of templist of <text:tab/><text:tab/><text:tab/> <text:s/>survey <text:s/>scoring</text:span></text:p>
      <text:p text:style-name="P103"><text:s/><text:tab/><text:tab/><text:tab/><text:span text:style-name="T130">i)sync_okay == True and viewtype in request and <text:tab/><text:tab/><text:tab/><text:tab/><text:tab/>viewtype==’ob’ and (survey_json!=’Data not found ‘ and <text:tab/><text:tab/><text:tab/><text:tab/>survey_json!=’failure’)</text:span></text:p>
      <text:p text:style-name="P104"><text:tab/><text:tab/><text:tab/><text:span text:style-name="T130">And loads in templist of survey </text:span></text:p>
      <text:p text:style-name="P104"><text:tab/><text:tab/><text:span text:style-name="T130">ii)else</text:span></text:p>
      <text:p text:style-name="P106"><text:tab/><text:tab/><text:tab/> if check condition of templist of survey scoring is dict </text:p>
      <text:p text:style-name="P104"><text:tab/><text:tab/> <text:s text:c="2"/><text:span text:style-name="T130">dumps the survey scoring into templlist list of survey scoring </text:span><text:tab/><text:tab/></text:p>
      <text:p text:style-name="P104"><text:tab/><text:tab/></text:p>
      <text:p text:style-name="P106"><text:tab/><text:tab/><text:tab/>ii)else loads the survey scoring into templlist list of survey <text:tab/><text:tab/><text:tab/><text:tab/> <text:s/>scoring</text:p>
      <text:p text:style-name="P103"><text:span text:style-name="T67"><text:tab/></text:span><text:span text:style-name="T130">vi)finally return the </text:span><text:span text:style-name="T69">templist</text:span><text:span text:style-name="T130"> as response</text:span><text:span text:style-name="T67"><text:tab/></text:span></text:p>
      <text:p text:style-name="P101"/>
      <text:p text:style-name="P101"><text:span text:style-name="T127">iii</text:span><text:span text:style-name="T122">)if </text:span><text:span text:style-name="T127">viewtype is not in request.data and set viewtype = None</text:span></text:p>
      <text:p text:style-name="P101"><text:s text:c="6"/></text:p>
      <text:p text:style-name="P105">iv)Call this function <text:span text:style-name="T47">sync_ob()</text:span></text:p>
      <text:p text:style-name="P105"><text:span text:style-name="T47"><text:s text:c="4"/>parameter : </text:span><text:span text:style-name="T122">request,survey_json,sync_okay</text:span></text:p>
      <text:p text:style-name="P105"><text:soft-page-break/><text:tab/><text:span text:style-name="T122">i)It check if </text:span><text:span text:style-name="T66">viewtype</text:span><text:span text:style-name="T122"> in </text:span><text:span text:style-name="T66">request</text:span><text:span text:style-name="T122"> and </text:span><text:span text:style-name="T66">viewtype</text:span><text:span text:style-name="T122">!=’</text:span><text:span text:style-name="T66">DC</text:span><text:span text:style-name="T122">’</text:span></text:p>
      <text:p text:style-name="P97"><text:tab/><text:tab/>and viewtype is equal to <text:span text:style-name="T47">ob </text:span><text:span text:style-name="T123">it will </text:span><text:span text:style-name="T64">ssourl() </text:span></text:p>
      <text:p text:style-name="P97"><text:span text:style-name="T64"><text:tab/><text:tab/>Parameter: <text:s text:c="2"/><text:tab/><text:tab/><text:tab/></text:span><text:span text:style-name="T123">['OB_AUTH_SYNC_URL','OB_GETSURVEYSCORING_SYNC_URL',</text:span></text:p>
      <text:p text:style-name="P99"><text:tab/>'OB_USERNAME','OB_PASSWORD','OB_CAPTCHA'],env_type</text:p>
      <text:p text:style-name="P97"><text:s text:c="9"/><text:span text:style-name="T123">env_type: It is environment type from properties file which environment <text:tab/>we want to get url that’s it.</text:span></text:p>
      <text:p text:style-name="P176"/>
      <text:p text:style-name="P97"><text:span text:style-name="T64"><text:s text:c="4"/><text:tab/>Description: </text:span><text:span text:style-name="T123">This function is used to get url from </text:span><text:span text:style-name="T64">setting</text:span><text:span text:style-name="T123"> table </text:span><text:span text:style-name="T124">and call <text:tab/><text:tab/> <text:tab/> <text:s text:c="7"/>onboard portal for survey get scoring sync</text:span></text:p>
      <text:p text:style-name="P102"/>
      <text:p text:style-name="P102"><text:tab/></text:p>
      <text:p text:style-name="P102"/>
      <text:p text:style-name="P105">v)check condition if viewtype!=’ob’:</text:p>
      <text:p text:style-name="P105"><text:tab/><text:tab/>It filter formproduct_fk,formitem_fk__sequenceno as 2 and <text:tab/><text:tab/><text:tab/>sequenceno as 1 and exclude master and get values as name,master_documentname,name </text:p>
      <text:p text:style-name="P102"><text:tab/> <text:s text:c="2"/><text:span text:style-name="T128">else:</text:span></text:p>
      <text:p text:style-name="P102"><text:tab/><text:tab/><text:span text:style-name="T128">It filter formproduct_fk,formitem_fk__sequenceno as 1,2 and <text:tab/><text:tab/><text:tab/>sequenceno as 1 and exclude master and get values as name,master_documentname,name </text:span><text:tab/><text:tab/></text:p>
      <text:p text:style-name="P105">vi)<text:span text:style-name="T125">i</text:span><text:span text:style-name="T127">ii</text:span><text:span text:style-name="T125">)after getting </text:span><text:span text:style-name="T65">survey</text:span><text:span text:style-name="T125"> from </text:span>form_template<text:span text:style-name="T65"> </text:span><text:span text:style-name="T125">and check condition type <text:tab/>of survey </text:span><text:span text:style-name="T126">type is str or not and load it</text:span><text:tab/></text:p>
      <text:p text:style-name="P105"/>
      <text:p text:style-name="P105"/>
      <text:p text:style-name="P102"><text:span text:style-name="T127">v</text:span><text:span text:style-name="T128">ii</text:span><text:span text:style-name="T127">)And check condition if </text:span><text:span text:style-name="T130">form</text:span><text:span text:style-name="T127">_template if value present it will append <text:tab/>data <text:tab/>to templist</text:span></text:p>
      <text:p text:style-name="P102"/>
      <text:p text:style-name="P104"><text:span text:style-name="T128">v)call </text:span><text:span text:style-name="T67">add_scoring()</text:span></text:p>
      <text:p text:style-name="P104"><text:span text:style-name="T67"><text:s text:c="12"/></text:span><text:span text:style-name="T68">parameter : </text:span><text:span text:style-name="T129">templist, survey_json, request, sync_okay</text:span><text:span text:style-name="T67"><text:tab/></text:span></text:p>
      <text:p text:style-name="P104"><text:span text:style-name="T67"><text:tab/> <text:s text:c="2"/></text:span><text:span text:style-name="T129">i)check type templist of survey if it is dict it will load to templist of <text:tab/> <text:tab/> <text:s text:c="4"/>survey else it will loads using json.loads to change type</text:span></text:p>
      <text:p text:style-name="P104"><text:tab/></text:p>
      <text:p text:style-name="P104"><text:s text:c="11"/><text:tab/><text:span text:style-name="T129">i)check condition scoring is present in templ</text:span><text:span text:style-name="T130">ist of suvey in zeroth <text:tab/><text:tab/> <text:s/>index.if statisfy it will goes to check not none of templist of <text:tab/><text:tab/><text:tab/> <text:s/>survey <text:s/>scoring</text:span></text:p>
      <text:p text:style-name="P104"><text:s/><text:tab/><text:tab/><text:tab/><text:span text:style-name="T130">i)sync_okay == True and viewtype in request and <text:tab/><text:tab/><text:tab/><text:tab/><text:tab/>viewtype==’ob’ and (survey_json!=’Data not found ‘ and <text:tab/><text:tab/><text:tab/><text:tab/>survey_json!=’failure’)</text:span></text:p>
      <text:p text:style-name="P104"><text:tab/><text:tab/><text:tab/><text:span text:style-name="T130">And loads in templist of survey </text:span></text:p>
      <text:p text:style-name="P104"><text:tab/><text:tab/><text:span text:style-name="T130">ii)else</text:span></text:p>
      <text:p text:style-name="P106"><text:tab/><text:tab/><text:tab/> if check condition of templist of survey scoring is dict </text:p>
      <text:p text:style-name="P104"><text:tab/><text:tab/> <text:s text:c="2"/><text:span text:style-name="T130">dumps the survey scoring into templlist list of survey scoring </text:span><text:tab/><text:tab/></text:p>
      <text:p text:style-name="P104"><text:tab/><text:tab/></text:p>
      <text:p text:style-name="P106"><text:soft-page-break/><text:tab/><text:tab/><text:tab/>ii)else loads the survey scoring into templlist list of survey <text:tab/><text:tab/><text:tab/><text:tab/> <text:s/>scoring</text:p>
      <text:p text:style-name="P104"><text:span text:style-name="T130">vi)finally return the </text:span><text:span text:style-name="T69">templist</text:span><text:span text:style-name="T130"> as response</text:span></text:p>
      <text:p text:style-name="P107"><text:s/></text:p>
      <text:p text:style-name="P197"><text:span text:style-name="T47">Response: </text:span>{'name': 'standard card',</text:p>
      <text:p text:style-name="P197">'master_docname': 'standard card',</text:p>
      <text:p text:style-name="P197">'status': inprogress’</text:p>
      <text:p text:style-name="P197"><text:s text:c="16"/>}</text:p>
      <text:p text:style-name="P108">8)<text:span text:style-name="T54">APIURL:</text:span><text:a xlink:type="simple" xlink:href="http://192.168.7.53:5464/managedocument/" text:style-name="Internet_20_link" text:visited-style-name="Visited_20_Internet_20_Link"><text:span text:style-name="T50">http://192.168.7.53:5464/managedocument/</text:span></text:a><text:span text:style-name="T50"> <text:s/><text:tab/><text:tab/> <text:s/><text:tab/><text:tab/><text:tab/>create_new_document_code_url</text:span></text:p>
      <text:p text:style-name="P73"><text:span text:style-name="T50"><text:s text:c="3"/></text:span><text:span text:style-name="T62">API Method :</text:span><text:span text:style-name="T121"> POST</text:span></text:p>
      <text:p text:style-name="P73"><text:span text:style-name="T97"><text:s text:c="3"/></text:span><text:span text:style-name="T62">Table Affected</text:span><text:span text:style-name="T97"> : </text:span><text:span text:style-name="T132">form_category</text:span></text:p>
      <text:p text:style-name="P73"><text:s text:c="4"/><text:span text:style-name="T62">Payload :</text:span><text:span text:style-name="T121">{</text:span></text:p>
      <text:p text:style-name="P73"><text:span text:style-name="T121"><text:s/><text:tab/> "Documentname": "</text:span><text:span text:style-name="T132">new</text:span><text:span text:style-name="T121">",</text:span></text:p>
      <text:p text:style-name="P184"><text:span text:style-name="T23"><text:s text:c="2"/><text:tab/>"Documentcode": "</text:span><text:span text:style-name="T24">ACC</text:span><text:span text:style-name="T23">",</text:span></text:p>
      <text:p text:style-name="P91"><text:s text:c="2"/><text:tab/>"Paper_Stock": "White",</text:p>
      <text:p text:style-name="P73"><text:span text:style-name="T121"><text:s text:c="2"/><text:tab/>"insert_option": "</text:span><text:span text:style-name="T132">1</text:span><text:span text:style-name="T121">",</text:span></text:p>
      <text:p text:style-name="P91"><text:s text:c="2"/><text:tab/>"SignatureRequired": true,</text:p>
      <text:p text:style-name="P91"><text:s/><text:tab/> "SignaturePadRequired": true,</text:p>
      <text:p text:style-name="P91"><text:s/><text:tab/> "Bre_choice": true,</text:p>
      <text:p text:style-name="P91"><text:s/><text:tab/> "pj_choice": true</text:p>
      <text:p text:style-name="P91"><text:tab/>}</text:p>
      <text:p text:style-name="P73"><text:s text:c="3"/><text:span text:style-name="T62">Description: </text:span><text:span text:style-name="T121">Purpose of the api is used to </text:span><text:span text:style-name="T132">create new document code in </text:span><text:span text:style-name="T70">DC</text:span><text:span text:style-name="T132"> from </text:span><text:span text:style-name="T70">RC ADMIN</text:span><text:span text:style-name="T132"> as well as </text:span><text:span text:style-name="T70">DC</text:span><text:span text:style-name="T132"> same api.</text:span></text:p>
      <text:p text:style-name="P73"/>
      <text:p text:style-name="P110">It will insert one new record into <text:span text:style-name="T47">form_category </text:span>table</text:p>
      <text:p text:style-name="P73"/>
      <text:p text:style-name="P109"><text:span text:style-name="T47">Response</text:span>: success</text:p>
      <text:p text:style-name="P73"/>
      <text:p text:style-name="P109">9)<text:span text:style-name="T54">APIURL:</text:span><text:a xlink:type="simple" xlink:href="http://192.168.7.53:5464/managedocument/" text:style-name="Internet_20_link" text:visited-style-name="Visited_20_Internet_20_Link"><text:span text:style-name="T50">http://192.168.7.53:5464/managedocument/</text:span></text:a><text:span text:style-name="T50"> <text:s/><text:tab/><text:tab/> <text:s/><text:tab/><text:tab/><text:tab/>jsonProcessor</text:span></text:p>
      <text:p text:style-name="P74"><text:span text:style-name="T50"><text:s text:c="3"/></text:span><text:span text:style-name="T62">API Method :</text:span><text:span text:style-name="T121"> POST</text:span></text:p>
      <text:p text:style-name="P74"><text:span text:style-name="T97"><text:s text:c="3"/></text:span><text:span text:style-name="T62">Table Affected</text:span><text:span text:style-name="T97"> : </text:span><text:span text:style-name="T132">design_template,design_product</text:span></text:p>
      <text:p text:style-name="P74"><text:s text:c="4"/><text:span text:style-name="T62">Payload :</text:span><text:span text:style-name="T121">{</text:span></text:p>
      <text:p text:style-name="P92"><text:tab/>"formtype":1,</text:p>
      <text:p text:style-name="P92"><text:tab/>"userdata":12121,</text:p>
      <text:p text:style-name="P92"><text:tab/>"typename":"design"</text:p>
      <text:p text:style-name="P92"><text:tab/>}</text:p>
      <text:p text:style-name="P169"><text:s text:c="2"/></text:p>
      <text:p text:style-name="P74"><text:span text:style-name="T62">Description: </text:span><text:span text:style-name="T121">Purpose of the api is used </text:span><text:span text:style-name="T132">to remove unnecessary keys from survey json what we create from dc,it will process the json and return it the response</text:span></text:p>
      <text:p text:style-name="P74"/>
      <text:p text:style-name="P110">i)Filter <text:span text:style-name="T47">Design_template</text:span> to get survey json and get masterdocumentname using <text:span text:style-name="T47">design_product </text:span></text:p>
      <text:p text:style-name="P177"><text:soft-page-break/></text:p>
      <text:p text:style-name="P110"><text:span text:style-name="T121">i</text:span>i)write json file into in this path <text:span text:style-name="T47">D:</text:span><text:a xlink:type="simple" xlink:href="smb://GIT//RCDC//text.txt" text:style-name="Internet_20_link" text:visited-style-name="Visited_20_Internet_20_Link"><text:span text:style-name="T47">\\GIT\\RCDC\\text.txt</text:span></text:a><text:span text:style-name="T47">.</text:span></text:p>
      <text:p text:style-name="P177"/>
      <text:p text:style-name="P110">iii)And remove some keys stored in the variable <text:span text:style-name="T47">deletables.</text:span></text:p>
      <text:p text:style-name="P177"/>
      <text:p text:style-name="P110">iv)<text:span text:style-name="T47">insideDictionary2</text:span> call this function to remove unneccesary keys from survey json</text:p>
      <text:p text:style-name="P110"><text:span text:style-name="T47">parameter</text:span> : <text:s/>survey_json,deletables</text:p>
      <text:p text:style-name="P110"/>
      <text:p text:style-name="P109"><text:span text:style-name="T62">R</text:span><text:span text:style-name="T47">esponse : <text:s/></text:span>[{"survey": {"name": mastername of document, "survey": preprocess json}}]</text:p>
      <text:p text:style-name="P70"/>
      <text:p text:style-name="P70"/>
      <text:p text:style-name="P70"/>
      <text:p text:style-name="P109"><text:span text:style-name="T47">10)</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managedocument/getrcdesignview</text:span></text:p>
      <text:p text:style-name="P74"><text:span text:style-name="T50"><text:s text:c="3"/></text:span><text:span text:style-name="T62">API Method :</text:span><text:span text:style-name="T121"> POST</text:span></text:p>
      <text:p text:style-name="P74"><text:span text:style-name="T97"><text:s text:c="3"/></text:span><text:span text:style-name="T62">Table Affected</text:span><text:span text:style-name="T97"> : </text:span><text:span text:style-name="T132">design_template,design_product</text:span></text:p>
      <text:p text:style-name="P74"><text:s text:c="4"/><text:span text:style-name="T62">Payload </text:span><text:span text:style-name="T70">for RC ADMIN</text:span><text:span text:style-name="T62">:</text:span><text:span text:style-name="T121">{"rmode":"view",</text:span></text:p>
      <text:p text:style-name="P92"><text:tab/><text:tab/><text:tab/>"newdockey":"0",</text:p>
      <text:p text:style-name="P92"><text:tab/><text:tab/><text:tab/>"olddockey":"aGpnaGpzYWdoZGdqaGpkNTg2NTQ1NjIzNj<text:tab/><text:tab/><text:tab/>Qy"}</text:p>
      <text:p text:style-name="P74"/>
      <text:p text:style-name="P74"><text:span text:style-name="T62"><text:s text:c="3"/>Payload </text:span><text:span text:style-name="T70">for OB </text:span><text:span text:style-name="T62">: </text:span>{"rmode":"view",</text:p>
      <text:p text:style-name="P74"><text:tab/><text:tab/><text:tab/><text:tab/>"newdockey":"aGpnaGpzYWdoZGdqaGpkNTU2Mg=",</text:p>
      <text:p text:style-name="P74"><text:tab/><text:tab/><text:tab/><text:tab/>"olddockey":"aGpnaGpzYWdoZGdqaGpkNTg2NTQ1N<text:tab/><text:tab/><text:tab/><text:tab/>jIzNjQy",</text:p>
      <text:p text:style-name="P74"><text:tab/><text:tab/><text:tab/><text:tab/>"viewType":"ob",</text:p>
      <text:p text:style-name="P74"><text:tab/><text:tab/><text:tab/><text:tab/>"vmi":"232",</text:p>
      <text:p text:style-name="P74"><text:tab/><text:tab/><text:tab/><text:tab/>"rurl":"dsd"}</text:p>
      <text:p text:style-name="P169"><text:s text:c="2"/></text:p>
      <text:p text:style-name="P75"><text:span text:style-name="T62">Description: </text:span><text:span text:style-name="T121">Purpose of the api is used </text:span><text:span text:style-name="T132">to </text:span><text:span text:style-name="T70">view document </text:span><text:span text:style-name="T132">from RC ADMIN as well as onboard high frame.</text:span><text:span text:style-name="T133">from RC admin and ob wise dockey will be stored in both portal so our side we will say it as designproductid.</text:span></text:p>
      <text:p text:style-name="P110">So that it is reason we will return response as designproductid ,status and type for paritcular dockey</text:p>
      <text:p text:style-name="P74"/>
      <text:p text:style-name="P110">i)check condition viewType if <text:span text:style-name="T47">viewType</text:span> in request.data</text:p>
      <text:p text:style-name="P110"><text:tab/>if condition satisy it will call <text:span text:style-name="T47">get_response_for_viewtype</text:span></text:p>
      <text:p text:style-name="P110"><text:span text:style-name="T47"><text:tab/>parameter : </text:span>request </text:p>
      <text:p text:style-name="P111"><text:tab/><text:span text:style-name="T134">check condition </text:span></text:p>
      <text:p text:style-name="P111"><text:span text:style-name="T134"><text:tab/>if </text:span><text:span text:style-name="T71">uniquerefid</text:span><text:span text:style-name="T134"> in request.data if condition satisfy </text:span></text:p>
      <text:p text:style-name="P111"><text:span text:style-name="T134"><text:tab/><text:tab/>it will go </text:span><text:span text:style-name="T71">base64</text:span><text:span text:style-name="T134"> <text:tab/></text:span><text:span text:style-name="T71">decode</text:span><text:span text:style-name="T134"> for </text:span><text:span text:style-name="T71">olddockey</text:span></text:p>
      <text:p text:style-name="P111"><text:tab/><text:span text:style-name="T134">else </text:span></text:p>
      <text:p text:style-name="P111"><text:span text:style-name="T134"><text:tab/><text:tab/>it will get normal </text:span><text:span text:style-name="T71">uniquerefid</text:span><text:tab/><text:tab/></text:p>
      <text:p text:style-name="P74"><text:soft-page-break/><text:tab/></text:p>
      <text:p text:style-name="P74"><text:tab/><text:span text:style-name="T134">value = Design_product filter dockey and get designproductid, <text:tab/><text:tab/><text:tab/><text:tab/>formtype_fk, status, businessunit_fk, formcategory_fk, <text:tab/><text:tab/><text:tab/><text:tab/>useraccount_fk, clientid</text:span></text:p>
      <text:p text:style-name="P112"><text:tab/>value1= form_product filter dockey and get <text:span text:style-name="T117">formproductid, formtype_fk, <text:tab/><text:tab/>status,businessunit_fk, formcategory_fk, useraccount_fk, clientid</text:span></text:p>
      <text:p text:style-name="P74"/>
      <text:p text:style-name="P74"><text:tab/><text:span text:style-name="T134">if value1:</text:span></text:p>
      <text:p text:style-name="P76"><text:tab/><text:tab/><text:span text:style-name="T134">check condition if value value[‘designproductid] else 0 and add <text:s text:c="2"/><text:tab/><text:tab/></text:span>formproductid, <text:span text:style-name="T134">formtype_fk, status</text:span></text:p>
      <text:p text:style-name="P74"><text:span text:style-name="T134"><text:tab/>el</text:span><text:span text:style-name="T135">if value</text:span><text:span text:style-name="T134">:</text:span></text:p>
      <text:p text:style-name="P76"><text:tab/><text:tab/><text:span text:style-name="T134">check condition if value1 value[‘</text:span>formproductid<text:span text:style-name="T134">] else 0 and add <text:s text:c="2"/><text:tab/>designproductid</text:span>, <text:span text:style-name="T134">formtype_fk, status</text:span></text:p>
      <text:p text:style-name="P76"><text:tab/><text:span text:style-name="T135">return response</text:span></text:p>
      <text:p text:style-name="P113">ii)check rmode ==’view’; and another condition newdockey =0:</text:p>
      <text:p text:style-name="P113"><text:tab/>decode the olddockey using base64 and design_product get status,formtype_fk and deisgnproductid</text:p>
      <text:p text:style-name="P113"/>
      <text:p text:style-name="P113">iii)decode the olddockey and newdockey using base64 and design_product get status,formtype_fk and deisgnproductid</text:p>
      <text:p text:style-name="P74"/>
      <text:p text:style-name="P74"><text:span text:style-name="T62">R</text:span><text:span text:style-name="T70">esponse : <text:s/></text:span><text:span text:style-name="T132">{</text:span></text:p>
      <text:p text:style-name="P74"><text:span text:style-name="T132"><text:s text:c="24"/>"formtype_fk": </text:span><text:span text:style-name="T135">type of document</text:span><text:span text:style-name="T132">,</text:span></text:p>
      <text:p text:style-name="P74"><text:span text:style-name="T132"><text:s text:c="24"/>"status":</text:span><text:span text:style-name="T135">status of document,</text:span></text:p>
      <text:p text:style-name="P109"><text:s text:c="24"/>"designproductId": designproductid</text:p>
      <text:p text:style-name="P109"><text:s text:c="20"/>}</text:p>
      <text:p text:style-name="P114"><text:s text:c="4"/></text:p>
      <text:p text:style-name="P114"/>
      <text:p text:style-name="P115">11)<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managedocument/rcdcderiveddocument</text:span></text:p>
      <text:p text:style-name="P77"><text:span text:style-name="T50"><text:s text:c="3"/></text:span><text:span text:style-name="T62">API Method :</text:span><text:span text:style-name="T121"> POST</text:span></text:p>
      <text:p text:style-name="P77"><text:span text:style-name="T97"><text:s text:c="3"/></text:span><text:span text:style-name="T62">Table Affected</text:span><text:span text:style-name="T97"> : </text:span><text:span text:style-name="T132">design_template,design_product</text:span></text:p>
      <text:p text:style-name="P77"><text:s text:c="4"/><text:span text:style-name="T62">Payload :</text:span><text:span text:style-name="T121">{"Businessunit":"ACCC",</text:span></text:p>
      <text:p text:style-name="P93"><text:tab/><text:tab/>"Documentcode":1,</text:p>
      <text:p text:style-name="P93"><text:tab/><text:tab/>"Documentcategory":1,</text:p>
      <text:p text:style-name="P93"><text:tab/><text:tab/>"Documentname":"ha"</text:p>
      <text:p text:style-name="P93"><text:tab/><text:tab/>"Masterdocumentname":"dsd",</text:p>
      <text:p text:style-name="P93"><text:tab/><text:tab/>"Documenttype":1,</text:p>
      <text:p text:style-name="P93"><text:tab/><text:tab/>"template":derived document",</text:p>
      <text:p text:style-name="P93"><text:tab/><text:tab/>"driveddocument":""</text:p>
      <text:p text:style-name="P93"><text:tab/><text:tab/>"height":1056,</text:p>
      <text:p text:style-name="P93"><text:tab/><text:tab/>"width":816,</text:p>
      <text:p text:style-name="P93"><text:tab/><text:tab/>"Documenttitle":"dsd"</text:p>
      <text:p text:style-name="P77"><text:span text:style-name="T121"><text:tab/><text:tab/>"oldDocKey":"</text:span><text:span text:style-name="T136">7a3b92a31d90782ca6f2289b121b62b2</text:span><text:span text:style-name="T121">",</text:span></text:p>
      <text:p text:style-name="P77"><text:span text:style-name="T121"><text:tab/><text:tab/>"newDocKey":"</text:span><text:span text:style-name="T136">7a3b92a31d90782ca6f2289b121b62b</text:span><text:span text:style-name="T137">3</text:span><text:span text:style-name="T121">",</text:span></text:p>
      <text:p text:style-name="P93"><text:soft-page-break/><text:tab/><text:tab/>"rc_image":""}</text:p>
      <text:p text:style-name="P28">i)<text:span text:style-name="T92">I</text:span>t goes <text:s/>to call <text:span text:style-name="T47">rc_imagefile()</text:span> and check extension of image if ext is jpeg ext <text:tab/>=jpg.finally it write a new image file using img base 64 here <text:s text:c="2"/><text:tab/>Thubnails/form/'+str(documenttitle)+'.'+ext,'wb'</text:p>
      <text:p text:style-name="P28"><text:tab/>return path of image file where we write it </text:p>
      <text:p text:style-name="P30">ii)<text:span text:style-name="T91"> </text:span><text:span text:style-name="T47">get_doccode</text:span><text:span text:style-name="T49">()</text:span>: This function is used to return formcategory code</text:p>
      <text:p text:style-name="P28"><text:s text:c="6"/><text:span text:style-name="T48">parameter</text:span><text:span text:style-name="T93"> : </text:span><text:s/><text:span text:style-name="T93">documentcodevalue</text:span></text:p>
      <text:p text:style-name="P43">iii)check condition formcategory <text:span text:style-name="T138">== ‘ACCC_PostCard’</text:span></text:p>
      <text:p text:style-name="P43"><text:tab/>formcategorycode = 'ACCC'</text:p>
      <text:p text:style-name="P43"/>
      <text:p text:style-name="P44">iv)filter <text:span text:style-name="T47">businessunit</text:span> table using <text:span text:style-name="T47">bu code</text:span> and get <text:span text:style-name="T47">bu_obj</text:span> for <text:span text:style-name="T47">design_product</text:span> entry</text:p>
      <text:p text:style-name="P28"/>
      <text:p text:style-name="P35">iv)if path:</text:p>
      <text:p text:style-name="P35"><text:tab/><text:span text:style-name="T49">Description : </text:span>Here we can insert a new record into design_product with <text:span text:style-name="T96"><text:s text:c="12"/></text:span></text:p>
      <text:p text:style-name="P35"><text:s text:c="33"/><text:span text:style-name="T96">rc_image</text:span></text:p>
      <text:p text:style-name="P35"><text:s text:c="3"/>else:</text:p>
      <text:p text:style-name="P45"><text:tab/><text:span text:style-name="T47">design_product</text:span> table filter using olddockey and get last object </text:p>
      <text:p text:style-name="P35"><text:tab/><text:span text:style-name="T49">Description : </text:span>Here we can insert a new record <text:span text:style-name="T139">what we get in filter object</text:span> into <text:tab/><text:span text:style-name="T47">design_product </text:span><text:span text:style-name="T139">table </text:span>without<text:span text:style-name="T95"> rc_image</text:span></text:p>
      <text:p text:style-name="P35"/>
      <text:p text:style-name="P35"/>
      <text:p text:style-name="P45">v)filter design_product table using new_dockey and order by designproductid and <text:tab/>first of record <text:s/>and check condition </text:p>
      <text:p text:style-name="P45"><text:tab/>if not design_product:</text:p>
      <text:p text:style-name="P45"><text:tab/><text:tab/>It will return response as failed to create design product</text:p>
      <text:p text:style-name="P39">v) doc_template = “Create New” as <text:span text:style-name="T47">global variable</text:span></text:p>
      <text:p text:style-name="P39"><text:tab/>template = “Create New”</text:p>
      <text:p text:style-name="P39"><text:tab/>check condition for <text:s/>creating new document or derived</text:p>
      <text:p text:style-name="P39"><text:tab/>if template ==doc_template:</text:p>
      <text:p text:style-name="P39"><text:tab/><text:tab/>call this function to create new document <text:span text:style-name="T47">newdocument</text:span>()</text:p>
      <text:p text:style-name="P39"><text:tab/><text:tab/><text:span text:style-name="T47">parameter</text:span> : documenttype, masterdocumentname, <text:tab/><text:tab/><text:tab/><text:tab/> <text:s text:c="5"/>design_product.designproductid, height, width.</text:p>
      <text:p text:style-name="P12"><text:tab/> <text:s text:c="5"/>It will check condition document type with 1,2,3,4,5,6,7</text:p>
      <text:p text:style-name="P12"><text:tab/><text:span text:style-name="T101">elif template == ‘derived document’:</text:span></text:p>
      <text:p text:style-name="P13"><text:span text:style-name="T101"><text:tab/><text:tab/></text:span><text:span text:style-name="T99">call this function to create new document </text:span>rcderiveddocument()</text:p>
      <text:p text:style-name="P14"><text:span text:style-name="T101"><text:tab/><text:tab/></text:span>parameter<text:span text:style-name="T99"> :driveddocument, documenttype, <text:tab/><text:tab/><text:tab/><text:tab/><text:tab/><text:tab/><text:tab/>masterdocumentname,design_product.designproductid, <text:tab/><text:tab/><text:tab/><text:tab/>height,width,old_doc_key</text:span></text:p>
      <text:p text:style-name="P14"><text:span text:style-name="T99"><text:tab/><text:tab/></text:span><text:span text:style-name="T102">i)And check condition if documenttype == 1</text:span></text:p>
      <text:p text:style-name="P14"><text:span text:style-name="T102"><text:tab/><text:tab/><text:tab/></text:span><text:span text:style-name="T99">call this function to create new </text:span><text:span text:style-name="T102">structure </text:span><text:span text:style-name="T99">document <text:s/><text:tab/><text:tab/><text:tab/><text:tab/> <text:s text:c="17"/></text:span><text:span text:style-name="T140">derivedstructuredoc()</text:span></text:p>
      <text:p text:style-name="P14"><text:tab/><text:tab/><text:tab/><text:span text:style-name="T141">parameter:</text:span><text:span text:style-name="T99">formproductid, documentname1, <text:tab/><text:tab/><text:tab/><text:tab/><text:tab/><text:tab/><text:tab/><text:tab/>designproductid</text:span></text:p>
      <text:p text:style-name="P18"><text:tab/><text:tab/><text:tab/></text:p>
      <text:p text:style-name="P14"><text:soft-page-break/><text:span text:style-name="T99"><text:tab/><text:tab/><text:tab/></text:span><text:span text:style-name="T106">i)</text:span><text:span text:style-name="T141">form_item</text:span><text:span text:style-name="T103"> to filter </text:span><text:span text:style-name="T141">sequenceno</text:span><text:span text:style-name="T103"> 2 and</text:span><text:span text:style-name="T141"> formproduct_fk_id</text:span><text:span text:style-name="T103"> <text:tab/><text:tab/><text:tab/>get first object </text:span></text:p>
      <text:p text:style-name="P14"><text:span text:style-name="T103"><text:tab/><text:tab/><text:tab/></text:span><text:span text:style-name="T106">ii)</text:span><text:span text:style-name="T142">form_template</text:span><text:span text:style-name="T104"> to filter formtiem object and get </text:span><text:span text:style-name="T142">tempjson</text:span><text:span text:style-name="T104"> </text:span></text:p>
      <text:p text:style-name="P14"><text:span text:style-name="T104"><text:tab/><text:tab/><text:tab/>after getting </text:span><text:span text:style-name="T142">tempjson</text:span><text:span text:style-name="T104"> iterate </text:span><text:span text:style-name="T142">tempjson</text:span><text:span text:style-name="T104"> and replace and <text:tab/><text:tab/><text:tab/><text:tab/>store into </text:span><text:span text:style-name="T142">listjson</text:span></text:p>
      <text:p text:style-name="P14"><text:tab/><text:tab/><text:tab/></text:p>
      <text:p text:style-name="P14"><text:tab/><text:tab/><text:tab/><text:span text:style-name="T144">iii)</text:span><text:span text:style-name="T104">insert new two record into </text:span><text:span text:style-name="T142">design_item</text:span><text:span text:style-name="T104"> with <text:tab/><text:tab/><text:tab/><text:tab/><text:tab/></text:span><text:span text:style-name="T142">sequenceno</text:span><text:span text:style-name="T104"> </text:span><text:span text:style-name="T142">2,1</text:span><text:span text:style-name="T104"> and name with </text:span><text:span text:style-name="T142">documentname</text:span><text:span text:style-name="T104">,</text:span><text:span text:style-name="T142">master</text:span></text:p>
      <text:p text:style-name="P14"/>
      <text:p text:style-name="P14"><text:tab/><text:tab/><text:tab/><text:span text:style-name="T144">iv)</text:span><text:span text:style-name="T142">design_item</text:span><text:span text:style-name="T104"> filter </text:span><text:span text:style-name="T142">designproductid</text:span><text:span text:style-name="T104"> </text:span><text:span text:style-name="T105">and get <text:tab/><text:tab/><text:tab/> <text:s text:c="18"/></text:span><text:span text:style-name="T143">designitemid </text:span><text:span text:style-name="T105">with order by </text:span><text:span text:style-name="T143">sequenceno</text:span></text:p>
      <text:p text:style-name="P14"><text:tab/><text:tab/><text:tab/></text:p>
      <text:p text:style-name="P15"><text:tab/><text:tab/><text:tab/><text:span text:style-name="T144">v)</text:span><text:span text:style-name="T106">And iterate </text:span><text:span text:style-name="T144">listjson</text:span><text:span text:style-name="T106"> and insert records into <text:tab/><text:tab/><text:tab/><text:tab/><text:tab/><text:tab/></text:span><text:span text:style-name="T144">design_template</text:span><text:span text:style-name="T106"> with </text:span><text:span text:style-name="T144">documentname </text:span><text:span text:style-name="T106">and append <text:tab/><text:tab/><text:tab/><text:tab/>designtemplate into idlist list</text:span></text:p>
      <text:p text:style-name="P15"><text:span text:style-name="T106"><text:tab/><text:tab/><text:tab/></text:span><text:span text:style-name="T144">vi) </text:span><text:span text:style-name="T106">insert new records into <text:s/>master in </text:span><text:span text:style-name="T144">design_template</text:span></text:p>
      <text:p text:style-name="P15"><text:tab/><text:tab/><text:tab/></text:p>
      <text:p text:style-name="P15"><text:tab/><text:tab/><text:tab/><text:span text:style-name="T144">vii)</text:span><text:span text:style-name="T106">And return idlist of first index data</text:span></text:p>
      <text:p text:style-name="P14"><text:tab/><text:tab/><text:span text:style-name="T102">ii)And check condition if documenttype == 2</text:span></text:p>
      <text:p text:style-name="P14"><text:span text:style-name="T102"><text:tab/><text:tab/><text:tab/>call this function to create new unstructure document <text:s/><text:tab/><text:tab/><text:tab/><text:tab/> <text:s text:c="17"/></text:span><text:span text:style-name="T140">rcderivedunstructuredoc()</text:span></text:p>
      <text:p text:style-name="P15"><text:tab/><text:tab/><text:tab/><text:span text:style-name="T141">parameter:</text:span><text:span text:style-name="T99"> documentname1, <text:tab/><text:tab/><text:tab/><text:tab/><text:tab/><text:tab/><text:tab/><text:tab/><text:tab/>designproductid,</text:span><text:span text:style-name="T107">oldockey</text:span></text:p>
      <text:p text:style-name="P15"><text:span text:style-name="T99"><text:tab/><text:tab/><text:tab/></text:span><text:span text:style-name="T107">i)design_item to last object of designitemid and if it is <text:tab/><text:tab/><text:tab/><text:tab/> <text:s/>present and increament by 1 or we will designitemid=1</text:span></text:p>
      <text:p text:style-name="P21"><text:tab/><text:tab/><text:tab/></text:p>
      <text:p text:style-name="P21"><text:tab/><text:tab/><text:tab/>ii)Create new record in design_item table with sequenceno <text:tab/><text:tab/><text:tab/> <text:s text:c="2"/>1</text:p>
      <text:p text:style-name="P21"><text:tab/><text:tab/><text:tab/></text:p>
      <text:p text:style-name="P22"><text:tab/><text:tab/><text:tab/>iii) design_template to last object of designtemplateid and if <text:tab/><text:tab/><text:tab/> <text:s text:c="4"/>it is present and increament by 1 or we will <text:tab/><text:tab/><text:tab/> <text:s text:c="3"/><text:tab/><text:tab/><text:tab/> <text:s text:c="4"/>designtemplateid=1</text:p>
      <text:p text:style-name="P22"><text:tab/><text:tab/><text:tab/>iv)filter design_template with designproductid</text:p>
      <text:p text:style-name="P22"><text:tab/><text:tab/><text:tab/></text:p>
      <text:p text:style-name="P22"><text:tab/><text:tab/><text:tab/>v)create new record in design_template table with <text:tab/><text:tab/><text:tab/><text:tab/><text:tab/> <text:s text:c="2"/>documentname and return designtemplateid</text:p>
      <text:p text:style-name="P19"><text:tab/><text:tab/><text:tab/></text:p>
      <text:p text:style-name="P19"><text:tab/><text:tab/></text:p>
      <text:p text:style-name="P19"><text:tab/><text:tab/>iii)And check condition if documenttype == 3</text:p>
      <text:p text:style-name="P14"><text:span text:style-name="T102"><text:tab/><text:tab/><text:tab/>call this function to create new survey document <text:s/><text:tab/><text:tab/><text:tab/><text:tab/> <text:s text:c="17"/></text:span><text:span text:style-name="T140">rcderivedsurveydoc()</text:span></text:p>
      <text:p text:style-name="P20"><text:tab/><text:tab/></text:p>
      <text:p text:style-name="P16"><text:span text:style-name="T101"><text:tab/><text:tab/><text:tab/></text:span><text:span text:style-name="T141">parameter:</text:span><text:span text:style-name="T99"> documentname1, <text:tab/><text:tab/><text:tab/><text:tab/><text:tab/><text:tab/><text:tab/><text:tab/><text:tab/>designproductid,</text:span><text:span text:style-name="T107">oldockey</text:span></text:p>
      <text:p text:style-name="P16"><text:soft-page-break/><text:span text:style-name="T99"><text:tab/><text:tab/><text:tab/></text:span><text:span text:style-name="T107">i)design_item to last object of designitemid and if it is <text:tab/><text:tab/><text:tab/><text:tab/> <text:s/>present and increament by 1 or we will designitemid=1</text:span></text:p>
      <text:p text:style-name="P22"><text:tab/><text:tab/><text:tab/></text:p>
      <text:p text:style-name="P22"><text:tab/><text:tab/><text:tab/>ii)Create new record in design_item table with sequenceno <text:tab/><text:tab/><text:tab/> <text:s text:c="2"/>1</text:p>
      <text:p text:style-name="P22"><text:tab/><text:tab/><text:tab/></text:p>
      <text:p text:style-name="P22"><text:tab/><text:tab/><text:tab/>iii) design_template to last object of designtemplateid and if <text:tab/><text:tab/><text:tab/> <text:s text:c="4"/>it is present and increament by 1 or we will <text:tab/><text:tab/><text:tab/> <text:s text:c="3"/><text:tab/><text:tab/><text:tab/> <text:s text:c="4"/>designtemplateid=1</text:p>
      <text:p text:style-name="P22"><text:tab/><text:tab/><text:tab/>iv)filter design_template with designproductid</text:p>
      <text:p text:style-name="P22"><text:tab/><text:tab/><text:tab/></text:p>
      <text:p text:style-name="P22"><text:tab/><text:tab/><text:tab/>v)create new record in design_template table with <text:tab/><text:tab/><text:tab/><text:tab/><text:tab/> <text:s text:c="2"/>documentname and return designtemplateid</text:p>
      <text:p text:style-name="P17"><text:span text:style-name="T144"><text:tab/><text:tab/> <text:s text:c="3"/></text:span><text:tab/><text:tab/></text:p>
      <text:p text:style-name="P20"><text:tab/></text:p>
      <text:p text:style-name="P11"/>
      <text:p text:style-name="P11"/>
      <text:p text:style-name="P185"/>
      <text:p text:style-name="P166"/>
      <text:p text:style-name="P178"><text:span text:style-name="T99">vi)</text:span>Response: <text:span text:style-name="T99">{</text:span></text:p>
      <text:p text:style-name="P116"><text:s text:c="12"/>'templateid': designtemplateid,</text:p>
      <text:p text:style-name="P116"><text:s text:c="12"/>'designproductid': design_product.id</text:p>
      <text:p text:style-name="P117"><text:s text:c="8"/><text:tab/><text:tab/>}</text:p>
      <text:p text:style-name="P117"/>
      <text:p text:style-name="P117"><text:span text:style-name="T145">1</text:span><text:span text:style-name="T165">2</text:span><text:span text:style-name="T145">)</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managedocument/savedesigntemplate</text:span></text:p>
      <text:p text:style-name="P78"><text:span text:style-name="T50"><text:s text:c="3"/></text:span><text:span text:style-name="T62">API Method :</text:span><text:span text:style-name="T121"> POST</text:span></text:p>
      <text:p text:style-name="P78"><text:span text:style-name="T97"><text:s text:c="3"/></text:span><text:span text:style-name="T62">Table Affected</text:span><text:span text:style-name="T97"> : </text:span><text:span text:style-name="T132">design_template,design_product,</text:span><text:span text:style-name="T166">design_item</text:span></text:p>
      <text:p text:style-name="P78"><text:s text:c="4"/><text:span text:style-name="T62">Payload :</text:span><text:span text:style-name="T121">{</text:span></text:p>
      <text:p text:style-name="P94"><text:s text:c="4"/>"designproductid": 611204,</text:p>
      <text:p text:style-name="P94"><text:s text:c="4"/>"templateid": 0,</text:p>
      <text:p text:style-name="P94"><text:s text:c="4"/>"templatejson": "{\"node\":\"root\",\"child\":[{\"node\":\"text\",\"text\":\"\\n\"},{\"node\":\"element\",\"tag\":\"html\",\"child\":[{\"node\":\"text\",\"text\":\"\\n\"},{\"node\":\"element\",\"tag\":\"head\",\"child\":[{\"node\":\"text\",\"text\":\"\\n\"}]},{\"node\":\"text\",\"text\":\"\\n\"},{\"node\":\"element\",\"tag\":\"body\",\"child\":[{\"node\":\"text\",\"text\":\"\\n\"},{\"node\":\"element\",\"tag\":\"div\",\"child\":[{\"node\":\"text\",\"text\":\"dfsfsdf\"}]},{\"node\":\"text\",\"text\":\"\\n\"}]},{\"node\":\"text\",\"text\":\"\\n\"}]}]}",</text:p>
      <text:p text:style-name="P78"><text:span text:style-name="T121"><text:s text:c="4"/>"templatexml": "&lt;?xml version='1.0'?&gt;\n&lt;person&gt;\n <text:s text:c="3"/>&lt;node&gt;root&lt;/node&gt;\n <text:s text:c="3"/>&lt;child&gt;\n <text:s text:c="7"/>&lt;node&gt;text&lt;/node&gt;\n <text:s text:c="7"/>&lt;text&gt;\n&lt;/text&gt;\n <text:s text:c="3"/>&lt;/child&gt;\n <text:s text:c="3"/>&lt;child&gt;\n <text:s text:c="7"/>&lt;node&gt;element&lt;/node&gt;\n <text:s text:c="7"/>&lt;tag&gt;html&lt;/tag&gt;\n <text:s text:c="7"/>&lt;child&gt;\n <text:s text:c="11"/>&lt;node&gt;text&lt;/node&gt;\n <text:s text:c="11"/>&lt;text&gt;\n&lt;/text&gt;\n <text:s text:c="7"/>&lt;/child&gt;\n <text:s text:c="7"/>&lt;child&gt;\n <text:s text:c="11"/>&lt;node&gt;element&lt;/node&gt;\n <text:s text:c="11"/>&lt;tag&gt;head&lt;/tag&gt;\n <text:s text:c="11"/>&lt;child&gt;\n <text:s text:c="15"/>&lt;node&gt;text&lt;/node&gt;\n <text:s text:c="15"/>&lt;text&gt;\n&lt;/text&gt;\n <text:s text:c="11"/>&lt;/child&gt;\n <text:s text:c="7"/>&lt;/child&gt;\n <text:s text:c="7"/>&lt;child&gt;\n <text:s text:c="11"/>&lt;node&gt;text&lt;/node&gt;\n <text:s text:c="11"/>&lt;text&gt;\n&lt;/text&gt;\n <text:s text:c="7"/></text:span><text:soft-page-break/><text:span text:style-name="T121">&lt;/child&gt;\n <text:s text:c="7"/>&lt;child&gt;\n <text:s text:c="11"/>&lt;node&gt;element&lt;/node&gt;\n <text:s text:c="11"/>&lt;tag&gt;body&lt;/tag&gt;\n <text:s text:c="11"/>&lt;child&gt;\n <text:s text:c="15"/>&lt;node&gt;text&lt;/node&gt;\n <text:s text:c="15"/>&lt;text&gt;\n&lt;/text&gt;\n <text:s text:c="11"/>&lt;/child&gt;\n <text:s text:c="11"/>&lt;child&gt;\n <text:s text:c="15"/>&lt;node&gt;element&lt;/node&gt;\n <text:s text:c="15"/>&lt;tag&gt;div&lt;/tag&gt;\n <text:s text:c="15"/>&lt;child&gt;\n <text:s text:c="19"/>&lt;node&gt;text&lt;/node&gt;\n <text:s text:c="19"/>&lt;text&gt;dfsfsdf&lt;/text&gt;\n <text:s text:c="15"/>&lt;/child&gt;\n <text:s text:c="11"/>&lt;/child&gt;\n <text:s text:c="11"/>&lt;child&gt;\n <text:s text:c="15"/>&lt;node&gt;text&lt;/node&gt;\n <text:s text:c="15"/>&lt;text&gt;\n&lt;/text&gt;\n <text:s text:c="11"/>&lt;/child&gt;\n <text:s text:c="7"/>&lt;/child&gt;\n <text:s text:c="7"/>&lt;child&gt;\n <text:s text:c="11"/>&lt;node&gt;text&lt;/node&gt;\n <text:s text:c="11"/>&lt;text&gt;\n&lt;/text&gt;\n <text:s text:c="7"/>&lt;/child&gt;\n <text:s text:c="3"/>&lt;/child&gt;\n&lt;/person&gt;",</text:span></text:p>
      <text:p text:style-name="P94"><text:s text:c="4"/>"templatehtml": "&lt;!DOCTYPE html&gt;\n\n&lt;html&gt;\n&lt;head&gt;\n&lt;/head&gt;\n&lt;body&gt;\n&lt;div&gt;dfsfsdf&lt;/div&gt;\n&lt;/body&gt;\n&lt;/html&gt;",</text:p>
      <text:p text:style-name="P94"><text:s text:c="4"/>"css": "*{box-sizing:border-box;}h1,h2,h3,h4,h5,h6{font-weight:normal}.lineheight05pt { line-height: 7.5pt; }.lineheight10pt { line-height: 15pt; }\n <text:s text:c="3"/>.lineheight15pt { line-height: 22.5pt; }.lineheight20pt { line-height: 30pt; }.lineheight25pt { line-height: 37.5pt; }\n <text:s text:c="3"/>.lineheight30pt { line-height: 45pt; }",</text:p>
      <text:p text:style-name="P94"><text:s text:c="4"/>"image": "",</text:p>
      <text:p text:style-name="P94"><text:s text:c="4"/>"templatesvg": "",</text:p>
      <text:p text:style-name="P94"><text:s text:c="4"/>"rcdcdata": null</text:p>
      <text:p text:style-name="P94">}</text:p>
      <text:p text:style-name="P118"/>
      <text:p text:style-name="P119"><text:span text:style-name="T47">Description</text:span>: It is used to save all type of document from DC is called as well as onboard.</text:p>
      <text:p text:style-name="P119"/>
      <text:p text:style-name="P119">i)<text:span text:style-name="T146">iterate some default values and check condtion if field in request.data.</text:span></text:p>
      <text:p text:style-name="P119"><text:s/><text:span text:style-name="T146">If not present in request.data it will store some default values in request.data.</text:span></text:p>
      <text:p text:style-name="P119"/>
      <text:p text:style-name="P120">ii)validate the serializers and if serializers is not valid is raise exception</text:p>
      <text:p text:style-name="P120"/>
      <text:p text:style-name="P120">iii)And check condition designproductid!=None <text:span text:style-name="T147">and if satisy it goes and get request.data(‘rcdcdata’) and check condition rcdcjson keys is equal to demojson keys and demojson[‘mode’] == rcdcjson[‘rmode’]</text:span></text:p>
      <text:p text:style-name="P120"><text:tab/><text:span text:style-name="T147">rcdcjson=None</text:span></text:p>
      <text:p text:style-name="P120"/>
      <text:p text:style-name="P121">iv)check if <text:span text:style-name="T47">rcdcjson</text:span> is not <text:span text:style-name="T148">None and check condition both </text:span><text:span text:style-name="T73">templatexml</text:span><text:span text:style-name="T148"> and <text:tab/></text:span><text:span text:style-name="T73">tempjson</text:span><text:span text:style-name="T148"> have data and not have </text:span><text:span text:style-name="T73">templatehtml</text:span><text:span text:style-name="T148"> </text:span><text:span text:style-name="T149">and </text:span></text:p>
      <text:p text:style-name="P121"><text:span text:style-name="T149"><text:tab/>i)check if </text:span><text:span text:style-name="T72">templateid</text:span><text:span text:style-name="T149">==0</text:span></text:p>
      <text:p text:style-name="P121"><text:tab/><text:tab/><text:span text:style-name="T72">design_template</text:span><text:span text:style-name="T149"> to join </text:span><text:span text:style-name="T72">design_item,design_product</text:span><text:span text:style-name="T149"> with filter <text:tab/><text:tab/></text:span><text:span text:style-name="T72">sequenceno 2</text:span><text:span text:style-name="T149"> and </text:span><text:span text:style-name="T72">designproductid</text:span><text:span text:style-name="T149"> default value as <text:tab/><text:tab/><text:tab/><text:tab/></text:span><text:span text:style-name="T72">223271 </text:span><text:span text:style-name="T149">with first object.</text:span></text:p>
      <text:p text:style-name="P121"><text:tab/><text:tab/><text:span text:style-name="T149">If template exists it will set </text:span><text:span text:style-name="T72">templateid</text:span><text:span text:style-name="T149"> </text:span></text:p>
      <text:p text:style-name="P121"/>
      <text:p text:style-name="P121"><text:tab/><text:span text:style-name="T149">ii)</text:span><text:span text:style-name="T72">design_template</text:span><text:span text:style-name="T149"> to filter </text:span><text:span text:style-name="T72">templateid</text:span><text:span text:style-name="T149"> with first object and update <text:tab/> <text:tab/> <text:s text:c="2"/></text:span><text:span text:style-name="T72">templatejson,templatehtml,imagefile and templatesvg</text:span></text:p>
      <text:p text:style-name="P116"><text:tab/></text:p>
      <text:p text:style-name="P116"><text:soft-page-break/><text:tab/><text:tab/><text:span text:style-name="T149">And call </text:span><text:span text:style-name="T72">lastmodifieddate() </text:span></text:p>
      <text:p text:style-name="P116"><text:tab/><text:tab/><text:span text:style-name="T72">parameter :</text:span><text:span text:style-name="T149"> designproductid</text:span></text:p>
      <text:p text:style-name="P4"><text:tab/><text:tab/><text:span text:style-name="T72">description:</text:span><text:span text:style-name="T149"> it update the <text:s/></text:span><text:span text:style-name="T72">lastmodifieddate </text:span><text:span text:style-name="T74">column</text:span><text:span text:style-name="T72"> </text:span><text:span text:style-name="T149">of when we save the document</text:span></text:p>
      <text:p text:style-name="P116"/>
      <text:p text:style-name="P122">v)check both templatehtml and css <text:span text:style-name="T150">and if condition satisfy </text:span></text:p>
      <text:p text:style-name="P122"><text:tab/><text:span text:style-name="T151">i)filter design_product table designproductid to get formtype_fk of <text:tab/>particular designproductid and order by last designproductid of first <text:tab/>obejct</text:span></text:p>
      <text:p text:style-name="P122"><text:tab/><text:span text:style-name="T151">ii)check condition formtype ==6 if condition satisfy it remove html tag <text:tab/>using re and replace some character</text:span></text:p>
      <text:p text:style-name="P122"><text:tab/><text:span text:style-name="T152">iii)design_template table to filter design_item sequenceno 1 and <text:tab/>design_product designproductid and get first object</text:span></text:p>
      <text:p text:style-name="P122"><text:s/><text:tab/><text:span text:style-name="T152">iv)</text:span><text:span text:style-name="T153">A</text:span><text:span text:style-name="T152">nd update </text:span><text:span text:style-name="T153">templatehtml,css,templatehtml_plaintext and save it to <text:tab/> <text:s/><text:tab/> <text:s text:c="2"/>the database</text:span></text:p>
      <text:p text:style-name="P122"><text:tab/><text:span text:style-name="T153">v)call </text:span><text:span text:style-name="T75">lastmodifieddate()</text:span><text:span text:style-name="T153"> function</text:span></text:p>
      <text:p text:style-name="P122"><text:tab/> <text:s text:c="2"/><text:span text:style-name="T75">parameter:</text:span><text:span text:style-name="T153"> designproductid </text:span></text:p>
      <text:p text:style-name="P123"><text:s/><text:tab/> <text:s text:c="2"/><text:span text:style-name="T72">description: </text:span><text:span text:style-name="T75">I</text:span><text:span text:style-name="T149">t update the <text:s/></text:span><text:span text:style-name="T72">lastmodifieddate</text:span><text:span text:style-name="T149"> </text:span>column<text:span text:style-name="T149"> of when we <text:tab/> <text:s/><text:tab/> <text:s text:c="2"/>save the document.</text:span></text:p>
      <text:p text:style-name="P123"><text:tab/> <text:s text:c="2"/><text:span text:style-name="T153">Call </text:span><text:span text:style-name="T75">ssourl() </text:span><text:span text:style-name="T153">function</text:span></text:p>
      <text:p text:style-name="P124"><text:tab/> <text:s/><text:span text:style-name="T47"><text:s/></text:span><text:span text:style-name="T75">parameter</text:span><text:span text:style-name="T153">: ['DC_BACKEND_URL'], env_type and first index</text:span></text:p>
      <text:p text:style-name="P129"><text:tab/> <text:s text:c="2"/><text:span text:style-name="T72">description:</text:span>This function is used to return the backend url<text:tab/></text:p>
      <text:p text:style-name="P129"><text:tab/> <text:s text:c="2"/>call <text:span text:style-name="T47">htmlpreview() </text:span></text:p>
      <text:p text:style-name="P124"><text:tab/> <text:s text:c="2"/><text:span text:style-name="T76">parameter: </text:span><text:span text:style-name="T154">designproductid,token,userid,’design’,dc_backend_url</text:span></text:p>
      <text:p text:style-name="P124"><text:tab/> <text:s text:c="2"/><text:span text:style-name="T76">description:</text:span><text:span text:style-name="T154">This function is used to </text:span><text:span text:style-name="T76">preprocess</text:span><text:span text:style-name="T154"> the </text:span><text:span text:style-name="T76">templatehtml</text:span><text:span text:style-name="T154"> <text:tab/><text:tab/>and convert html to image and update in </text:span><text:span text:style-name="T76">imagefile</text:span><text:span text:style-name="T154"> and return <text:tab/> <text:tab/><text:tab/></text:span><text:span text:style-name="T76">outputpath</text:span></text:p>
      <text:p text:style-name="P129">vi)check condition if mode is present in serailkeys and if it is present it goes <text:tab/>through </text:p>
      <text:p text:style-name="P129"><text:tab/><text:span text:style-name="T156">i)loads the serialkey[‘scoring’] data and store into survey and dumps scoring[‘surveyScoringJson’] and store into scoring[‘surveyScoringJson’]</text:span></text:p>
      <text:p text:style-name="P129"><text:tab/><text:span text:style-name="T156">ii)call </text:span><text:span text:style-name="T77">ssourl()</text:span><text:span text:style-name="T156"> function to get onboard url’s</text:span></text:p>
      <text:p text:style-name="P130"><text:tab/><text:span text:style-name="T77">parameter:</text:span><text:span text:style-name="T156">['OB_AUTH_SYNC_URL',</text:span></text:p>
      <text:p text:style-name="P144"><text:tab/><text:tab/><text:tab/>'OB_SAVESURVEYSCORING_SYNC_URL',</text:p>
      <text:p text:style-name="P144"><text:tab/><text:tab/><text:tab/>'OB_USERNAME','OB_PASSWORD',</text:p>
      <text:p text:style-name="P144"><text:tab/><text:tab/><text:tab/>'OB_CAPTCHA'],env_type)</text:p>
      <text:p text:style-name="P129"><text:s text:c="2"/><text:tab/><text:span text:style-name="T156">iii)call </text:span><text:span text:style-name="T77">onboard scoringurl</text:span><text:span text:style-name="T156"> to pass what we change in scoring we have <text:tab/> <text:s text:c="2"/>to send scoring json from DC portal</text:span></text:p>
      <text:p text:style-name="P129"><text:tab/><text:span text:style-name="T156">iv)design_item table to filter </text:span><text:span text:style-name="T77">designproductid </text:span><text:span text:style-name="T156">and</text:span><text:span text:style-name="T77"> sequenceno in 1,2</text:span></text:p>
      <text:p text:style-name="P129"><text:span text:style-name="T77"><text:tab/> <text:s text:c="2"/></text:span><text:span text:style-name="T156">and</text:span><text:span text:style-name="T77"> </text:span><text:span text:style-name="T156">exclude </text:span><text:span text:style-name="T77">master</text:span></text:p>
      <text:p text:style-name="P131"><text:span text:style-name="T77"><text:tab/><text:tab/></text:span><text:span text:style-name="T157">if present design_item:</text:span></text:p>
      <text:p text:style-name="P145"><text:tab/><text:tab/><text:tab/>It goes to design_template table to filter design_item <text:tab/><text:tab/><text:tab/><text:tab/>sequenceno 2,design_product designproductid</text:p>
      <text:p text:style-name="P131"><text:tab/><text:tab/><text:span text:style-name="T157">else:</text:span></text:p>
      <text:p text:style-name="P131"><text:tab/><text:tab/><text:tab/><text:span text:style-name="T157">form_t</text:span><text:span text:style-name="T158">emplate table to filter form_item sequenceno 2,</text:span></text:p>
      <text:p text:style-name="P131"><text:tab/><text:tab/><text:tab/><text:span text:style-name="T158">form_product formproductid</text:span></text:p>
      <text:p text:style-name="P131"><text:soft-page-break/><text:s/><text:tab/><text:span text:style-name="T158">v)And update templatejson,imagefile and save it to the database.</text:span></text:p>
      <text:p text:style-name="P131"><text:tab/> <text:s text:c="2"/></text:p>
      <text:p text:style-name="P132"/>
      <text:p text:style-name="P132"><text:tab/><text:span text:style-name="T153">v</text:span><text:span text:style-name="T158">i</text:span><text:span text:style-name="T153">)call </text:span><text:span text:style-name="T75">lastmodifieddate()</text:span><text:span text:style-name="T153"> function</text:span></text:p>
      <text:p text:style-name="P125"><text:tab/> <text:s text:c="2"/><text:span text:style-name="T75">parameter:</text:span><text:span text:style-name="T153"> designproductid </text:span></text:p>
      <text:p text:style-name="P132"><text:span text:style-name="T155"><text:s/><text:tab/> <text:s text:c="2"/></text:span><text:span text:style-name="T72">description: </text:span><text:span text:style-name="T75">I</text:span><text:span text:style-name="T149">t update the <text:s/></text:span><text:span text:style-name="T72">lastmodifieddate</text:span><text:span text:style-name="T149"> </text:span><text:span text:style-name="T155">column</text:span><text:span text:style-name="T149"> of when we <text:tab/> <text:s/><text:tab/> <text:s text:c="2"/>save the document.</text:span><text:tab/></text:p>
      <text:p text:style-name="P132"><text:s text:c="8"/><text:span text:style-name="T78">Response</text:span><text:span text:style-name="T158"> : {"de": "successfull"}</text:span></text:p>
      <text:p text:style-name="P132"/>
      <text:p text:style-name="P134">vii)else:</text:p>
      <text:p text:style-name="P134"><text:tab/>get all rcdcjson from onboard data</text:p>
      <text:p text:style-name="P134"><text:tab/>i)call <text:span text:style-name="T47">savebutton</text:span> function</text:p>
      <text:p text:style-name="P134"><text:tab/> <text:s/><text:span text:style-name="T47">parameter</text:span>: designproductid, olddockey, newdockey, vmi, rurl,</text:p>
      <text:p text:style-name="P134"><text:s text:c="11"/>templatehtml, templatejson, templatexml, css,image,clientmaster_id, <text:tab/> <text:s/>surgeon_id, category, tracking_id, stage_id,nt_id</text:p>
      <text:p text:style-name="P134"><text:s text:c="8"/>ii)design_product table to filter dockey and get first object</text:p>
      <text:p text:style-name="P134"><text:tab/><text:tab/>i)<text:span text:style-name="T151">check condition </text:span>if <text:span text:style-name="T151">formtype ==6 if condition satisfy it remove html <text:tab/><text:tab/> <text:s/>tag using re and replace some character</text:span></text:p>
      <text:p text:style-name="P134"><text:tab/><text:tab/>ii)else:</text:p>
      <text:p text:style-name="P134"><text:tab/><text:tab/><text:tab/>plaintext=’’</text:p>
      <text:p text:style-name="P134"><text:s text:c="7"/>iii)check if design_product:<text:tab/></text:p>
      <text:p text:style-name="P134"><text:tab/><text:tab/><text:span text:style-name="T160">i)</text:span>if templatexml!=’’ and templatejson!=’’ and templatehtml==’’ <text:span text:style-name="T161">for <text:tab/><text:tab/><text:tab/></text:span><text:span text:style-name="T80">structure</text:span></text:p>
      <text:p text:style-name="P134"><text:tab/><text:tab/><text:tab/><text:span text:style-name="T160">i)</text:span><text:span text:style-name="T79">design_item</text:span><text:span text:style-name="T159"> table to filter </text:span><text:span text:style-name="T79">designproductid</text:span><text:span text:style-name="T159"> and <text:tab/><text:tab/><text:tab/><text:tab/><text:tab/></text:span><text:span text:style-name="T79">sequenceno 1</text:span><text:span text:style-name="T159"> to get first object</text:span></text:p>
      <text:p text:style-name="P134"><text:tab/><text:tab/><text:tab/><text:span text:style-name="T160">ii)</text:span><text:span text:style-name="T159">design_template to filter </text:span><text:span text:style-name="T160">designitemid and get first object</text:span></text:p>
      <text:p text:style-name="P134"><text:tab/><text:tab/><text:tab/> <text:s/><text:span text:style-name="T160">and loads templatejson and dumps,replace and update</text:span></text:p>
      <text:p text:style-name="P135"><text:span text:style-name="T160"><text:tab/><text:tab/><text:tab/> <text:s/>templatehtml,v1,image,ma</text:span><text:span text:style-name="T161">r</text:span><text:span text:style-name="T160">gin_bottom,margin_right,</text:span></text:p>
      <text:p text:style-name="P146"><text:tab/><text:tab/><text:tab/> <text:s/>margin_setting,css,templatexml</text:p>
      <text:p text:style-name="P136"><text:tab/><text:tab/><text:tab/><text:span text:style-name="T161">iii</text:span><text:span text:style-name="T153">)call </text:span><text:span text:style-name="T75">lastmodifieddate()</text:span><text:span text:style-name="T153"> function</text:span></text:p>
      <text:p text:style-name="P126"><text:tab/> <text:s text:c="2"/><text:tab/><text:tab/><text:tab/><text:span text:style-name="T75">parameter:</text:span><text:span text:style-name="T153"> designproductid </text:span></text:p>
      <text:p text:style-name="P133"><text:span text:style-name="T155"><text:s/><text:tab/> <text:s text:c="2"/><text:tab/><text:tab/><text:tab/></text:span><text:span text:style-name="T72">description: </text:span><text:span text:style-name="T153">I</text:span><text:span text:style-name="T149">t update the <text:s/></text:span><text:span text:style-name="T72">lastmodifieddate</text:span><text:span text:style-name="T149"> </text:span><text:span text:style-name="T155">column</text:span><text:span text:style-name="T149"> <text:tab/><text:tab/><text:tab/><text:tab/><text:tab/><text:tab/> <text:s text:c="2"/>of when we save the document.</text:span></text:p>
      <text:p text:style-name="P135"><text:tab/><text:tab/><text:span text:style-name="T160">ii)check if css!=’’ and templatehtml!=’’: </text:span><text:span text:style-name="T161">for </text:span><text:span text:style-name="T80">unstructure</text:span></text:p>
      <text:p text:style-name="P135"><text:tab/><text:tab/><text:tab/><text:span text:style-name="T79">design_item</text:span><text:span text:style-name="T159"> table to filter </text:span><text:span text:style-name="T79">designproductid</text:span><text:span text:style-name="T159"> and <text:tab/><text:tab/><text:tab/><text:tab/><text:tab/></text:span><text:span text:style-name="T79">sequenceno 1</text:span><text:span text:style-name="T159"> to get first object</text:span></text:p>
      <text:p text:style-name="P135"><text:tab/><text:tab/><text:tab/><text:span text:style-name="T160">ii)</text:span><text:span text:style-name="T159">design_template to filter </text:span><text:span text:style-name="T160">designitemid and get first object</text:span></text:p>
      <text:p text:style-name="P136"><text:tab/><text:tab/><text:tab/><text:tab/><text:span text:style-name="T79">design_item</text:span><text:span text:style-name="T159"> table to filter </text:span><text:span text:style-name="T79">designproductid</text:span><text:span text:style-name="T159"> and <text:tab/><text:tab/><text:tab/><text:tab/><text:tab/></text:span><text:span text:style-name="T79">sequenceno 1</text:span><text:span text:style-name="T159"> to get first object</text:span></text:p>
      <text:p text:style-name="P136"><text:tab/><text:tab/><text:tab/><text:span text:style-name="T160">ii)</text:span><text:span text:style-name="T159">design_template to filter </text:span><text:span text:style-name="T160">designitemid and get first object <text:tab/><text:tab/><text:tab/><text:tab/>update templatehtml,</text:span><text:span text:style-name="T161">css,template_plaintext and save <text:tab/><text:tab/><text:tab/><text:tab/>it to database.</text:span></text:p>
      <text:p text:style-name="P136"><text:tab/><text:tab/><text:tab/><text:span text:style-name="T161">iii</text:span><text:span text:style-name="T153">)call </text:span><text:span text:style-name="T75">lastmodifieddate()</text:span><text:span text:style-name="T153"> function</text:span></text:p>
      <text:p text:style-name="P126"><text:tab/> <text:s text:c="2"/><text:tab/><text:tab/><text:tab/><text:span text:style-name="T75">parameter:</text:span><text:span text:style-name="T153"> designproductid </text:span></text:p>
      <text:p text:style-name="P133"><text:soft-page-break/><text:span text:style-name="T155"><text:s/><text:tab/> <text:s text:c="2"/><text:tab/><text:tab/><text:tab/></text:span><text:span text:style-name="T72">description: </text:span><text:span text:style-name="T153">I</text:span><text:span text:style-name="T149">t update the <text:s/></text:span><text:span text:style-name="T72">lastmodifieddate</text:span><text:span text:style-name="T149"> </text:span><text:span text:style-name="T155">column</text:span><text:span text:style-name="T149"> <text:tab/><text:tab/><text:tab/><text:tab/><text:tab/><text:tab/> <text:s text:c="2"/>of when we save the document.</text:span></text:p>
      <text:p text:style-name="P136"><text:tab/><text:tab/></text:p>
      <text:p text:style-name="P136"/>
      <text:p text:style-name="P136"><text:span text:style-name="T161"><text:tab/><text:tab/>iii)else:for </text:span><text:span text:style-name="T80">survey</text:span></text:p>
      <text:p text:style-name="P136"><text:tab/><text:tab/><text:tab/><text:span text:style-name="T161">i)loads templatejson and dumps,replace and design_item to <text:tab/><text:tab/><text:tab/>filter designproductid,sequenceno 2 and get first object</text:span></text:p>
      <text:p text:style-name="P136"><text:tab/><text:tab/><text:tab/><text:span text:style-name="T160">ii)</text:span><text:span text:style-name="T159">design_template to filter </text:span><text:span text:style-name="T160">designitemid and get first object <text:tab/><text:tab/><text:tab/><text:tab/>update t</text:span><text:span text:style-name="T161">emplatejson and save it to database.</text:span></text:p>
      <text:p text:style-name="P136"><text:tab/><text:tab/><text:tab/><text:span text:style-name="T161">iii</text:span><text:span text:style-name="T153">)call </text:span><text:span text:style-name="T75">lastmodifieddate()</text:span><text:span text:style-name="T153"> function</text:span></text:p>
      <text:p text:style-name="P126"><text:tab/> <text:s text:c="2"/><text:tab/><text:tab/><text:tab/><text:span text:style-name="T75">parameter:</text:span><text:span text:style-name="T153"> designproductid </text:span></text:p>
      <text:p text:style-name="P133"><text:span text:style-name="T155"><text:s/><text:tab/> <text:s text:c="2"/><text:tab/><text:tab/><text:tab/></text:span><text:span text:style-name="T72">description: </text:span><text:span text:style-name="T153">I</text:span><text:span text:style-name="T149">t update the <text:s/></text:span><text:span text:style-name="T72">lastmodifieddate</text:span><text:span text:style-name="T149"> </text:span><text:span text:style-name="T155">column</text:span><text:span text:style-name="T149"> <text:tab/><text:tab/><text:tab/><text:tab/><text:tab/><text:tab/> <text:s text:c="2"/>of when we save the document.</text:span></text:p>
      <text:p text:style-name="P124"><text:tab/> <text:s text:c="2"/></text:p>
      <text:p text:style-name="P126"><text:tab/><text:span text:style-name="T161">iv)else:</text:span></text:p>
      <text:p text:style-name="P126"><text:tab/><text:tab/><text:span text:style-name="T161">form_product table to filter olddockey and get values <text:tab/><text:tab/><text:tab/><text:tab/>formproductid, formtype_fk, status, businessunit_fk,</text:span></text:p>
      <text:p text:style-name="P126"><text:s text:c="16"/><text:tab/>formcategory_fk, useraccount_fk, clientid</text:p>
      <text:p text:style-name="P126"><text:tab/><text:tab/><text:span text:style-name="T161">design_item to filter oldockey and get first </text:span></text:p>
      <text:p text:style-name="P126"><text:span text:style-name="T161"><text:tab/><text:tab/>call rcdocname function<text:tab/><text:tab/><text:tab/><text:tab/> <text:s/><text:tab/><text:tab/><text:tab/><text:tab/><text:tab/></text:span><text:span text:style-name="T80">parameter:</text:span><text:span text:style-name="T161">old_design_product.useraccount_fk.</text:span></text:p>
      <text:p text:style-name="P126"><text:span text:style-name="T161"><text:tab/><text:tab/>useraccountid,</text:span>old_design_product.businessunit_fk.buid,</text:p>
      <text:p text:style-name="P126"><text:s text:c="19"/>old_design_product.designproductid,</text:p>
      <text:p text:style-name="P126"><text:s text:c="19"/>old_design_product.formcategory_fk.formcategoryid,</text:p>
      <text:p text:style-name="P126"><text:s text:c="19"/>old_design_product.clientid</text:p>
      <text:p text:style-name="P126"/>
      <text:p text:style-name="P126"><text:tab/><text:tab/><text:span text:style-name="T80">description</text:span><text:span text:style-name="T161">: This function is used to generate <text:tab/><text:tab/><text:tab/> <text:s text:c="6"/><text:tab/><text:tab/><text:tab/>masterdocumentname</text:span></text:p>
      <text:p text:style-name="P126"><text:tab/><text:tab/><text:span text:style-name="T161">i)insert one record in design_product using existing old dockey</text:span></text:p>
      <text:p text:style-name="P126"><text:tab/><text:tab/></text:p>
      <text:p text:style-name="P126"><text:tab/><text:tab/><text:span text:style-name="T161">ii)call getformitem function </text:span></text:p>
      <text:p text:style-name="P126"><text:tab/><text:tab/> <text:s text:c="2"/><text:span text:style-name="T161">description: it is used to particular formitem object </text:span></text:p>
      <text:p text:style-name="P126"/>
      <text:p text:style-name="P126"><text:tab/><text:tab/><text:span text:style-name="T161">iii)insert one record into design_item using old formitem object</text:span></text:p>
      <text:p text:style-name="P126"><text:tab/></text:p>
      <text:p text:style-name="P126"><text:tab/><text:tab/><text:span text:style-name="T161">iv)</text:span><text:span text:style-name="T151">check condition formtype ==6 if condition satisfy it remove html <text:tab/><text:tab/> <text:s text:c="3"/>tag using re and replace some character</text:span></text:p>
      <text:p text:style-name="P126"><text:tab/><text:tab/></text:p>
      <text:p text:style-name="P126"><text:tab/><text:tab/><text:span text:style-name="T161">v)insert one record into design_template table</text:span></text:p>
      <text:p text:style-name="P126"><text:tab/><text:tab/></text:p>
      <text:p text:style-name="P137"><text:tab/><text:tab/>vi)call <text:span text:style-name="T47">routingurl</text:span> function </text:p>
      <text:p text:style-name="P137"><text:tab/><text:tab/> <text:s text:c="2"/><text:span text:style-name="T47">parameter</text:span> : olddockey, newdockey, <text:tab/><text:tab/><text:tab/><text:tab/><text:tab/><text:tab/><text:tab/>new_design.formtype_fk.formtypeid, </text:p>
      <text:p text:style-name="P137"><text:tab/><text:tab/>rurl, vmi,clientMasterId, surgeonId, category, trackingId, <text:tab/><text:tab/><text:tab/><text:tab/>stageId,nTId</text:p>
      <text:p text:style-name="P137"><text:soft-page-break/><text:tab/><text:tab/><text:tab/>i)call <text:span text:style-name="T47">card</text:span><text:span text:style-name="T81">name</text:span><text:span text:style-name="T162"> function</text:span></text:p>
      <text:p text:style-name="P137"><text:tab/><text:tab/><text:tab/> <text:s/><text:span text:style-name="T81">parameter:</text:span><text:span text:style-name="T162">cardType(formtype_fk)</text:span></text:p>
      <text:p text:style-name="P137"><text:tab/><text:tab/><text:tab/> <text:s/><text:span text:style-name="T81">description: </text:span><text:span text:style-name="T162">it is used to get the cardtype of the particular <text:tab/><text:tab/><text:tab/> <text:s text:c="20"/>document</text:span></text:p>
      <text:p text:style-name="P138"><text:tab/><text:tab/><text:span text:style-name="T162">i)check condition <text:tab/><text:tab/><text:tab/> <text:tab/> <text:tab/><text:tab/><text:tab/><text:tab/><text:tab/><text:tab/><text:tab/>if cardtype in <text:s/>["careCard","bulletinBoard","survey"]:</text:span></text:p>
      <text:p text:style-name="P138"><text:tab/><text:tab/><text:tab/><text:tab/>values = {</text:p>
      <text:p text:style-name="P138"><text:s text:c="11"/><text:tab/><text:tab/> "oldDocKey": oldDocKey.strip("'"),</text:p>
      <text:p text:style-name="P138"><text:s text:c="11"/><text:tab/><text:tab/> "newDocKey": newDocKey.strip("'"),</text:p>
      <text:p text:style-name="P138"><text:s text:c="10"/><text:tab/><text:tab/> <text:s/>"cardType": cardtype,</text:p>
      <text:p text:style-name="P138"><text:s text:c="10"/><text:tab/><text:tab/> <text:s/>"vmi": vmi,</text:p>
      <text:p text:style-name="P138"><text:s text:c="11"/><text:tab/><text:tab/> "clientMasterId": clientMasterId,</text:p>
      <text:p text:style-name="P138"><text:s text:c="11"/><text:tab/><text:tab/> "surgeonId": surgeonId,</text:p>
      <text:p text:style-name="P138"><text:s text:c="11"/><text:tab/><text:tab/> "category": category,</text:p>
      <text:p text:style-name="P138"><text:s text:c="11"/><text:tab/><text:tab/> "trackingId": trackingId,</text:p>
      <text:p text:style-name="P138"><text:s text:c="11"/><text:tab/><text:tab/> "stageId": stageId</text:p>
      <text:p text:style-name="P138"/>
      <text:p text:style-name="P138"><text:s text:c="4"/><text:tab/><text:tab/> <text:s text:c="3"/>}</text:p>
      <text:p text:style-name="P138"><text:s/><text:tab/><text:tab/> <text:s text:c="2"/>else:</text:p>
      <text:p text:style-name="P138"><text:s text:c="6"/><text:tab/><text:tab/><text:tab/> <text:s/>values = {</text:p>
      <text:p text:style-name="P138"><text:s text:c="11"/><text:tab/><text:tab/> "oldDocKey": oldDocKey.strip("'"),</text:p>
      <text:p text:style-name="P138"><text:s text:c="11"/><text:tab/><text:tab/> "newDocKey": newDocKey.strip("'"),</text:p>
      <text:p text:style-name="P138"><text:s text:c="10"/><text:tab/><text:tab/> <text:s/>"cardType": "notification" if cardtype in <text:tab/><text:tab/><text:tab/><text:tab/><text:tab/><text:tab/><text:tab/>["email","sms","pushnotification"] else cardtype, <text:s text:c="11"/></text:p>
      <text:p text:style-name="P138"><text:s text:c="12"/><text:tab/><text:tab/>"nTId":ntId</text:p>
      <text:p text:style-name="P138"><text:s text:c="8"/><text:tab/><text:tab/><text:tab/>}</text:p>
      <text:p text:style-name="P138"><text:tab/><text:tab/><text:span text:style-name="T163">call ssourl function </text:span></text:p>
      <text:p text:style-name="P139"><text:tab/><text:tab/><text:span text:style-name="T163">parameter:<text:tab/>['OB_AUTH_SYNC_URL',</text:span></text:p>
      <text:p text:style-name="P147"><text:tab/><text:tab/><text:tab/>'OB_NEWDOCKEY_SYNC_URL',</text:p>
      <text:p text:style-name="P147"><text:tab/><text:tab/><text:tab/>'OB_USERNAME','OB_PASSWORD',</text:p>
      <text:p text:style-name="P147"><text:tab/><text:tab/><text:tab/>'OB_CAPTCHA'],env_type</text:p>
      <text:p text:style-name="P127"><text:tab/><text:tab/><text:span text:style-name="T163">overall </text:span><text:span text:style-name="T82">routingurl</text:span><text:span text:style-name="T163"> function</text:span></text:p>
      <text:p text:style-name="P127"><text:span text:style-name="T163"><text:tab/><text:tab/></text:span><text:span text:style-name="T82">definition</text:span><text:span text:style-name="T163"> : Is to call onboard portal to call </text:span><text:span text:style-name="T82">newdockeysync</text:span><text:span text:style-name="T163"> api <text:tab/><text:tab/><text:tab/><text:tab/>for every new save</text:span></text:p>
      <text:p text:style-name="P127"><text:tab/><text:tab/><text:span text:style-name="T163">vii)if type of designproductid </text:span><text:span text:style-name="T164">is string it get designproductid[0][0] <text:tab/><text:tab/> <text:s text:c="3"/>and store into designproductid</text:span></text:p>
      <text:p text:style-name="P127"><text:tab/><text:tab/><text:span text:style-name="T164">viiii)call ssourl function </text:span></text:p>
      <text:p text:style-name="P127"><text:tab/><text:tab/><text:tab/><text:span text:style-name="T164">parameter: ['DC_BACKEND_URL'], env_type</text:span></text:p>
      <text:p text:style-name="P128"><text:tab/><text:tab/><text:tab/><text:span text:style-name="T154">call </text:span><text:span text:style-name="T76">htmlpreview() </text:span></text:p>
      <text:p text:style-name="P128"><text:tab/> <text:s text:c="2"/><text:tab/><text:span text:style-name="T76">parameter: </text:span><text:span text:style-name="T154">designproductid,token,userid,’design’,dc_backend_url</text:span></text:p>
      <text:p text:style-name="P128"><text:tab/> <text:s text:c="2"/><text:tab/><text:span text:style-name="T76">description:</text:span><text:span text:style-name="T154">This function is used to </text:span><text:span text:style-name="T76">preprocess</text:span><text:span text:style-name="T154"> the <text:tab/><text:tab/><text:tab/><text:tab/><text:tab/><text:tab/> <text:s/></text:span><text:span text:style-name="T76">templatehtml</text:span><text:span text:style-name="T154"> and convert html to image and update <text:tab/><text:tab/><text:tab/><text:tab/> <text:s/>in </text:span><text:span text:style-name="T76">imagefile</text:span><text:span text:style-name="T154"> and return </text:span><text:span text:style-name="T76">outputpath</text:span></text:p>
      <text:p text:style-name="P127"/>
      <text:p text:style-name="P126"><text:tab/><text:tab/></text:p>
      <text:p text:style-name="P122"><text:soft-page-break/></text:p>
      <text:p text:style-name="P122"/>
      <text:p text:style-name="P140">13)<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htmlfile</text:span></text:p>
      <text:p text:style-name="P79"><text:span text:style-name="T50"><text:s text:c="3"/></text:span><text:span text:style-name="T62">API Method :</text:span><text:span text:style-name="T121"> POST</text:span></text:p>
      <text:p text:style-name="P79"><text:span text:style-name="T97"><text:s text:c="3"/></text:span><text:span text:style-name="T62">Table Affected</text:span><text:span text:style-name="T97"> : </text:span><text:span text:style-name="T132">design_template,design_product</text:span></text:p>
      <text:p text:style-name="P79"><text:s text:c="4"/><text:span text:style-name="T62">Payload :</text:span><text:span text:style-name="T121">{‘</text:span><text:span text:style-name="T166">bucode’:’ACCC’}</text:span></text:p>
      <text:p text:style-name="P79"><text:s text:c="4"/><text:span text:style-name="T87">Description :</text:span><text:span text:style-name="T172"> The purpose of the api is used to preprocess the html and return response as base64 encode file or else zip file download.</text:span></text:p>
      <text:p text:style-name="P79"><text:s text:c="4"/><text:span text:style-name="T166">i)form_product to filter formassigned bucode,formtype_fk 2 and clientid</text:span></text:p>
      <text:p text:style-name="P79"><text:tab/><text:span text:style-name="T166">and get formproductid as list and store into designproductid</text:span></text:p>
      <text:p text:style-name="P79"><text:s text:c="3"/><text:span text:style-name="T166">ii)if not designproductid :</text:span></text:p>
      <text:p text:style-name="P79"><text:tab/><text:span text:style-name="T83">response:</text:span><text:span text:style-name="T166"> Invalid bucode </text:span></text:p>
      <text:p text:style-name="P79"><text:tab/><text:span text:style-name="T83">status code: </text:span><text:span text:style-name="T166">400</text:span></text:p>
      <text:p text:style-name="P79"><text:s text:c="2"/><text:span text:style-name="T166">iii)form_template to filter form_item formproduct_fk and exclude Master1, Master, master, master1 and order <text:s/>by formproductid and get templatehtml,documenttitle and css and store into xhmlt1</text:span></text:p>
      <text:p text:style-name="P79"/>
      <text:p text:style-name="P140">iv)call <text:span text:style-name="T47">htmlfile_download</text:span> function</text:p>
      <text:p text:style-name="P140"/>
      <text:p text:style-name="P141"><text:s text:c="3"/><text:span text:style-name="T84">parameter:</text:span><text:span text:style-name="T167"> xhtml1,designproductid,”htmlfile”</text:span></text:p>
      <text:p text:style-name="P141"><text:s text:c="3"/></text:p>
      <text:p text:style-name="P141"><text:s text:c="3"/><text:span text:style-name="T168">i)iterate the xhtml and check condition n[1] have values if satisfy it replace and store into name</text:span></text:p>
      <text:p text:style-name="P141"/>
      <text:p text:style-name="P148">ii)join designproductid[0] and designproductid[-1] and store into designproductid</text:p>
      <text:p text:style-name="P148"/>
      <text:p text:style-name="P148">iii)remove temp/html of particular designproductid using shutil.rmtree and os .remove or else expection to pass.</text:p>
      <text:p text:style-name="P148"/>
      <text:p text:style-name="P148">iv)get basedir of current path and <text:span text:style-name="T47">os.makedirs</text:span> to create new folder as "temp"+"/"+"html"+designproductid <text:s text:c="3"/><text:span text:style-name="T47">designproductid</text:span></text:p>
      <text:p text:style-name="P148"><text:s/>as particular document id </text:p>
      <text:p text:style-name="P141"><text:tab/></text:p>
      <text:p text:style-name="P148">v)declare L <text:s/>as empty list and check condition</text:p>
      <text:p text:style-name="P148"><text:tab/> if downloadtype ==”HtmlfileDoc”:</text:p>
      <text:p text:style-name="P148"><text:tab/><text:tab/><text:span text:style-name="T169">iterate </text:span><text:span text:style-name="T85">xhtml</text:span><text:span text:style-name="T169"> and get zeroth index of </text:span><text:span text:style-name="T85">xhtml</text:span><text:span text:style-name="T169"> and store into </text:span><text:span text:style-name="T85">htmllis</text:span></text:p>
      <text:p text:style-name="P148"><text:tab/><text:span text:style-name="T169">else:</text:span></text:p>
      <text:p text:style-name="P148"><text:tab/><text:tab/><text:span text:style-name="T169">iterate </text:span><text:span text:style-name="T85">xhtml</text:span><text:span text:style-name="T169"> and check condition i[1] as </text:span><text:span text:style-name="T85">documenttitle</text:span><text:span text:style-name="T169"> and <text:tab/><text:tab/><text:tab/></text:span><text:span text:style-name="T85">strip</text:span><text:span text:style-name="T169">,</text:span><text:span text:style-name="T85">replace</text:span><text:span text:style-name="T169"> not in </text:span><text:span text:style-name="T85">L</text:span><text:span text:style-name="T169"> if condition satisfy it append it to the</text:span><text:span text:style-name="T85"> <text:tab/><text:tab/><text:tab/>L ,i[0],i[1]</text:span><text:span text:style-name="T169"> <text:tab/>and store all value into </text:span><text:span text:style-name="T85">htmlfilename</text:span></text:p>
      <text:p text:style-name="P179"/>
      <text:p text:style-name="P150">vi)iterate htmllis and picture as empty,<text:span text:style-name="T170">fontface as empty and remove special character from name[h] and replace and store into s variable and create file2/ </text:span><text:soft-page-break/><text:span text:style-name="T170">with s as documenttitle and store into file1 variable create folder file1 with images </text:span></text:p>
      <text:p text:style-name="P150"/>
      <text:p text:style-name="P152">vi)call preprocess_html</text:p>
      <text:p text:style-name="P152"><text:s text:c="4"/><text:span text:style-name="T86">parameter:</text:span><text:span text:style-name="T171"> pictures,html,file1,basedir,h,htmllis,fontface,designproductid</text:span><text:tab/></text:p>
      <text:p text:style-name="P152"><text:s text:c="4"/></text:p>
      <text:p text:style-name="P154"><text:span text:style-name="T47">description</text:span>: This function is used to preprocess the html and store into html</text:p>
      <text:p text:style-name="P154"/>
      <text:p text:style-name="P154">i)write html in this path <text:span text:style-name="T47">file1+"/Chapter01.html" </text:span></text:p>
      <text:p text:style-name="P181"/>
      <text:p text:style-name="P154">ii)make directory as file1+"/css" and get last index of xhtml and store into css and write css in it using re to find src and store into font </text:p>
      <text:p text:style-name="P154"/>
      <text:p text:style-name="P154">iii)if font exists it will iterate and make directory and copyfile</text:p>
      <text:p text:style-name="P154"/>
      <text:p text:style-name="P156">iv)zip file and check condition </text:p>
      <text:p text:style-name="P156"><text:tab/>if instance(designproduct,str):</text:p>
      <text:p text:style-name="P156"><text:tab/><text:tab/>open zip file and do base64 encode and return response as <text:tab/><text:tab/><text:tab/>base64 encodedfile with filename </text:p>
      <text:p text:style-name="P156"><text:tab/><text:tab/><text:span text:style-name="T87">Response</text:span><text:span text:style-name="T172"> : '{"filename":"%s","encodedfile":"%s"}'</text:span></text:p>
      <text:p text:style-name="P156"><text:tab/>elif instance(designproduct,list):</text:p>
      <text:p text:style-name="P156"><text:tab/><text:tab/>open zip file and response as that zip file</text:p>
      <text:p text:style-name="P156"><text:tab/><text:tab/><text:span text:style-name="T87">Response : </text:span><text:span text:style-name="T172">Zip file as response</text:span></text:p>
      <text:p text:style-name="P148"/>
      <text:p text:style-name="P148"/>
      <text:p text:style-name="P157">14)<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htmlfiledownloadRC</text:span></text:p>
      <text:p text:style-name="P80"><text:span text:style-name="T50"><text:s text:c="3"/></text:span><text:span text:style-name="T62">API Method :</text:span><text:span text:style-name="T121"> POST</text:span></text:p>
      <text:p text:style-name="P81"><text:span text:style-name="T97"><text:s text:c="3"/></text:span><text:span text:style-name="T62">Table Affected</text:span><text:span text:style-name="T97"> : </text:span><text:span text:style-name="T132">design_template,</text:span><text:span text:style-name="T172">design_item</text:span><text:span text:style-name="T132">,</text:span></text:p>
      <text:p text:style-name="P81"><text:span text:style-name="T132"><text:tab/><text:tab/><text:tab/>design_product,</text:span><text:span text:style-name="T172">form_template,form_item,form_product</text:span></text:p>
      <text:p text:style-name="P80"><text:s text:c="4"/><text:span text:style-name="T62">Payload :</text:span><text:span text:style-name="T121">{‘designproductid</text:span><text:span text:style-name="T166">’:</text:span><text:span text:style-name="T172">1212,’design’:”design” or ”library”,”fromportal”:”RCADM” or “OB”,”cardType”:"Document" or "BullentinBoard"</text:span><text:span text:style-name="T166">}</text:span></text:p>
      <text:p text:style-name="P80"/>
      <text:p text:style-name="P159"><text:span text:style-name="T47">Description</text:span> : This api is used to <text:s/>preprocess the html and unstructure pdf download path after this process we upload both the html and unstructure pdf <text:s/>into s3 bucket minio storage.This api is called while we publish the document that time all the above process are performed </text:p>
      <text:p text:style-name="P159"/>
      <text:p text:style-name="P159"><text:span text:style-name="T47">S3bucketfileupload</text:span> : The function S3bucketfileupload() is designed to upload files to an S3-compatible cloud storage service (like MinIO or AWS S3) based on the type of document provided. The function supports multiple file types (HTML, EPUB, PDF) and uploads them to different directories in the S3 bucket based on the card type (e.g., Document, BullentinBoard, EPUB).</text:p>
      <text:p text:style-name="P159"/>
      <text:p text:style-name="P159"><text:soft-page-break/><text:span text:style-name="T47">Response</text:span> : {“s3filepath”:”s3 mnio htmlfile path”,”s3pdfpath”:”s3 minio pdf path”}</text:p>
      <text:p text:style-name="P140"><text:s text:c="4"/></text:p>
      <text:p text:style-name="P140"/>
      <text:p text:style-name="P159">15)<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epubfiledownloadRC</text:span></text:p>
      <text:p text:style-name="P81"><text:span text:style-name="T50"><text:s text:c="3"/></text:span><text:span text:style-name="T62">API Method :</text:span><text:span text:style-name="T121"> POST</text:span></text:p>
      <text:p text:style-name="P81"><text:span text:style-name="T97"><text:s text:c="3"/></text:span><text:span text:style-name="T62">Table Affected</text:span><text:span text:style-name="T97"> : </text:span><text:span text:style-name="T132">design_template,</text:span><text:span text:style-name="T172">design_item</text:span><text:span text:style-name="T132">,</text:span></text:p>
      <text:p text:style-name="P81"><text:span text:style-name="T132"><text:tab/><text:tab/><text:tab/>design_product,</text:span><text:span text:style-name="T172">form_template,form_item,form_product</text:span></text:p>
      <text:p text:style-name="P81"><text:s text:c="4"/><text:span text:style-name="T62">Payload :</text:span><text:span text:style-name="T121">{"designproductid":"['sdd','dsf']",</text:span></text:p>
      <text:p text:style-name="P191"><text:tab/><text:tab/>"design":"design",</text:p>
      <text:p text:style-name="P191"><text:tab/><text:tab/>"workFlowName":"Knee"</text:p>
      <text:p text:style-name="P191"><text:tab/><text:tab/>}</text:p>
      <text:p text:style-name="P79"><text:tab/></text:p>
      <text:p text:style-name="P5"><text:span text:style-name="T20">Description :</text:span><text:span text:style-name="T12"> The main objective of the EpubfileDownloadRC API is to handle the process of downloading an EPUB file, which involves several steps like generating the EPUB file from design-related data, uploading it to an S3 bucket (or a compatible service like MinIO), and providing the file’s path as a response.</text:span></text:p>
      <text:p text:style-name="P195"/>
      <text:p text:style-name="P160"><text:span text:style-name="T88">EpubdownloadRC</text:span><text:span text:style-name="T12"> : The main purpose of the function is to create an EPUB file from HTML content (provided as a list of XHTML elements) and associated assets like images, videos, and styles. This EPUB file is then stored in a specified directory (temp/epub{designproductid}/) and a path is returned for downloading.</text:span></text:p>
      <text:p text:style-name="P195"/>
      <text:p text:style-name="P160"><text:span text:style-name="T88">S3bucketfileupload</text:span><text:span text:style-name="T12"> : The function S3bucketfileupload() is designed to upload files to an S3-compatible cloud storage service (like MinIO or AWS S3) based on the type of document provided. The function supports multiple file types (HTML, EPUB, PDF) and uploads them to different directories in the S3 bucket based on the card type (e.g., Document, BullentinBoard, EPUB).</text:span></text:p>
      <text:p text:style-name="P159"/>
      <text:p text:style-name="P159"><text:span text:style-name="T89">Response:</text:span><text:span text:style-name="T173"> </text:span>{</text:p>
      <text:p text:style-name="P159"><text:s text:c="2"/>"filepath": "/dam/epub/BB APPOINTMENT NEW/BB APPOINTMENT NEW.epub"</text:p>
      <text:p text:style-name="P159">}</text:p>
      <text:p text:style-name="P159"/>
      <text:p text:style-name="P159"/>
      <text:p text:style-name="P161">16)<text:span text:style-name="T172">15)</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htmlfiledownloadmigration</text:span></text:p>
      <text:p text:style-name="P82"><text:span text:style-name="T50"><text:s text:c="3"/></text:span><text:span text:style-name="T62">API Method :</text:span><text:span text:style-name="T121"> POST</text:span></text:p>
      <text:p text:style-name="P82"><text:span text:style-name="T97"><text:s text:c="3"/></text:span><text:span text:style-name="T62">Table Affected</text:span><text:span text:style-name="T97"> : </text:span><text:span text:style-name="T132">design_template,</text:span><text:span text:style-name="T172">design_item</text:span><text:span text:style-name="T132">,</text:span></text:p>
      <text:p text:style-name="P82"><text:span text:style-name="T132"><text:tab/><text:tab/><text:tab/>design_product,</text:span><text:span text:style-name="T172">form_template,form_item,form_product</text:span></text:p>
      <text:p text:style-name="P82"><text:s text:c="4"/><text:span text:style-name="T62">Payload :</text:span><text:span text:style-name="T121">{"designproductid":"szdsd",</text:span></text:p>
      <text:p text:style-name="P192">"design":"design",</text:p>
      <text:p text:style-name="P192"><text:soft-page-break/>"fromportal":"RCADM" or "OB",</text:p>
      <text:p text:style-name="P192">"cardType":"Document" or "BullentinBoard" }</text:p>
      <text:p text:style-name="P82"/>
      <text:p text:style-name="P161"><text:span text:style-name="T47">Decription</text:span> : The HTMLFileDownloadMigration API is designed to handle the process of downloading and migrating HTML files for a given design product. It processes the data related to HTML templates, stores necessary resources, and uploads the result to an S3-compatible storage service. The purpose of this API is to help migrate HTML content related to design products from one system to another (e.g., from a local server to a cloud storage bucket).</text:p>
      <text:p text:style-name="P161"/>
      <text:p text:style-name="P161"/>
      <text:p text:style-name="P161"><text:span text:style-name="T47">Response :</text:span> “<text:span text:style-name="T174">sucess”</text:span></text:p>
      <text:p text:style-name="P161"/>
      <text:p text:style-name="P161"/>
      <text:p text:style-name="P161"/>
      <text:p text:style-name="P142">1<text:span text:style-name="T174">7</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text:span><text:span text:style-name="T90">mergehtmlfile</text:span></text:p>
      <text:p text:style-name="P83"><text:span text:style-name="T50"><text:s text:c="3"/></text:span><text:span text:style-name="T62">API Method :</text:span><text:span text:style-name="T121"> POST</text:span></text:p>
      <text:p text:style-name="P83"><text:span text:style-name="T97"><text:s text:c="3"/></text:span><text:span text:style-name="T62">Table Affected</text:span><text:span text:style-name="T97"> : </text:span><text:span text:style-name="T132">design_template,design_product</text:span></text:p>
      <text:p text:style-name="P83"><text:s text:c="4"/><text:span text:style-name="T90">DC</text:span><text:span text:style-name="T174"> </text:span><text:span text:style-name="T62">Payload :</text:span><text:span text:style-name="T121">{</text:span></text:p>
      <text:p text:style-name="P193"><text:tab/>'designproductid':['212','3232'],</text:p>
      <text:p text:style-name="P193"><text:tab/>'design':'design'</text:p>
      <text:p text:style-name="P193"><text:tab/>}</text:p>
      <text:p text:style-name="P83"><text:s text:c="3"/><text:span text:style-name="T90">RC</text:span><text:span text:style-name="T174"> </text:span><text:span text:style-name="T62">Payload :</text:span><text:span text:style-name="T121">{</text:span></text:p>
      <text:p text:style-name="P83"><text:span text:style-name="T121"><text:tab/>'designproductid':’</text:span><text:span text:style-name="T174">dsafsdfdf’</text:span><text:span text:style-name="T121">,</text:span></text:p>
      <text:p text:style-name="P193"><text:tab/>'design':'design'</text:p>
      <text:p text:style-name="P193"><text:tab/>}</text:p>
      <text:p text:style-name="P83"><text:tab/></text:p>
      <text:p text:style-name="P83"><text:s text:c="4"/><text:span text:style-name="T87">Description :</text:span><text:span text:style-name="T172"> The purpose of the api is used to preprocess the html and return response as base64 encode file or else zip file download.</text:span></text:p>
      <text:p text:style-name="P83"><text:s text:c="4"/><text:span text:style-name="T166">i)form_product to filter formassigned bucode,formtype_fk 2 and clientid</text:span></text:p>
      <text:p text:style-name="P83"><text:tab/><text:span text:style-name="T166">and get formproductid as list and store into designproductid</text:span></text:p>
      <text:p text:style-name="P83"><text:s text:c="3"/><text:span text:style-name="T166">ii)if not designproductid :</text:span></text:p>
      <text:p text:style-name="P83"><text:tab/><text:span text:style-name="T83">response:</text:span><text:span text:style-name="T166"> Invalid bucode </text:span></text:p>
      <text:p text:style-name="P83"><text:tab/><text:span text:style-name="T83">status code: </text:span><text:span text:style-name="T166">400</text:span></text:p>
      <text:p text:style-name="P83"><text:s text:c="2"/><text:span text:style-name="T166">iii)form_template to filter form_item formproduct_fk and exclude Master1, Master, master, master1 and order <text:s/>by formproductid and get templatehtml,documenttitle and css and store into xhmlt1</text:span></text:p>
      <text:p text:style-name="P83"/>
      <text:p text:style-name="P142">iv)call <text:span text:style-name="T47">htmlfile_download</text:span> function</text:p>
      <text:p text:style-name="P142"/>
      <text:p text:style-name="P142"><text:s text:c="3"/><text:span text:style-name="T84">parameter:</text:span><text:span text:style-name="T167"> xhtml1,designproductid,”htmlfile”</text:span></text:p>
      <text:p text:style-name="P142"><text:s text:c="3"/></text:p>
      <text:p text:style-name="P142"><text:s text:c="3"/><text:span text:style-name="T168">i)iterate the xhtml and check condition n[1] have values if satisfy it replace and store into name</text:span></text:p>
      <text:p text:style-name="P142"><text:soft-page-break/></text:p>
      <text:p text:style-name="P149">ii)join designproductid[0] and designproductid[-1] and store into designproductid</text:p>
      <text:p text:style-name="P149"/>
      <text:p text:style-name="P149">iii)remove temp/html of particular designproductid using shutil.rmtree and os .remove or else expection to pass.</text:p>
      <text:p text:style-name="P149"/>
      <text:p text:style-name="P149">iv)get basedir of current path and <text:span text:style-name="T47">os.makedirs</text:span> to create new folder as "temp"+"/"+"html"+designproductid <text:s text:c="3"/><text:span text:style-name="T47">designproductid</text:span></text:p>
      <text:p text:style-name="P149"><text:s/>as particular document id </text:p>
      <text:p text:style-name="P142"><text:tab/></text:p>
      <text:p text:style-name="P149">v)declare L <text:s/>as empty list and check condition</text:p>
      <text:p text:style-name="P149"><text:tab/> if downloadtype ==”HtmlfileDoc”:</text:p>
      <text:p text:style-name="P149"><text:tab/><text:tab/><text:span text:style-name="T169">iterate </text:span><text:span text:style-name="T85">xhtml</text:span><text:span text:style-name="T169"> and get zeroth index of </text:span><text:span text:style-name="T85">xhtml</text:span><text:span text:style-name="T169"> and store into </text:span><text:span text:style-name="T85">htmllis</text:span></text:p>
      <text:p text:style-name="P149"><text:tab/><text:span text:style-name="T169">else:</text:span></text:p>
      <text:p text:style-name="P149"><text:tab/><text:tab/><text:span text:style-name="T169">iterate </text:span><text:span text:style-name="T85">xhtml</text:span><text:span text:style-name="T169"> and check condition i[1] as </text:span><text:span text:style-name="T85">documenttitle</text:span><text:span text:style-name="T169"> and <text:tab/><text:tab/><text:tab/></text:span><text:span text:style-name="T85">strip</text:span><text:span text:style-name="T169">,</text:span><text:span text:style-name="T85">replace</text:span><text:span text:style-name="T169"> not in </text:span><text:span text:style-name="T85">L</text:span><text:span text:style-name="T169"> if condition satisfy it append it to the</text:span><text:span text:style-name="T85"> <text:tab/><text:tab/><text:tab/>L ,i[0],i[1]</text:span><text:span text:style-name="T169"> <text:tab/>and store all value into </text:span><text:span text:style-name="T85">htmlfilename</text:span></text:p>
      <text:p text:style-name="P180"/>
      <text:p text:style-name="P151">vi)iterate htmllis and picture as empty,<text:span text:style-name="T170">fontface as empty and remove special character from name[h] and replace and store into s variable and create file2/ with s as documenttitle and store into file1 variable create folder file1 with images </text:span></text:p>
      <text:p text:style-name="P151"/>
      <text:p text:style-name="P153">vi)call preprocess_html</text:p>
      <text:p text:style-name="P153"><text:s text:c="4"/><text:span text:style-name="T86">parameter:</text:span><text:span text:style-name="T171"> pictures,html,file1,basedir,h,htmllis,fontface,designproductid</text:span><text:tab/></text:p>
      <text:p text:style-name="P153"><text:s text:c="4"/></text:p>
      <text:p text:style-name="P155"><text:span text:style-name="T47">description</text:span>: This function is used to preprocess the html and store into html</text:p>
      <text:p text:style-name="P155"/>
      <text:p text:style-name="P155">i)write html in this path <text:span text:style-name="T47">file1+"/Chapter01.html" </text:span></text:p>
      <text:p text:style-name="P182"/>
      <text:p text:style-name="P155">ii)make directory as file1+"/css" and get last index of xhtml and store into css and write css in it using re to find src and store into font </text:p>
      <text:p text:style-name="P155"/>
      <text:p text:style-name="P155">iii)if font exists it will iterate and make directory and copyfile</text:p>
      <text:p text:style-name="P155"/>
      <text:p text:style-name="P158">iv)zip file and check condition </text:p>
      <text:p text:style-name="P158"><text:tab/>if instance(designproduct,str):</text:p>
      <text:p text:style-name="P158"><text:tab/><text:tab/>open zip file and do base64 encode and return response as <text:tab/><text:tab/><text:tab/>base64 encodedfile with filename </text:p>
      <text:p text:style-name="P158"><text:tab/><text:tab/><text:span text:style-name="T87">Response</text:span><text:span text:style-name="T172"> : '{"filename":"%s","encodedfile":"%s"}'</text:span></text:p>
      <text:p text:style-name="P158"><text:tab/>elif instance(designproduct,list):</text:p>
      <text:p text:style-name="P158"><text:tab/><text:tab/>open zip file and response as that zip file</text:p>
      <text:p text:style-name="P158"><text:tab/><text:tab/><text:span text:style-name="T87">Response : </text:span><text:span text:style-name="T172">Zip file as response</text:span></text:p>
      <text:p text:style-name="P161"/>
      <text:p text:style-name="P161"><text:soft-page-break/></text:p>
      <text:p text:style-name="P82"/>
      <text:p text:style-name="P82"/>
      <text:p text:style-name="P142">1<text:span text:style-name="T174">8</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text:span><text:span text:style-name="T90">cloneSurveyByUniqueRefId</text:span></text:p>
      <text:p text:style-name="P83"><text:span text:style-name="T50"><text:s text:c="3"/><text:tab/></text:span><text:span text:style-name="T62">API Method :</text:span><text:span text:style-name="T121"> POST</text:span></text:p>
      <text:p text:style-name="P83"><text:span text:style-name="T97"><text:s text:c="3"/><text:tab/></text:span><text:span text:style-name="T62">Table Affected</text:span><text:span text:style-name="T97"> : </text:span><text:span text:style-name="T132">design_template,design_product,</text:span><text:span text:style-name="T174">design_item</text:span></text:p>
      <text:p text:style-name="P83"><text:s text:c="4"/><text:tab/><text:span text:style-name="T90">RC</text:span><text:span text:style-name="T174"> </text:span><text:span text:style-name="T90">DC</text:span><text:span text:style-name="T174"> </text:span><text:span text:style-name="T62">Payload :</text:span><text:span text:style-name="T121">{</text:span></text:p>
      <text:p text:style-name="P83"><text:span text:style-name="T121"><text:tab/>'olddockey':”</text:span><text:span text:style-name="T174">fdfdf”</text:span><text:span text:style-name="T121">,</text:span></text:p>
      <text:p text:style-name="P83"><text:span text:style-name="T121"><text:tab/>'newdockey':”</text:span><text:span text:style-name="T174">fdfsdfdf”</text:span></text:p>
      <text:p text:style-name="P193"><text:tab/>}</text:p>
      <text:p text:style-name="P83"/>
      <text:p text:style-name="P83"><text:s text:c="8"/><text:span text:style-name="T90">Description: </text:span><text:span text:style-name="T174">The CloneSurveyUsingUniqueRefid API is designed to facilitate the cloning of a survey based on a unique reference ID (UniqueRefId). It allows the user to create a new survey by copying data from an existing survey, while generating new records and associating them with a new unique reference ID.</text:span></text:p>
      <text:p text:style-name="P83"/>
      <text:p text:style-name="P183">Response:<text:span text:style-name="T99"> {</text:span></text:p>
      <text:p text:style-name="P162"><text:s text:c="2"/>"status": "success",</text:p>
      <text:p text:style-name="P162"><text:s text:c="2"/>"body": {</text:p>
      <text:p text:style-name="P6"><text:span text:style-name="T99"><text:s text:c="4"/>"oldUniqueRefId": "</text:span><text:span text:style-name="T108">fdfdf</text:span><text:span text:style-name="T99">",</text:span></text:p>
      <text:p text:style-name="P6"><text:span text:style-name="T99"><text:s text:c="4"/>"newUniqueRefId": "</text:span><text:span text:style-name="T108">fdfsdfdf</text:span><text:span text:style-name="T99">",</text:span></text:p>
      <text:p text:style-name="P162"><text:s text:c="4"/>"surveyJson": {</text:p>
      <text:p text:style-name="P162"><text:s text:c="4"/>}</text:p>
      <text:p text:style-name="P162"><text:s text:c="2"/>}</text:p>
      <text:p text:style-name="P162">}</text:p>
      <text:p text:style-name="P83"><text:s text:c="2"/></text:p>
      <text:p text:style-name="P83"/>
      <text:p text:style-name="P83"/>
      <text:p text:style-name="P143">1<text:span text:style-name="T175">9</text:span>)<text:span text:style-name="T54">APIURL:</text:span><text:a xlink:type="simple" xlink:href="http://192.168.7.53:5464/managedocument/" text:style-name="Internet_20_link" text:visited-style-name="Visited_20_Internet_20_Link"><text:span text:style-name="T50">http://192.168.7.53:5464/</text:span></text:a><text:span text:style-name="T50"> <text:tab/><text:tab/> <text:s/><text:tab/><text:tab/><text:tab/>Downloadfile/</text:span><text:span text:style-name="T90">rcdcmigrations</text:span></text:p>
      <text:p text:style-name="P84"><text:span text:style-name="T50"><text:s text:c="3"/><text:tab/></text:span><text:span text:style-name="T62">API Method :</text:span><text:span text:style-name="T121"> POST</text:span></text:p>
      <text:p text:style-name="P84"><text:span text:style-name="T97"><text:s text:c="3"/><text:tab/></text:span><text:span text:style-name="T62">Table Affected</text:span><text:span text:style-name="T97"> : </text:span><text:span text:style-name="T132">design_template,design_product,</text:span><text:span text:style-name="T174">design_item</text:span></text:p>
      <text:p text:style-name="P84"><text:s text:c="4"/><text:tab/><text:span text:style-name="T90">RC</text:span><text:span text:style-name="T174"> </text:span><text:span text:style-name="T90">DC</text:span><text:span text:style-name="T174"> </text:span><text:span text:style-name="T62">Payload :</text:span><text:span text:style-name="T121">{</text:span></text:p>
      <text:p text:style-name="P84"><text:span text:style-name="T121"><text:s text:c="4"/>'Businessunit': '</text:span><text:span text:style-name="T176">ACCC</text:span><text:span text:style-name="T121">',</text:span></text:p>
      <text:p text:style-name="P194"><text:s text:c="4"/>'Documentcode': 'DOC',</text:p>
      <text:p text:style-name="P84"><text:span text:style-name="T121"><text:s text:c="4"/>'Documentcategory': '</text:span><text:span text:style-name="T176">insurance</text:span><text:span text:style-name="T121">',</text:span></text:p>
      <text:p text:style-name="P84"><text:span text:style-name="T121"><text:s text:c="4"/>'Documentname': '</text:span><text:span text:style-name="T176">standarad card</text:span><text:span text:style-name="T121">',</text:span></text:p>
      <text:p text:style-name="P85"><text:span text:style-name="T121"><text:s text:c="4"/>'Masterdocumentname': '</text:span><text:span text:style-name="T176">standarad card</text:span><text:span text:style-name="T121">',</text:span></text:p>
      <text:p text:style-name="P194"><text:s text:c="4"/>'Documenttype': 1,</text:p>
      <text:p text:style-name="P194"><text:s text:c="4"/>'docSize': '',</text:p>
      <text:p text:style-name="P194"><text:s text:c="4"/>'height': 1024,</text:p>
      <text:p text:style-name="P194"><text:s text:c="4"/>'width': 768,</text:p>
      <text:p text:style-name="P84"><text:span text:style-name="T121"><text:s text:c="4"/>'DrivedTypeName': '</text:span><text:span text:style-name="T176">derived</text:span><text:span text:style-name="T121">',</text:span></text:p>
      <text:p text:style-name="P85"><text:soft-page-break/><text:span text:style-name="T121"><text:s text:c="4"/>'Documenttitle': '</text:span><text:span text:style-name="T176">standarad card</text:span><text:span text:style-name="T121">',</text:span></text:p>
      <text:p text:style-name="P84"><text:span text:style-name="T121"><text:s text:c="4"/>'DrivedDocument': '</text:span><text:span text:style-name="T176">1212</text:span><text:span text:style-name="T121">',</text:span></text:p>
      <text:p text:style-name="P194"><text:s text:c="4"/>'DrivedTypeID': 101,</text:p>
      <text:p text:style-name="P84"><text:span text:style-name="T121"><text:s text:c="4"/>'Dockey': '</text:span><text:span text:style-name="T176">fdsfdfdf</text:span><text:span text:style-name="T121">',</text:span></text:p>
      <text:p text:style-name="P194"><text:s text:c="4"/>'rc_image': ''</text:p>
      <text:p text:style-name="P86">‘ derivedFlag’:<text:span text:style-name="T177">True</text:span></text:p>
      <text:p text:style-name="P194">}</text:p>
      <text:p text:style-name="P84"/>
      <text:p text:style-name="P7"><text:span text:style-name="T21">Description:</text:span><text:span text:style-name="T14"> </text:span><text:span text:style-name="T13">The rcdcmigrations API is </text:span><text:span text:style-name="T14">used for migrating live standard <text:s text:c="4"/>(STD) carecard from DC to RCDC </text:span><text:span text:style-name="T15">integration.</text:span></text:p>
      <text:p text:style-name="P196"/>
      <text:p text:style-name="P196"/>
      <text:p text:style-name="P198"><text:span text:style-name="T22">R</text:span><text:span text:style-name="T16">esponse</text:span><text:span text:style-name="T11"> : {“templateid”:12,”designproductid”:2132}</text:span></text:p>
      <text:p text:style-name="P198"><text:span text:style-name="T11"/></text:p>
      <text:p text:style-name="P198"><text:span text:style-name="T11"/></text:p>
      <text:h text:style-name="P186" text:outline-level="3" text:is-list-header="true"><text:span text:style-name="Strong_20_Emphasis"><text:span text:style-name="T182">20</text:span></text:span><text:span text:style-name="Strong_20_Emphasis"><text:span text:style-name="T178">)onboard publish document</text:span></text:span></text:h>
      <text:p text:style-name="P201"><text:span text:style-name="Strong_20_Emphasis">Method:</text:span> <text:span text:style-name="Source_20_Text">MoveToLibrary</text:span></text:p>
      <text:p text:style-name="P215"><text:span text:style-name="Strong_20_Emphasis">Description:</text:span> The <text:span text:style-name="Source_20_Text">MoveToLibrary</text:span> API allows users to move a document from the design product table to the form product table, updating its status and associated details. <text:span text:style-name="T179">This api is called from onboard team while we edit the document and close it that time call from onboard team</text:span></text:p>
      <text:p text:style-name="P215"><text:span text:style-name="Strong_20_Emphasis">Endpoint:</text:span><text:span text:style-name="Source_20_Text">/Dashboard/movetolibrary/</text:span></text:p>
      <text:p text:style-name="P215"><text:span text:style-name="Strong_20_Emphasis">HTTP Method:</text:span> <text:span text:style-name="Source_20_Text">POST</text:span></text:p>
      <text:p text:style-name="P215"><text:span text:style-name="Strong_20_Emphasis">Purpose:</text:span></text:p>
      <text:list xml:id="list3834167910" text:style-name="L1">
        <text:list-item>
          <text:p text:style-name="P203">Transfers a document from <text:span text:style-name="Source_20_Text">DesignProduct</text:span> to <text:span text:style-name="Source_20_Text">FormProduct,</text:span><text:span text:style-name="Source_20_Text"><text:span text:style-name="T180">design_item to form_item and design_template to form_template</text:span></text:span>.</text:p>
        </text:list-item>
        <text:list-item>
          <text:p text:style-name="P203">Updates document status.</text:p>
        </text:list-item>
        <text:list-item>
          <text:p text:style-name="P203">Generates relevant survey data and scoring logic if applicable.</text:p>
        </text:list-item>
        <text:list-item>
          <text:p text:style-name="P210">If the document type is 3 we can call rc admin url to sync survey scoring changes <text:span text:style-name="T181">and if the document type is 2 we can push the document to s3 bucket path and return response as s3 bucket file path or other type we can give only content of the html.</text:span></text:p>
        </text:list-item>
      </text:list>
      <text:p text:style-name="P215"><text:span text:style-name="Strong_20_Emphasis">Request Parameters:</text:span></text:p>
      <text:list xml:id="list3450608387" text:style-name="L10">
        <text:list-item>
          <text:p text:style-name="P211"><text:span text:style-name="Source_20_Text">NewDocKey</text:span> (string, required): The unique document key for the new entry.</text:p>
        </text:list-item>
        <text:list-item>
          <text:p text:style-name="P211"><text:span text:style-name="Source_20_Text">CardType</text:span> (string, required): The type of document. Allowed values: <text:span text:style-name="Source_20_Text">Document</text:span>, <text:span text:style-name="Source_20_Text">BullentinBoard</text:span>, <text:span text:style-name="Source_20_Text">Notification</text:span>, <text:span text:style-name="Source_20_Text">Email</text:span>, <text:span text:style-name="Source_20_Text">Sms</text:span>, <text:span text:style-name="Source_20_Text">Survey</text:span>, <text:span text:style-name="Source_20_Text">PushNotification</text:span>.</text:p>
        </text:list-item>
        <text:list-item>
          <text:p text:style-name="P211"><text:span text:style-name="Source_20_Text">OldDockey</text:span> (string, optional): Previous document key (used for surveys).</text:p>
        </text:list-item>
        <text:list-item>
          <text:p text:style-name="P211"><text:span text:style-name="Source_20_Text">mode</text:span> (string, optional): Used for handling additional operations related to surveys.</text:p>
        </text:list-item>
      </text:list>
      <text:p text:style-name="P215"><text:span text:style-name="Strong_20_Emphasis">Response:</text:span></text:p>
      <text:list xml:id="list3224157481" text:style-name="L11">
        <text:list-item>
          <text:p text:style-name="P212"><text:soft-page-break/><text:span text:style-name="Strong_20_Emphasis">Success Response:</text:span></text:p>
          <text:p text:style-name="P188"><text:span text:style-name="Source_20_Text">{</text:span></text:p>
          <text:p text:style-name="P188"><text:span text:style-name="Source_20_Text"><text:s text:c="2"/>"newDockey": "12345",</text:span></text:p>
          <text:p text:style-name="P188"><text:span text:style-name="Source_20_Text"><text:s text:c="2"/>"CardType": "Document",</text:span></text:p>
          <text:p text:style-name="P188"><text:span text:style-name="Source_20_Text"><text:s text:c="2"/>"filePath": "dccp_repository/materials/Document/2021-10-18 13_36_32_1634544392331/Test-care-card-22-03-sub-1",</text:span></text:p>
          <text:p text:style-name="P188"><text:span text:style-name="Source_20_Text"><text:s text:c="2"/>"Content": "",</text:span></text:p>
          <text:p text:style-name="P188"><text:span text:style-name="Source_20_Text"><text:s text:c="2"/>"status": "success"</text:span></text:p>
          <text:p text:style-name="P190"><text:span text:style-name="Source_20_Text">}</text:span></text:p>
        </text:list-item>
        <text:list-item>
          <text:p text:style-name="P212"><text:span text:style-name="Strong_20_Emphasis">Failure Response (Invalid Document Key):</text:span></text:p>
          <text:p text:style-name="P188"><text:span text:style-name="Source_20_Text">{</text:span></text:p>
          <text:p text:style-name="P188"><text:span text:style-name="Source_20_Text"><text:s text:c="2"/>"Newdockey": "12345",</text:span></text:p>
          <text:p text:style-name="P188"><text:span text:style-name="Source_20_Text"><text:s text:c="2"/>"CardType": "Document",</text:span></text:p>
          <text:p text:style-name="P188"><text:span text:style-name="Source_20_Text"><text:s text:c="2"/>"filePath": "",</text:span></text:p>
          <text:p text:style-name="P188"><text:span text:style-name="Source_20_Text"><text:s text:c="2"/>"Content": "",</text:span></text:p>
          <text:p text:style-name="P188"><text:span text:style-name="Source_20_Text"><text:s text:c="2"/>"status": "failure"</text:span></text:p>
          <text:p text:style-name="P190"><text:span text:style-name="Source_20_Text">}</text:span></text:p>
        </text:list-item>
        <text:list-item>
          <text:p text:style-name="P212"><text:span text:style-name="Strong_20_Emphasis">Failure Response (Invalid Card Type):</text:span></text:p>
          <text:p text:style-name="P188"><text:span text:style-name="Source_20_Text">{</text:span></text:p>
          <text:p text:style-name="P188"><text:span text:style-name="Source_20_Text"><text:s text:c="2"/>"newDockey": "12345",</text:span></text:p>
          <text:p text:style-name="P188"><text:span text:style-name="Source_20_Text"><text:s text:c="2"/>"CardType": "Card Type is wrong",</text:span></text:p>
          <text:p text:style-name="P188"><text:span text:style-name="Source_20_Text"><text:s text:c="2"/>"filePath": "",</text:span></text:p>
          <text:p text:style-name="P188"><text:span text:style-name="Source_20_Text"><text:s text:c="2"/>"Content": "",</text:span></text:p>
          <text:p text:style-name="P188"><text:span text:style-name="Source_20_Text"><text:s text:c="2"/>"status": "failure"</text:span></text:p>
          <text:p text:style-name="P190"><text:span text:style-name="Source_20_Text">}</text:span></text:p>
        </text:list-item>
      </text:list>
      <text:p text:style-name="P215"><text:span text:style-name="Strong_20_Emphasis">Error Handling:</text:span></text:p>
      <text:list xml:id="list1747807971" text:style-name="L12">
        <text:list-item>
          <text:p text:style-name="P213"><text:span text:style-name="Strong_20_Emphasis">400 Bad Request:</text:span> If required parameters are missing or invalid.</text:p>
        </text:list-item>
        <text:list-item>
          <text:p text:style-name="P213"><text:span text:style-name="Strong_20_Emphasis">401 Unauthorized:</text:span> If the user is not authenticated.</text:p>
        </text:list-item>
        <text:list-item>
          <text:p text:style-name="P213"><text:span text:style-name="Strong_20_Emphasis">500 Internal Server Error:</text:span> If an unexpected error occurs during processing.</text:p>
        </text:list-item>
      </text:list>
      <text:p text:style-name="P215"><text:span text:style-name="Strong_20_Emphasis">Additional Notes:</text:span></text:p>
      <text:list xml:id="list1714908230" text:style-name="L13">
        <text:list-item>
          <text:p text:style-name="P214">The API validates the provided <text:span text:style-name="Source_20_Text">NewDocKey</text:span> against the <text:span text:style-name="Source_20_Text">DesignProduct</text:span> table.</text:p>
        </text:list-item>
        <text:list-item>
          <text:p text:style-name="P214">If the document is a <text:span text:style-name="Source_20_Text">Survey</text:span>, additional scoring logic is processed.</text:p>
        </text:list-item>
        <text:list-item>
          <text:p text:style-name="P214">Updates the document status upon successful migration.</text:p>
        </text:list-item>
        <text:list-item>
          <text:p text:style-name="P214">For <text:span text:style-name="Source_20_Text">Notification</text:span>, <text:span text:style-name="Source_20_Text">Email</text:span>, <text:span text:style-name="Source_20_Text">Sms</text:span>, and <text:span text:style-name="Source_20_Text">Survey</text:span>, the API processes additional survey data if present.</text:p>
        </text:list-item>
        <text:list-item>
          <text:p text:style-name="P209"><text:span text:style-name="Strong_20_Emphasis"><text:span text:style-name="T37">Returns the file path if the document type requires a downloadable file.</text:span></text:span></text:p>
        </text:list-item>
      </text:list>
      <text:p text:style-name="P199"><text:span text:style-name="T11"/></text:p>
      <text:p text:style-name="P196"><text:s/></text:p>
      <text:p text:style-name="P84"/>
      <text:p text:style-name="P163"/>
      <text:p text:style-name="P159"/>
      <text:p text:style-name="P79"><text:soft-page-break/><text:tab/></text:p>
      <text:p text:style-name="P122"/>
      <text:p text:style-name="P122"/>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Mono" svg:font-family="'DejaVu Sans Mono'"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7T17:34:49.017805586</meta:creation-date>
    <dc:date>2025-03-25T21:06:11.075663977</dc:date>
    <meta:editing-duration>PT16H27M30S</meta:editing-duration>
    <meta:editing-cycles>23</meta:editing-cycles>
    <meta:generator>LibreOffice/6.4.7.2$Linux_X86_64 LibreOffice_project/40$Build-2</meta:generator>
    <meta:document-statistic meta:table-count="0" meta:image-count="0" meta:object-count="0" meta:page-count="31" meta:paragraph-count="853" meta:word-count="5599" meta:character-count="48902" meta:non-whitespace-character-count="39595"/>
  </office:meta>
</office:document-meta>
</file>